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2.91cm"/>
    </style:style>
    <style:style style:name="Table13.B" style:family="table-column">
      <style:table-column-properties style:column-width="4.773cm"/>
    </style:style>
    <style:style style:name="Table13.C" style:family="table-column">
      <style:table-column-properties style:column-width="9.329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66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6cm" style:rel-column-width="21840*"/>
    </style:style>
    <style:style style:name="Table6.B" style:family="table-column">
      <style:table-column-properties style:column-width="5.667cm" style:rel-column-width="21847*"/>
    </style:style>
    <style:style style:name="Table6.C" style:family="table-column">
      <style:table-column-properties style:column-width="5.667cm" style:rel-column-width="218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42cm" table:align="right"/>
    </style:style>
    <style:style style:name="Table7.A" style:family="table-column">
      <style:table-column-properties style:column-width="6.893cm"/>
    </style:style>
    <style:style style:name="Table7.B" style:family="table-column">
      <style:table-column-properties style:column-width="4.382cm"/>
    </style:style>
    <style:style style:name="Table7.C" style:family="table-column">
      <style:table-column-properties style:column-width="5.66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701cm" style:rel-column-width="29687*"/>
    </style:style>
    <style:style style:name="Table8.B" style:family="table-column">
      <style:table-column-properties style:column-width="3.63cm" style:rel-column-width="13993*"/>
    </style:style>
    <style:style style:name="Table8.C" style:family="table-column">
      <style:table-column-properties style:column-width="5.669cm" style:rel-column-width="2185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.588cm"/>
    </style:style>
    <style:style style:name="Table12.B" style:family="table-column">
      <style:table-column-properties style:column-width="7.366cm"/>
    </style:style>
    <style:style style:name="Table12.C" style:family="table-column">
      <style:table-column-properties style:column-width="8.05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style:font-name="Courier New" fo:font-size="10pt" fo:language="zxx" fo:country="none" officeooo:rsid="000edcd2" officeooo:paragraph-rsid="000edcd2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line-height="100%"/>
      <style:text-properties style:font-name="Courier New" fo:font-size="8pt" fo:language="zxx" fo:country="none" officeooo:rsid="00295baf" officeooo:paragraph-rsid="00499508" style:font-size-asian="8pt" style:language-asian="zxx" style:country-asian="none" style:font-size-complex="8pt" style:language-complex="zxx" style:country-complex="none"/>
    </style:style>
    <style:style style:name="P3" style:family="paragraph" style:parent-style-name="Standard">
      <style:paragraph-properties fo:line-height="100%"/>
      <style:text-properties style:font-name="Courier New" fo:font-size="8pt" fo:language="zxx" fo:country="none" officeooo:rsid="00295baf" officeooo:paragraph-rsid="002aa1d7" style:font-size-asian="8pt" style:language-asian="zxx" style:country-asian="none" style:font-size-complex="8pt" style:language-complex="zxx" style:country-complex="none"/>
    </style:style>
    <style:style style:name="P4" style:family="paragraph" style:parent-style-name="Standard">
      <style:paragraph-properties fo:line-height="100%"/>
      <style:text-properties style:font-name="Courier New" fo:font-size="8pt" fo:language="zxx" fo:country="none" officeooo:rsid="00295baf" officeooo:paragraph-rsid="004b194e" style:font-size-asian="8pt" style:language-asian="zxx" style:country-asian="none" style:font-size-complex="8pt" style:language-complex="zxx" style:country-complex="none"/>
    </style:style>
    <style:style style:name="P5" style:family="paragraph" style:parent-style-name="Standard">
      <style:paragraph-properties fo:line-height="100%"/>
      <style:text-properties style:font-name="Courier New" fo:font-size="8pt" fo:language="zxx" fo:country="none" officeooo:rsid="00295baf" officeooo:paragraph-rsid="0342665d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paragraph-properties fo:line-height="100%"/>
      <style:text-properties style:font-name="Courier New" fo:font-size="8pt" fo:language="zxx" fo:country="none" officeooo:rsid="002c9ac1" officeooo:paragraph-rsid="002c9ac1" style:font-size-asian="8pt" style:language-asian="zxx" style:country-asian="none" style:font-size-complex="8pt" style:language-complex="zxx" style:country-complex="none"/>
    </style:style>
    <style:style style:name="P7" style:family="paragraph" style:parent-style-name="Standard">
      <style:paragraph-properties fo:line-height="100%"/>
      <style:text-properties style:font-name="Courier New" fo:font-size="8pt" fo:language="zxx" fo:country="none" officeooo:rsid="00307ace" officeooo:paragraph-rsid="00307ace" style:font-size-asian="8pt" style:language-asian="zxx" style:country-asian="none" style:font-size-complex="8pt" style:language-complex="zxx" style:country-complex="none"/>
    </style:style>
    <style:style style:name="P8" style:family="paragraph" style:parent-style-name="Standard">
      <style:paragraph-properties fo:line-height="100%"/>
      <style:text-properties style:font-name="Courier New" fo:font-size="8pt" fo:language="zxx" fo:country="none" officeooo:rsid="00307ace" officeooo:paragraph-rsid="0342665d" style:font-size-asian="8pt" style:language-asian="zxx" style:country-asian="none" style:font-size-complex="8pt" style:language-complex="zxx" style:country-complex="none"/>
    </style:style>
    <style:style style:name="P9" style:family="paragraph" style:parent-style-name="Standard">
      <style:paragraph-properties fo:line-height="100%"/>
      <style:text-properties style:font-name="Courier New" fo:font-size="8pt" fo:language="zxx" fo:country="none" officeooo:rsid="004eace4" officeooo:paragraph-rsid="004eace4" style:font-size-asian="8pt" style:language-asian="zxx" style:country-asian="none" style:font-size-complex="8pt" style:language-complex="zxx" style:country-complex="none"/>
    </style:style>
    <style:style style:name="P10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0847477" style:font-size-asian="8pt" style:language-asian="zxx" style:country-asian="none" style:font-size-complex="8pt" style:language-complex="zxx" style:country-complex="none"/>
    </style:style>
    <style:style style:name="P11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0873c9a" style:font-size-asian="8pt" style:language-asian="zxx" style:country-asian="none" style:font-size-complex="8pt" style:language-complex="zxx" style:country-complex="none"/>
    </style:style>
    <style:style style:name="P12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0df3adc" style:font-size-asian="8pt" style:language-asian="zxx" style:country-asian="none" style:font-size-complex="8pt" style:language-complex="zxx" style:country-complex="none"/>
    </style:style>
    <style:style style:name="P13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010055c" style:font-size-asian="8pt" style:language-asian="zxx" style:country-asian="none" style:font-size-complex="8pt" style:language-complex="zxx" style:country-complex="none"/>
    </style:style>
    <style:style style:name="P14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01384c2" style:font-size-asian="8pt" style:language-asian="zxx" style:country-asian="none" style:font-size-complex="8pt" style:language-complex="zxx" style:country-complex="none"/>
    </style:style>
    <style:style style:name="P15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52d42c0" style:font-size-asian="8pt" style:language-asian="zxx" style:country-asian="none" style:font-size-complex="8pt" style:language-complex="zxx" style:country-complex="none"/>
    </style:style>
    <style:style style:name="P16" style:family="paragraph" style:parent-style-name="Standard">
      <style:paragraph-properties fo:line-height="100%"/>
      <style:text-properties style:font-name="Courier New" fo:font-size="8pt" fo:language="zxx" fo:country="none" officeooo:rsid="0010055c" officeooo:paragraph-rsid="052f72ea" style:font-size-asian="8pt" style:language-asian="zxx" style:country-asian="none" style:font-size-complex="8pt" style:language-complex="zxx" style:country-complex="none"/>
    </style:style>
    <style:style style:name="P17" style:family="paragraph" style:parent-style-name="Standard">
      <style:paragraph-properties fo:line-height="100%"/>
      <style:text-properties style:font-name="Courier New" fo:font-size="8pt" fo:language="zxx" fo:country="none" officeooo:rsid="008e7417" officeooo:paragraph-rsid="008e7417" style:font-size-asian="8pt" style:language-asian="zxx" style:country-asian="none" style:font-size-complex="8pt" style:language-complex="zxx" style:country-complex="none"/>
    </style:style>
    <style:style style:name="P18" style:family="paragraph" style:parent-style-name="Standard">
      <style:paragraph-properties fo:line-height="100%"/>
      <style:text-properties style:font-name="Courier New" fo:font-size="8pt" fo:language="zxx" fo:country="none" officeooo:rsid="0095fb08" officeooo:paragraph-rsid="009dc41c" style:font-size-asian="8pt" style:language-asian="zxx" style:country-asian="none" style:font-size-complex="8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Courier New" fo:font-size="8pt" fo:language="zxx" fo:country="none" officeooo:rsid="0095fb08" officeooo:paragraph-rsid="00a2fed7" style:font-size-asian="8pt" style:language-asian="zxx" style:country-asian="none" style:font-size-complex="8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Courier New" fo:font-size="8pt" fo:language="zxx" fo:country="none" officeooo:rsid="00a73805" officeooo:paragraph-rsid="0171c5c0" style:font-size-asian="8pt" style:language-asian="zxx" style:country-asian="none" style:font-size-complex="8pt" style:language-complex="zxx" style:country-complex="none"/>
    </style:style>
    <style:style style:name="P21" style:family="paragraph" style:parent-style-name="Standard">
      <style:paragraph-properties fo:line-height="100%"/>
      <style:text-properties style:font-name="Courier New" fo:font-size="8pt" fo:language="zxx" fo:country="none" officeooo:rsid="00a9521c" officeooo:paragraph-rsid="00a9521c" style:font-size-asian="8pt" style:language-asian="zxx" style:country-asian="none" style:font-size-complex="8pt" style:language-complex="zxx" style:country-complex="none"/>
    </style:style>
    <style:style style:name="P22" style:family="paragraph" style:parent-style-name="Standard">
      <style:paragraph-properties fo:line-height="100%"/>
      <style:text-properties style:font-name="Courier New" fo:font-size="8pt" fo:language="zxx" fo:country="none" officeooo:rsid="00afc11a" officeooo:paragraph-rsid="00afc11a" style:font-size-asian="8pt" style:language-asian="zxx" style:country-asian="none" style:font-size-complex="8pt" style:language-complex="zxx" style:country-complex="none"/>
    </style:style>
    <style:style style:name="P23" style:family="paragraph" style:parent-style-name="Standard">
      <style:paragraph-properties fo:line-height="100%"/>
      <style:text-properties style:font-name="Courier New" fo:font-size="8pt" fo:language="zxx" fo:country="none" officeooo:rsid="00afc11a" officeooo:paragraph-rsid="00d00b99" style:font-size-asian="8pt" style:language-asian="zxx" style:country-asian="none" style:font-size-complex="8pt" style:language-complex="zxx" style:country-complex="none"/>
    </style:style>
    <style:style style:name="P24" style:family="paragraph" style:parent-style-name="Standard">
      <style:paragraph-properties fo:line-height="100%"/>
      <style:text-properties style:font-name="Courier New" fo:font-size="8pt" fo:language="zxx" fo:country="none" officeooo:rsid="000edcd2" officeooo:paragraph-rsid="000edcd2" style:font-size-asian="8pt" style:language-asian="zxx" style:country-asian="none" style:font-size-complex="8pt" style:language-complex="zxx" style:country-complex="none"/>
    </style:style>
    <style:style style:name="P25" style:family="paragraph" style:parent-style-name="Standard">
      <style:paragraph-properties fo:line-height="100%"/>
      <style:text-properties style:font-name="Courier New" fo:font-size="8pt" fo:language="zxx" fo:country="none" officeooo:rsid="000edcd2" officeooo:paragraph-rsid="071274f8" style:font-size-asian="8pt" style:language-asian="zxx" style:country-asian="none" style:font-size-complex="8pt" style:language-complex="zxx" style:country-complex="none"/>
    </style:style>
    <style:style style:name="P26" style:family="paragraph" style:parent-style-name="Standard">
      <style:paragraph-properties fo:line-height="100%"/>
      <style:text-properties style:font-name="Courier New" fo:font-size="8pt" fo:language="zxx" fo:country="none" style:font-size-asian="8pt" style:language-asian="zxx" style:country-asian="none" style:font-size-complex="8pt" style:language-complex="zxx" style:country-complex="none"/>
    </style:style>
    <style:style style:name="P27" style:family="paragraph" style:parent-style-name="Standard">
      <style:paragraph-properties fo:line-height="100%"/>
      <style:text-properties style:font-name="Courier New" fo:font-size="8pt" fo:language="zxx" fo:country="none" officeooo:paragraph-rsid="03a4663c" style:font-size-asian="8pt" style:language-asian="zxx" style:country-asian="none" style:font-size-complex="8pt" style:language-complex="zxx" style:country-complex="none"/>
    </style:style>
    <style:style style:name="P28" style:family="paragraph" style:parent-style-name="Standard">
      <style:paragraph-properties fo:line-height="100%"/>
      <style:text-properties style:font-name="Courier New" fo:font-size="8pt" fo:language="zxx" fo:country="none" officeooo:paragraph-rsid="03a6382c" style:font-size-asian="8pt" style:language-asian="zxx" style:country-asian="none" style:font-size-complex="8pt" style:language-complex="zxx" style:country-complex="none"/>
    </style:style>
    <style:style style:name="P29" style:family="paragraph" style:parent-style-name="Standard">
      <style:paragraph-properties fo:line-height="100%"/>
      <style:text-properties style:font-name="Courier New" fo:font-size="8pt" fo:language="zxx" fo:country="none" officeooo:rsid="001d0f0b" officeooo:paragraph-rsid="001d0f0b" style:font-size-asian="8pt" style:language-asian="zxx" style:country-asian="none" style:font-size-complex="8pt" style:language-complex="zxx" style:country-complex="none"/>
    </style:style>
    <style:style style:name="P30" style:family="paragraph" style:parent-style-name="Standard">
      <style:paragraph-properties fo:line-height="100%"/>
      <style:text-properties style:font-name="Courier New" fo:font-size="8pt" fo:language="zxx" fo:country="none" officeooo:rsid="001d0f0b" officeooo:paragraph-rsid="053919e0" style:font-size-asian="8pt" style:language-asian="zxx" style:country-asian="none" style:font-size-complex="8pt" style:language-complex="zxx" style:country-complex="none"/>
    </style:style>
    <style:style style:name="P31" style:family="paragraph" style:parent-style-name="Standard">
      <style:paragraph-properties fo:line-height="100%"/>
      <style:text-properties style:font-name="Courier New" fo:font-size="8pt" fo:language="zxx" fo:country="none" officeooo:rsid="02dbf363" officeooo:paragraph-rsid="02c496e8" style:font-size-asian="8pt" style:language-asian="zxx" style:country-asian="none" style:font-size-complex="8pt" style:language-complex="zxx" style:country-complex="none"/>
    </style:style>
    <style:style style:name="P32" style:family="paragraph" style:parent-style-name="Standard">
      <style:paragraph-properties fo:line-height="100%"/>
      <style:text-properties style:font-name="Courier New" fo:font-size="8pt" fo:language="zxx" fo:country="none" officeooo:rsid="02dbf363" officeooo:paragraph-rsid="02dbf363" style:font-size-asian="8pt" style:language-asian="zxx" style:country-asian="none" style:font-size-complex="8pt" style:language-complex="zxx" style:country-complex="none"/>
    </style:style>
    <style:style style:name="P33" style:family="paragraph" style:parent-style-name="Standard">
      <style:paragraph-properties fo:line-height="100%"/>
      <style:text-properties style:font-name="Courier New" fo:font-size="8pt" fo:language="zxx" fo:country="none" officeooo:rsid="02e74bbf" officeooo:paragraph-rsid="02e74bbf" style:font-size-asian="8pt" style:language-asian="zxx" style:country-asian="none" style:font-size-complex="8pt" style:language-complex="zxx" style:country-complex="none"/>
    </style:style>
    <style:style style:name="P34" style:family="paragraph" style:parent-style-name="Standard">
      <style:paragraph-properties fo:line-height="100%"/>
      <style:text-properties style:font-name="Courier New" fo:font-size="8pt" fo:language="zxx" fo:country="none" officeooo:rsid="02f76f2b" officeooo:paragraph-rsid="02f76f2b" style:font-size-asian="8pt" style:language-asian="zxx" style:country-asian="none" style:font-size-complex="8pt" style:language-complex="zxx" style:country-complex="none"/>
    </style:style>
    <style:style style:name="P35" style:family="paragraph" style:parent-style-name="Standard">
      <style:paragraph-properties fo:line-height="100%"/>
      <style:text-properties style:font-name="Courier New" fo:font-size="8pt" fo:language="zxx" fo:country="none" officeooo:rsid="02f987e4" officeooo:paragraph-rsid="02f987e4" style:font-size-asian="8pt" style:language-asian="zxx" style:country-asian="none" style:font-size-complex="8pt" style:language-complex="zxx" style:country-complex="none"/>
    </style:style>
    <style:style style:name="P36" style:family="paragraph" style:parent-style-name="Standard">
      <style:paragraph-properties fo:line-height="100%"/>
      <style:text-properties style:font-name="Courier New" fo:font-size="8pt" fo:language="zxx" fo:country="none" officeooo:rsid="02fafab9" officeooo:paragraph-rsid="02fafab9" style:font-size-asian="8pt" style:language-asian="zxx" style:country-asian="none" style:font-size-complex="8pt" style:language-complex="zxx" style:country-complex="none"/>
    </style:style>
    <style:style style:name="P37" style:family="paragraph" style:parent-style-name="Standard">
      <style:paragraph-properties fo:line-height="100%"/>
      <style:text-properties style:font-name="Courier New" fo:font-size="8pt" fo:language="zxx" fo:country="none" officeooo:rsid="0315c2a1" officeooo:paragraph-rsid="0315c2a1" style:font-size-asian="8pt" style:language-asian="zxx" style:country-asian="none" style:font-size-complex="8pt" style:language-complex="zxx" style:country-complex="none"/>
    </style:style>
    <style:style style:name="P38" style:family="paragraph" style:parent-style-name="Standard">
      <style:paragraph-properties fo:line-height="100%"/>
      <style:text-properties style:font-name="Courier New" fo:font-size="8pt" fo:language="zxx" fo:country="none" officeooo:rsid="0339c76b" officeooo:paragraph-rsid="0339c76b" style:font-size-asian="8pt" style:language-asian="zxx" style:country-asian="none" style:font-size-complex="8pt" style:language-complex="zxx" style:country-complex="none"/>
    </style:style>
    <style:style style:name="P39" style:family="paragraph" style:parent-style-name="Standard">
      <style:paragraph-properties fo:line-height="100%"/>
      <style:text-properties style:font-name="Courier New" fo:font-size="8pt" fo:language="zxx" fo:country="none" officeooo:rsid="033e6d89" officeooo:paragraph-rsid="033e6d89" style:font-size-asian="8pt" style:language-asian="zxx" style:country-asian="none" style:font-size-complex="8pt" style:language-complex="zxx" style:country-complex="none"/>
    </style:style>
    <style:style style:name="P40" style:family="paragraph" style:parent-style-name="Standard">
      <style:paragraph-properties fo:line-height="100%"/>
      <style:text-properties style:font-name="Courier New" fo:font-size="8pt" fo:language="zxx" fo:country="none" officeooo:rsid="03407e79" officeooo:paragraph-rsid="03407e79" style:font-size-asian="8pt" style:language-asian="zxx" style:country-asian="none" style:font-size-complex="8pt" style:language-complex="zxx" style:country-complex="none"/>
    </style:style>
    <style:style style:name="P41" style:family="paragraph" style:parent-style-name="Standard">
      <style:paragraph-properties fo:line-height="100%"/>
      <style:text-properties style:font-name="Courier New" fo:font-size="8pt" fo:language="zxx" fo:country="none" officeooo:rsid="00325de0" officeooo:paragraph-rsid="0342665d" style:font-size-asian="8pt" style:language-asian="zxx" style:country-asian="none" style:font-size-complex="8pt" style:language-complex="zxx" style:country-complex="none"/>
    </style:style>
    <style:style style:name="P42" style:family="paragraph" style:parent-style-name="Standard">
      <style:paragraph-properties fo:line-height="100%"/>
      <style:text-properties style:font-name="Courier New" fo:font-size="8pt" fo:language="zxx" fo:country="none" officeooo:rsid="03454499" officeooo:paragraph-rsid="03454499" style:font-size-asian="8pt" style:language-asian="zxx" style:country-asian="none" style:font-size-complex="8pt" style:language-complex="zxx" style:country-complex="none"/>
    </style:style>
    <style:style style:name="P43" style:family="paragraph" style:parent-style-name="Standard">
      <style:paragraph-properties fo:line-height="100%"/>
      <style:text-properties style:font-name="Courier New" fo:font-size="8pt" fo:language="zxx" fo:country="none" officeooo:rsid="02e393fe" officeooo:paragraph-rsid="0346469b" style:font-size-asian="8pt" style:language-asian="zxx" style:country-asian="none" style:font-size-complex="8pt" style:language-complex="zxx" style:country-complex="none"/>
    </style:style>
    <style:style style:name="P44" style:family="paragraph" style:parent-style-name="Standard">
      <style:paragraph-properties fo:line-height="100%"/>
      <style:text-properties style:font-name="Courier New" fo:font-size="8pt" fo:language="zxx" fo:country="none" officeooo:rsid="0346601c" officeooo:paragraph-rsid="0346601c" style:font-size-asian="8pt" style:language-asian="zxx" style:country-asian="none" style:font-size-complex="8pt" style:language-complex="zxx" style:country-complex="none"/>
    </style:style>
    <style:style style:name="P45" style:family="paragraph" style:parent-style-name="Standard">
      <style:paragraph-properties fo:line-height="100%"/>
      <style:text-properties style:font-name="Courier New" fo:font-size="8pt" fo:language="zxx" fo:country="none" officeooo:rsid="00426dd4" officeooo:paragraph-rsid="03491ad7" style:font-size-asian="8pt" style:language-asian="zxx" style:country-asian="none" style:font-size-complex="8pt" style:language-complex="zxx" style:country-complex="none"/>
    </style:style>
    <style:style style:name="P46" style:family="paragraph" style:parent-style-name="Standard">
      <style:paragraph-properties fo:line-height="100%"/>
      <style:text-properties style:font-name="Courier New" fo:font-size="8pt" fo:language="zxx" fo:country="none" officeooo:rsid="003eb357" officeooo:paragraph-rsid="03491ad7" style:font-size-asian="8pt" style:language-asian="zxx" style:country-asian="none" style:font-size-complex="8pt" style:language-complex="zxx" style:country-complex="none"/>
    </style:style>
    <style:style style:name="P47" style:family="paragraph" style:parent-style-name="Standard">
      <style:paragraph-properties fo:line-height="100%"/>
      <style:text-properties style:font-name="Courier New" fo:font-size="8pt" fo:language="zxx" fo:country="none" officeooo:rsid="005f6249" officeooo:paragraph-rsid="03557bba" style:font-size-asian="8pt" style:language-asian="zxx" style:country-asian="none" style:font-size-complex="8pt" style:language-complex="zxx" style:country-complex="none"/>
    </style:style>
    <style:style style:name="P48" style:family="paragraph" style:parent-style-name="Standard">
      <style:paragraph-properties fo:line-height="100%"/>
      <style:text-properties style:font-name="Courier New" fo:font-size="8pt" fo:language="zxx" fo:country="none" officeooo:rsid="035d3953" officeooo:paragraph-rsid="035d3953" style:font-size-asian="8pt" style:language-asian="zxx" style:country-asian="none" style:font-size-complex="8pt" style:language-complex="zxx" style:country-complex="none"/>
    </style:style>
    <style:style style:name="P49" style:family="paragraph" style:parent-style-name="Standard">
      <style:paragraph-properties fo:line-height="100%"/>
      <style:text-properties style:font-name="Courier New" fo:font-size="8pt" fo:language="zxx" fo:country="none" officeooo:rsid="0396ccc2" officeooo:paragraph-rsid="0396ccc2" style:font-size-asian="8pt" style:language-asian="zxx" style:country-asian="none" style:font-size-complex="8pt" style:language-complex="zxx" style:country-complex="none"/>
    </style:style>
    <style:style style:name="P50" style:family="paragraph" style:parent-style-name="Standard">
      <style:paragraph-properties fo:line-height="100%"/>
      <style:text-properties style:font-name="Courier New" fo:font-size="8pt" fo:language="zxx" fo:country="none" officeooo:rsid="03b0cc9e" officeooo:paragraph-rsid="03b0cc9e" style:font-size-asian="8pt" style:language-asian="zxx" style:country-asian="none" style:font-size-complex="8pt" style:language-complex="zxx" style:country-complex="none"/>
    </style:style>
    <style:style style:name="P51" style:family="paragraph" style:parent-style-name="Standard">
      <style:paragraph-properties fo:line-height="100%"/>
      <style:text-properties style:font-name="Courier New" fo:font-size="8pt" fo:language="zxx" fo:country="none" officeooo:rsid="045654f3" officeooo:paragraph-rsid="045654f3" style:font-size-asian="8pt" style:language-asian="zxx" style:country-asian="none" style:font-size-complex="8pt" style:language-complex="zxx" style:country-complex="none"/>
    </style:style>
    <style:style style:name="P52" style:family="paragraph" style:parent-style-name="Standard">
      <style:paragraph-properties fo:line-height="100%"/>
      <style:text-properties style:font-name="Courier New" fo:font-size="8pt" fo:language="zxx" fo:country="none" officeooo:rsid="046967be" officeooo:paragraph-rsid="046967be" style:font-size-asian="8pt" style:language-asian="zxx" style:country-asian="none" style:font-size-complex="8pt" style:language-complex="zxx" style:country-complex="none"/>
    </style:style>
    <style:style style:name="P53" style:family="paragraph" style:parent-style-name="Standard">
      <style:paragraph-properties fo:line-height="100%"/>
      <style:text-properties style:font-name="Courier New" fo:font-size="8pt" fo:language="zxx" fo:country="none" officeooo:rsid="053396d7" officeooo:paragraph-rsid="053396d7" style:font-size-asian="8pt" style:language-asian="zxx" style:country-asian="none" style:font-size-complex="8pt" style:language-complex="zxx" style:country-complex="none"/>
    </style:style>
    <style:style style:name="P54" style:family="paragraph" style:parent-style-name="Standard">
      <style:paragraph-properties fo:line-height="100%"/>
      <style:text-properties style:font-name="Courier New" fo:font-size="8pt" fo:language="zxx" fo:country="none" officeooo:rsid="05376b4b" officeooo:paragraph-rsid="05376b4b" style:font-size-asian="8pt" style:language-asian="zxx" style:country-asian="none" style:font-size-complex="8pt" style:language-complex="zxx" style:country-complex="none"/>
    </style:style>
    <style:style style:name="P55" style:family="paragraph" style:parent-style-name="Standard">
      <style:paragraph-properties fo:line-height="100%"/>
      <style:text-properties style:font-name="Courier New" fo:font-size="8pt" fo:language="zxx" fo:country="none" officeooo:rsid="00653ef0" officeooo:paragraph-rsid="0069e7a1" style:font-size-asian="8pt" style:language-asian="zxx" style:country-asian="none" style:font-size-complex="8pt" style:language-complex="zxx" style:country-complex="none"/>
    </style:style>
    <style:style style:name="P56" style:family="paragraph" style:parent-style-name="Standard">
      <style:paragraph-properties fo:line-height="100%"/>
      <style:text-properties style:font-name="Courier New" fo:font-size="8pt" fo:language="zxx" fo:country="none" officeooo:rsid="03323b01" officeooo:paragraph-rsid="03323b01" style:font-size-asian="8pt" style:language-asian="zxx" style:country-asian="none" style:font-size-complex="8pt" style:language-complex="zxx" style:country-complex="none"/>
    </style:style>
    <style:style style:name="P57" style:family="paragraph" style:parent-style-name="Standard">
      <style:paragraph-properties fo:line-height="100%"/>
      <style:text-properties style:font-name="Courier New" fo:font-size="8pt" fo:language="zxx" fo:country="none" officeooo:rsid="0062b5c5" officeooo:paragraph-rsid="0062b5c5" style:font-size-asian="8pt" style:language-asian="zxx" style:country-asian="none" style:font-size-complex="8pt" style:language-complex="zxx" style:country-complex="none"/>
    </style:style>
    <style:style style:name="P58" style:family="paragraph" style:parent-style-name="Standard">
      <style:paragraph-properties fo:line-height="100%"/>
      <style:text-properties style:font-name="Courier New" fo:font-size="8pt" fo:language="zxx" fo:country="none" officeooo:rsid="0075d23b" officeooo:paragraph-rsid="0075d23b" style:font-size-asian="8pt" style:language-asian="zxx" style:country-asian="none" style:font-size-complex="8pt" style:language-complex="zxx" style:country-complex="none"/>
    </style:style>
    <style:style style:name="P59" style:family="paragraph" style:parent-style-name="Standard">
      <style:paragraph-properties fo:line-height="100%"/>
      <style:text-properties style:font-name="Courier New" fo:font-size="8pt" fo:language="zxx" fo:country="none" officeooo:rsid="056ae8c6" officeooo:paragraph-rsid="056ae8c6" style:font-size-asian="8pt" style:language-asian="zxx" style:country-asian="none" style:font-size-complex="8pt" style:language-complex="zxx" style:country-complex="none"/>
    </style:style>
    <style:style style:name="P60" style:family="paragraph" style:parent-style-name="Standard">
      <style:paragraph-properties fo:line-height="100%"/>
      <style:text-properties style:font-name="Courier New" fo:font-size="8pt" fo:language="zxx" fo:country="none" officeooo:rsid="00536d0d" officeooo:paragraph-rsid="0573f15e" style:font-size-asian="8pt" style:language-asian="zxx" style:country-asian="none" style:font-size-complex="8pt" style:language-complex="zxx" style:country-complex="none"/>
    </style:style>
    <style:style style:name="P61" style:family="paragraph" style:parent-style-name="Standard">
      <style:paragraph-properties fo:line-height="100%"/>
      <style:text-properties style:font-name="Courier New" fo:font-size="8pt" fo:language="zxx" fo:country="none" officeooo:rsid="05da0046" officeooo:paragraph-rsid="05da0046" style:font-size-asian="8pt" style:language-asian="zxx" style:country-asian="none" style:font-size-complex="8pt" style:language-complex="zxx" style:country-complex="none"/>
    </style:style>
    <style:style style:name="P62" style:family="paragraph" style:parent-style-name="Standard">
      <style:paragraph-properties fo:line-height="100%"/>
      <style:text-properties style:font-name="Courier New" fo:font-size="8pt" fo:language="zxx" fo:country="none" officeooo:rsid="00b388c0" officeooo:paragraph-rsid="00b388c0" style:font-size-asian="8pt" style:language-asian="zxx" style:country-asian="none" style:font-size-complex="8pt" style:language-complex="zxx" style:country-complex="none"/>
    </style:style>
    <style:style style:name="P63" style:family="paragraph" style:parent-style-name="Standard">
      <style:paragraph-properties fo:line-height="100%"/>
      <style:text-properties style:font-name="Courier New" fo:font-size="8pt" fo:language="zxx" fo:country="none" officeooo:rsid="063473d2" officeooo:paragraph-rsid="063473d2" style:font-size-asian="8pt" style:language-asian="zxx" style:country-asian="none" style:font-size-complex="8pt" style:language-complex="zxx" style:country-complex="none"/>
    </style:style>
    <style:style style:name="P64" style:family="paragraph" style:parent-style-name="Standard">
      <style:paragraph-properties fo:line-height="100%"/>
      <style:text-properties style:font-name="Courier New" fo:font-size="8pt" fo:language="zxx" fo:country="none" officeooo:rsid="06515d4d" officeooo:paragraph-rsid="06515d4d" style:font-size-asian="8pt" style:language-asian="zxx" style:country-asian="none" style:font-size-complex="8pt" style:language-complex="zxx" style:country-complex="none"/>
    </style:style>
    <style:style style:name="P65" style:family="paragraph" style:parent-style-name="Standard">
      <style:paragraph-properties fo:line-height="100%"/>
      <style:text-properties style:font-name="Courier New" fo:font-size="8pt" fo:language="zxx" fo:country="none" officeooo:rsid="0681243a" officeooo:paragraph-rsid="0681243a" style:font-size-asian="8pt" style:language-asian="zxx" style:country-asian="none" style:font-size-complex="8pt" style:language-complex="zxx" style:country-complex="none"/>
    </style:style>
    <style:style style:name="P66" style:family="paragraph" style:parent-style-name="Standard">
      <style:paragraph-properties fo:line-height="100%"/>
      <style:text-properties style:font-name="Courier New" fo:font-size="8pt" fo:language="zxx" fo:country="none" officeooo:rsid="068355fa" officeooo:paragraph-rsid="068355fa" style:font-size-asian="8pt" style:language-asian="zxx" style:country-asian="none" style:font-size-complex="8pt" style:language-complex="zxx" style:country-complex="none"/>
    </style:style>
    <style:style style:name="P67" style:family="paragraph" style:parent-style-name="Standard">
      <style:paragraph-properties fo:line-height="100%"/>
      <style:text-properties style:font-name="Courier New" fo:font-size="8pt" fo:language="zxx" fo:country="none" officeooo:rsid="06948482" officeooo:paragraph-rsid="06948482" style:font-size-asian="8pt" style:language-asian="zxx" style:country-asian="none" style:font-size-complex="8pt" style:language-complex="zxx" style:country-complex="none"/>
    </style:style>
    <style:style style:name="P68" style:family="paragraph" style:parent-style-name="Standard">
      <style:paragraph-properties fo:line-height="100%"/>
      <style:text-properties style:font-name="Courier New" fo:font-size="8pt" fo:language="zxx" fo:country="none" officeooo:rsid="069ea971" officeooo:paragraph-rsid="069ea971" style:font-size-asian="8pt" style:language-asian="zxx" style:country-asian="none" style:font-size-complex="8pt" style:language-complex="zxx" style:country-complex="none"/>
    </style:style>
    <style:style style:name="P69" style:family="paragraph" style:parent-style-name="Standard">
      <style:paragraph-properties fo:line-height="100%"/>
      <style:text-properties style:font-name="Courier New" fo:font-size="8pt" fo:language="zxx" fo:country="none" officeooo:rsid="06cc2679" officeooo:paragraph-rsid="06cc2679" style:font-size-asian="8pt" style:language-asian="zxx" style:country-asian="none" style:font-size-complex="8pt" style:language-complex="zxx" style:country-complex="none"/>
    </style:style>
    <style:style style:name="P70" style:family="paragraph" style:parent-style-name="Standard">
      <style:paragraph-properties fo:line-height="100%"/>
      <style:text-properties style:font-name="Courier New" fo:font-size="8pt" fo:language="zxx" fo:country="none" officeooo:rsid="00542188" officeooo:paragraph-rsid="00542188" style:font-size-asian="8pt" style:language-asian="zxx" style:country-asian="none" style:font-size-complex="8pt" style:language-complex="zxx" style:country-complex="none"/>
    </style:style>
    <style:style style:name="P71" style:family="paragraph" style:parent-style-name="Standard">
      <style:paragraph-properties fo:line-height="100%"/>
      <style:text-properties style:font-name="Courier New" fo:font-size="8pt" fo:language="zxx" fo:country="none" officeooo:rsid="06ee9569" officeooo:paragraph-rsid="00542188" style:font-size-asian="8pt" style:language-asian="zxx" style:country-asian="none" style:font-size-complex="8pt" style:language-complex="zxx" style:country-complex="none"/>
    </style:style>
    <style:style style:name="P72" style:family="paragraph" style:parent-style-name="Standard">
      <style:paragraph-properties fo:line-height="100%"/>
      <style:text-properties style:font-name="Courier New" fo:font-size="8pt" fo:language="zxx" fo:country="none" officeooo:rsid="06ee9569" officeooo:paragraph-rsid="06ee9569" style:font-size-asian="8pt" style:language-asian="zxx" style:country-asian="none" style:font-size-complex="8pt" style:language-complex="zxx" style:country-complex="none"/>
    </style:style>
    <style:style style:name="P73" style:family="paragraph" style:parent-style-name="Standard">
      <style:paragraph-properties fo:line-height="100%"/>
      <style:text-properties style:font-name="Courier New" fo:font-size="8pt" fo:language="zxx" fo:country="none" officeooo:rsid="06f8c674" officeooo:paragraph-rsid="06f8c674" style:font-size-asian="8pt" style:language-asian="zxx" style:country-asian="none" style:font-size-complex="8pt" style:language-complex="zxx" style:country-complex="none"/>
    </style:style>
    <style:style style:name="P74" style:family="paragraph" style:parent-style-name="Standard">
      <style:paragraph-properties fo:line-height="100%"/>
      <style:text-properties style:font-name="Courier New" fo:font-size="7pt" fo:language="zxx" fo:country="none" officeooo:rsid="001d0f0b" officeooo:paragraph-rsid="00df3adc" style:font-size-asian="7pt" style:language-asian="zxx" style:country-asian="none" style:font-size-complex="7pt" style:language-complex="zxx" style:country-complex="none"/>
    </style:style>
    <style:style style:name="P75" style:family="paragraph" style:parent-style-name="Standard">
      <style:paragraph-properties fo:line-height="100%"/>
      <style:text-properties style:font-name="Courier New" fo:font-size="7pt" fo:language="zxx" fo:country="none" officeooo:rsid="001d0f0b" officeooo:paragraph-rsid="05ffbbe7" style:font-size-asian="7pt" style:language-asian="zxx" style:country-asian="none" style:font-size-complex="7pt" style:language-complex="zxx" style:country-complex="none"/>
    </style:style>
    <style:style style:name="P76" style:family="paragraph" style:parent-style-name="Standard">
      <style:paragraph-properties fo:line-height="100%"/>
      <style:text-properties style:font-name="Courier New" fo:font-size="7pt" fo:language="zxx" fo:country="none" officeooo:rsid="001d0f0b" officeooo:paragraph-rsid="0602b48e" style:font-size-asian="7pt" style:language-asian="zxx" style:country-asian="none" style:font-size-complex="7pt" style:language-complex="zxx" style:country-complex="none"/>
    </style:style>
    <style:style style:name="P77" style:family="paragraph" style:parent-style-name="Standard">
      <style:paragraph-properties fo:line-height="100%"/>
      <style:text-properties style:font-name="Courier New" fo:font-size="7pt" fo:language="zxx" fo:country="none" officeooo:rsid="001d0f0b" officeooo:paragraph-rsid="0602e05b" style:font-size-asian="7pt" style:language-asian="zxx" style:country-asian="none" style:font-size-complex="7pt" style:language-complex="zxx" style:country-complex="none"/>
    </style:style>
    <style:style style:name="P78" style:family="paragraph" style:parent-style-name="Standard">
      <style:paragraph-properties fo:line-height="100%"/>
      <style:text-properties style:font-name="Courier New" fo:language="zxx" fo:country="none" officeooo:rsid="001d0f0b" officeooo:paragraph-rsid="00df3adc" style:language-asian="zxx" style:country-asian="none" style:language-complex="zxx" style:country-complex="none"/>
    </style:style>
    <style:style style:name="P79" style:family="paragraph" style:parent-style-name="Standard">
      <style:paragraph-properties fo:line-height="100%"/>
      <style:text-properties style:font-name="Courier New" fo:language="zxx" fo:country="none" officeooo:rsid="001d0f0b" officeooo:paragraph-rsid="001d0f0b" style:language-asian="zxx" style:country-asian="none" style:language-complex="zxx" style:country-complex="none"/>
    </style:style>
    <style:style style:name="P80" style:family="paragraph" style:parent-style-name="Standard">
      <style:paragraph-properties fo:line-height="100%"/>
      <style:text-properties fo:language="zxx" fo:country="none" officeooo:rsid="0010055c" officeooo:paragraph-rsid="0010055c" style:language-asian="zxx" style:country-asian="none" style:language-complex="zxx" style:country-complex="none"/>
    </style:style>
    <style:style style:name="P81" style:family="paragraph" style:parent-style-name="Standard">
      <style:paragraph-properties fo:line-height="100%"/>
      <style:text-properties fo:language="zxx" fo:country="none" officeooo:paragraph-rsid="00847477" style:language-asian="zxx" style:country-asian="none" style:language-complex="zxx" style:country-complex="none"/>
    </style:style>
    <style:style style:name="P82" style:family="paragraph" style:parent-style-name="Standard">
      <style:paragraph-properties fo:line-height="100%"/>
      <style:text-properties fo:language="zxx" fo:country="none" officeooo:paragraph-rsid="00203ead" style:language-asian="zxx" style:country-asian="none" style:language-complex="zxx" style:country-complex="none"/>
    </style:style>
    <style:style style:name="P83" style:family="paragraph" style:parent-style-name="Standard">
      <style:paragraph-properties fo:line-height="100%"/>
      <style:text-properties fo:language="zxx" fo:country="none" officeooo:paragraph-rsid="001d0f0b" style:language-asian="zxx" style:country-asian="none" style:language-complex="zxx" style:country-complex="none"/>
    </style:style>
    <style:style style:name="P84" style:family="paragraph" style:parent-style-name="Standard">
      <style:paragraph-properties fo:line-height="100%"/>
      <style:text-properties fo:language="zxx" fo:country="none" officeooo:paragraph-rsid="001384c2" style:language-asian="zxx" style:country-asian="none" style:language-complex="zxx" style:country-complex="none"/>
    </style:style>
    <style:style style:name="P85" style:family="paragraph" style:parent-style-name="Standard">
      <style:paragraph-properties fo:line-height="100%"/>
      <style:text-properties fo:language="zxx" fo:country="none" officeooo:paragraph-rsid="0010055c" style:language-asian="zxx" style:country-asian="none" style:language-complex="zxx" style:country-complex="none"/>
    </style:style>
    <style:style style:name="P86" style:family="paragraph" style:parent-style-name="Standard">
      <style:paragraph-properties fo:line-height="100%"/>
      <style:text-properties fo:language="zxx" fo:country="none" officeooo:paragraph-rsid="00df3adc" style:language-asian="zxx" style:country-asian="none" style:language-complex="zxx" style:country-complex="none"/>
    </style:style>
    <style:style style:name="P87" style:family="paragraph" style:parent-style-name="Standard">
      <style:paragraph-properties fo:line-height="100%" fo:text-align="justify" style:justify-single-word="false"/>
      <style:text-properties officeooo:rsid="00e286d3" officeooo:paragraph-rsid="00e286d3"/>
    </style:style>
    <style:style style:name="P88" style:family="paragraph" style:parent-style-name="Standard">
      <style:text-properties officeooo:paragraph-rsid="01dc569b"/>
    </style:style>
    <style:style style:name="P89" style:family="paragraph" style:parent-style-name="Standard">
      <style:text-properties officeooo:rsid="039c1643" officeooo:paragraph-rsid="039c1643"/>
    </style:style>
    <style:style style:name="P90" style:family="paragraph" style:parent-style-name="Standard">
      <style:paragraph-properties fo:line-height="100%"/>
      <style:text-properties officeooo:rsid="053396d7" officeooo:paragraph-rsid="0534887e"/>
    </style:style>
    <style:style style:name="P91" style:family="paragraph" style:parent-style-name="Standard">
      <style:paragraph-properties fo:line-height="100%" fo:text-align="justify" style:justify-single-word="false"/>
      <style:text-properties officeooo:rsid="042ac3c9" officeooo:paragraph-rsid="042ac3c9"/>
    </style:style>
    <style:style style:name="P92" style:family="paragraph" style:parent-style-name="Standard">
      <style:paragraph-properties fo:line-height="100%"/>
      <style:text-properties fo:color="#000000" style:font-name="Courier New" fo:font-size="7pt" fo:language="zxx" fo:country="none" fo:font-weight="normal" officeooo:rsid="001d0f0b" officeooo:paragraph-rsid="05ffbbe7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officeooo:rsid="03b2fae9" officeooo:paragraph-rsid="05c5fe6b"/>
    </style:style>
    <style:style style:name="P94" style:family="paragraph" style:parent-style-name="Standard">
      <style:paragraph-properties fo:line-height="100%"/>
      <style:text-properties fo:font-size="8pt" fo:language="zxx" fo:country="none" officeooo:rsid="00295baf" officeooo:paragraph-rsid="002aa1d7" style:font-size-asian="8pt" style:language-asian="zxx" style:country-asian="none" style:font-size-complex="8pt" style:language-complex="zxx" style:country-complex="none"/>
    </style:style>
    <style:style style:name="P95" style:family="paragraph" style:parent-style-name="Standard">
      <style:paragraph-properties fo:line-height="100%" fo:text-align="justify" style:justify-single-word="false"/>
      <style:text-properties officeooo:rsid="010adbfe" officeooo:paragraph-rsid="05c5fe6b"/>
    </style:style>
    <style:style style:name="P96" style:family="paragraph" style:parent-style-name="Text_20_body">
      <style:paragraph-properties fo:line-height="100%"/>
      <style:text-properties fo:language="zxx" fo:country="none" officeooo:rsid="00109bd0" officeooo:paragraph-rsid="00109bd0" style:language-asian="zxx" style:country-asian="none" style:language-complex="zxx" style:country-complex="none"/>
    </style:style>
    <style:style style:name="P97" style:family="paragraph" style:parent-style-name="Text_20_body">
      <style:paragraph-properties fo:line-height="100%"/>
      <style:text-properties fo:language="zxx" fo:country="none" officeooo:rsid="00109bd0" officeooo:paragraph-rsid="00203ead" style:language-asian="zxx" style:country-asian="none" style:language-complex="zxx" style:country-complex="none"/>
    </style:style>
    <style:style style:name="P98" style:family="paragraph" style:parent-style-name="Text_20_body">
      <style:paragraph-properties fo:line-height="100%"/>
      <style:text-properties fo:language="zxx" fo:country="none" officeooo:rsid="00847477" officeooo:paragraph-rsid="00847477" style:language-asian="zxx" style:country-asian="none" style:language-complex="zxx" style:country-complex="none"/>
    </style:style>
    <style:style style:name="P99" style:family="paragraph" style:parent-style-name="Text_20_body">
      <style:paragraph-properties fo:line-height="100%"/>
      <style:text-properties fo:language="zxx" fo:country="none" officeooo:rsid="00ed90c8" officeooo:paragraph-rsid="00ed90c8" style:language-asian="zxx" style:country-asian="none" style:language-complex="zxx" style:country-complex="none"/>
    </style:style>
    <style:style style:name="P100" style:family="paragraph" style:parent-style-name="Text_20_body">
      <style:paragraph-properties fo:line-height="100%" fo:text-align="justify" style:justify-single-word="false"/>
      <style:text-properties fo:language="zxx" fo:country="none" officeooo:rsid="013e8fbe" officeooo:paragraph-rsid="013e8fbe" style:language-asian="zxx" style:country-asian="none" style:language-complex="zxx" style:country-complex="none"/>
    </style:style>
    <style:style style:name="P101" style:family="paragraph" style:parent-style-name="Text_20_body">
      <style:paragraph-properties fo:line-height="100%"/>
      <style:text-properties style:font-name="Courier New" fo:language="zxx" fo:country="none" fo:font-weight="bold" officeooo:rsid="0010055c" style:language-asian="zxx" style:country-asian="none" style:font-weight-asian="bold" style:language-complex="zxx" style:country-complex="none" style:font-weight-complex="bold"/>
    </style:style>
    <style:style style:name="P102" style:family="paragraph" style:parent-style-name="Text_20_body">
      <style:paragraph-properties fo:line-height="100%" fo:text-align="justify" style:justify-single-word="false"/>
      <style:text-properties fo:color="#000000" style:font-name="Courier New" fo:font-size="8pt" fo:font-weight="normal" officeooo:rsid="0444033a" officeooo:paragraph-rsid="05140757" style:font-size-asian="8pt" style:font-weight-asian="normal" style:font-size-complex="8pt" style:font-weight-complex="normal"/>
    </style:style>
    <style:style style:name="P103" style:family="paragraph" style:parent-style-name="Text_20_body">
      <style:text-properties officeooo:rsid="070f9b8e" officeooo:paragraph-rsid="070f9b8e"/>
    </style:style>
    <style:style style:name="P104" style:family="paragraph" style:parent-style-name="Text_20_body">
      <style:text-properties style:font-name="Liberation Serif" fo:language="zxx" fo:country="none" fo:font-weight="normal" officeooo:rsid="041d3407" officeooo:paragraph-rsid="041d3407" style:language-asian="zxx" style:country-asian="none" style:font-weight-asian="normal" style:language-complex="zxx" style:country-complex="none" style:font-weight-complex="normal"/>
    </style:style>
    <style:style style:name="P105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847477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6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df3ad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7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2aa1d7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8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203ea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9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1d0f0b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0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1384c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1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10055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2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00edcd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3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00edcd2" officeooo:paragraph-rsid="071448a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4" style:family="paragraph" style:parent-style-name="Table_20_Contents">
      <style:paragraph-properties fo:line-height="100%"/>
      <style:text-properties style:font-name="Courier New" fo:font-size="8pt" fo:language="zxx" fo:country="none" fo:font-weight="bold" officeooo:rsid="04c069f5" officeooo:paragraph-rsid="04c069f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5" style:family="paragraph" style:parent-style-name="Table_20_Contents">
      <style:paragraph-properties fo:line-height="100%"/>
      <style:text-properties style:font-name="Courier New" fo:font-size="8pt" fo:language="zxx" fo:country="none" officeooo:rsid="001384c2" officeooo:paragraph-rsid="00847477" style:font-size-asian="8pt" style:language-asian="zxx" style:country-asian="none" style:font-size-complex="8pt" style:language-complex="zxx" style:country-complex="none"/>
    </style:style>
    <style:style style:name="P116" style:family="paragraph" style:parent-style-name="Table_20_Contents">
      <style:paragraph-properties fo:line-height="100%"/>
      <style:text-properties style:font-name="Courier New" fo:font-size="8pt" fo:language="zxx" fo:country="none" officeooo:rsid="001384c2" officeooo:paragraph-rsid="001384c2" style:font-size-asian="8pt" style:language-asian="zxx" style:country-asian="none" style:font-size-complex="8pt" style:language-complex="zxx" style:country-complex="none"/>
    </style:style>
    <style:style style:name="P117" style:family="paragraph" style:parent-style-name="Table_20_Contents">
      <style:paragraph-properties fo:line-height="100%"/>
      <style:text-properties style:font-name="Courier New" fo:font-size="8pt" fo:language="zxx" fo:country="none" officeooo:rsid="0010055c" officeooo:paragraph-rsid="00847477" style:font-size-asian="8pt" style:language-asian="zxx" style:country-asian="none" style:font-size-complex="8pt" style:language-complex="zxx" style:country-complex="none"/>
    </style:style>
    <style:style style:name="P118" style:family="paragraph" style:parent-style-name="Table_20_Contents">
      <style:paragraph-properties fo:line-height="100%"/>
      <style:text-properties style:font-name="Courier New" fo:font-size="8pt" fo:language="zxx" fo:country="none" officeooo:rsid="0010055c" officeooo:paragraph-rsid="00df3adc" style:font-size-asian="8pt" style:language-asian="zxx" style:country-asian="none" style:font-size-complex="8pt" style:language-complex="zxx" style:country-complex="none"/>
    </style:style>
    <style:style style:name="P119" style:family="paragraph" style:parent-style-name="Table_20_Contents">
      <style:paragraph-properties fo:line-height="100%"/>
      <style:text-properties style:font-name="Courier New" fo:font-size="8pt" fo:language="zxx" fo:country="none" officeooo:rsid="0010055c" officeooo:paragraph-rsid="0010055c" style:font-size-asian="8pt" style:language-asian="zxx" style:country-asian="none" style:font-size-complex="8pt" style:language-complex="zxx" style:country-complex="none"/>
    </style:style>
    <style:style style:name="P120" style:family="paragraph" style:parent-style-name="Table_20_Contents">
      <style:paragraph-properties fo:line-height="100%"/>
      <style:text-properties style:font-name="Courier New" fo:font-size="8pt" fo:language="zxx" fo:country="none" officeooo:rsid="0010055c" officeooo:paragraph-rsid="001384c2" style:font-size-asian="8pt" style:language-asian="zxx" style:country-asian="none" style:font-size-complex="8pt" style:language-complex="zxx" style:country-complex="none"/>
    </style:style>
    <style:style style:name="P121" style:family="paragraph" style:parent-style-name="Table_20_Contents">
      <style:paragraph-properties fo:line-height="100%"/>
      <style:text-properties style:font-name="Courier New" fo:font-size="8pt" fo:language="zxx" fo:country="none" officeooo:rsid="000edcd2" officeooo:paragraph-rsid="00847477" style:font-size-asian="8pt" style:language-asian="zxx" style:country-asian="none" style:font-size-complex="8pt" style:language-complex="zxx" style:country-complex="none"/>
    </style:style>
    <style:style style:name="P122" style:family="paragraph" style:parent-style-name="Table_20_Contents">
      <style:paragraph-properties fo:line-height="100%"/>
      <style:text-properties style:font-name="Courier New" fo:font-size="8pt" fo:language="zxx" fo:country="none" officeooo:rsid="000edcd2" officeooo:paragraph-rsid="00df3adc" style:font-size-asian="8pt" style:language-asian="zxx" style:country-asian="none" style:font-size-complex="8pt" style:language-complex="zxx" style:country-complex="none"/>
    </style:style>
    <style:style style:name="P123" style:family="paragraph" style:parent-style-name="Table_20_Contents">
      <style:paragraph-properties fo:line-height="100%"/>
      <style:text-properties style:font-name="Courier New" fo:font-size="8pt" fo:language="zxx" fo:country="none" officeooo:rsid="000edcd2" officeooo:paragraph-rsid="0010055c" style:font-size-asian="8pt" style:language-asian="zxx" style:country-asian="none" style:font-size-complex="8pt" style:language-complex="zxx" style:country-complex="none"/>
    </style:style>
    <style:style style:name="P124" style:family="paragraph" style:parent-style-name="Table_20_Contents">
      <style:paragraph-properties fo:line-height="100%"/>
      <style:text-properties style:font-name="Courier New" fo:font-size="8pt" fo:language="zxx" fo:country="none" officeooo:rsid="000edcd2" officeooo:paragraph-rsid="001384c2" style:font-size-asian="8pt" style:language-asian="zxx" style:country-asian="none" style:font-size-complex="8pt" style:language-complex="zxx" style:country-complex="none"/>
    </style:style>
    <style:style style:name="P125" style:family="paragraph" style:parent-style-name="Table_20_Contents">
      <style:paragraph-properties fo:line-height="100%"/>
      <style:text-properties style:font-name="Courier New" fo:font-size="8pt" fo:language="zxx" fo:country="none" officeooo:rsid="000edcd2" officeooo:paragraph-rsid="000edcd2" style:font-size-asian="8pt" style:language-asian="zxx" style:country-asian="none" style:font-size-complex="8pt" style:language-complex="zxx" style:country-complex="none"/>
    </style:style>
    <style:style style:name="P126" style:family="paragraph" style:parent-style-name="Table_20_Contents">
      <style:paragraph-properties fo:line-height="100%"/>
      <style:text-properties style:font-name="Courier New" fo:font-size="8pt" fo:language="zxx" fo:country="none" officeooo:rsid="000edcd2" officeooo:paragraph-rsid="071448a5" style:font-size-asian="8pt" style:language-asian="zxx" style:country-asian="none" style:font-size-complex="8pt" style:language-complex="zxx" style:country-complex="none"/>
    </style:style>
    <style:style style:name="P127" style:family="paragraph" style:parent-style-name="Table_20_Contents">
      <style:paragraph-properties fo:line-height="100%"/>
      <style:text-properties style:font-name="Courier New" fo:font-size="8pt" fo:language="zxx" fo:country="none" officeooo:rsid="002aa1d7" officeooo:paragraph-rsid="008bf2de" style:font-size-asian="8pt" style:language-asian="zxx" style:country-asian="none" style:font-size-complex="8pt" style:language-complex="zxx" style:country-complex="none"/>
    </style:style>
    <style:style style:name="P128" style:family="paragraph" style:parent-style-name="Table_20_Contents">
      <style:paragraph-properties fo:line-height="100%"/>
      <style:text-properties style:font-name="Courier New" fo:font-size="8pt" fo:language="zxx" fo:country="none" officeooo:rsid="002aa1d7" officeooo:paragraph-rsid="002aa1d7" style:font-size-asian="8pt" style:language-asian="zxx" style:country-asian="none" style:font-size-complex="8pt" style:language-complex="zxx" style:country-complex="none"/>
    </style:style>
    <style:style style:name="P129" style:family="paragraph" style:parent-style-name="Table_20_Contents">
      <style:paragraph-properties fo:line-height="100%"/>
      <style:text-properties style:font-name="Courier New" fo:font-size="8pt" fo:language="zxx" fo:country="none" officeooo:rsid="008e7417" officeooo:paragraph-rsid="008e7417" style:font-size-asian="8pt" style:language-asian="zxx" style:country-asian="none" style:font-size-complex="8pt" style:language-complex="zxx" style:country-complex="none"/>
    </style:style>
    <style:style style:name="P130" style:family="paragraph" style:parent-style-name="Table_20_Contents">
      <style:paragraph-properties fo:line-height="100%"/>
      <style:text-properties style:font-name="Courier New" fo:font-size="8pt" fo:language="zxx" fo:country="none" officeooo:rsid="00a087ae" officeooo:paragraph-rsid="00a087ae" style:font-size-asian="8pt" style:language-asian="zxx" style:country-asian="none" style:font-size-complex="8pt" style:language-complex="zxx" style:country-complex="none"/>
    </style:style>
    <style:style style:name="P131" style:family="paragraph" style:parent-style-name="Table_20_Contents">
      <style:paragraph-properties fo:line-height="100%"/>
      <style:text-properties style:font-name="Courier New" fo:font-size="8pt" fo:language="zxx" fo:country="none" officeooo:rsid="00a2fed7" officeooo:paragraph-rsid="00a2fed7" style:font-size-asian="8pt" style:language-asian="zxx" style:country-asian="none" style:font-size-complex="8pt" style:language-complex="zxx" style:country-complex="none"/>
    </style:style>
    <style:style style:name="P132" style:family="paragraph" style:parent-style-name="Table_20_Contents">
      <style:paragraph-properties fo:line-height="100%"/>
      <style:text-properties style:font-name="Courier New" fo:font-size="8pt" fo:language="zxx" fo:country="none" officeooo:rsid="00a73805" officeooo:paragraph-rsid="00a73805" style:font-size-asian="8pt" style:language-asian="zxx" style:country-asian="none" style:font-size-complex="8pt" style:language-complex="zxx" style:country-complex="none"/>
    </style:style>
    <style:style style:name="P133" style:family="paragraph" style:parent-style-name="Table_20_Contents">
      <style:paragraph-properties fo:line-height="100%"/>
      <style:text-properties style:font-name="Courier New" fo:font-size="8pt" fo:language="zxx" fo:country="none" officeooo:rsid="00ab93a9" officeooo:paragraph-rsid="00ab93a9" style:font-size-asian="8pt" style:language-asian="zxx" style:country-asian="none" style:font-size-complex="8pt" style:language-complex="zxx" style:country-complex="none"/>
    </style:style>
    <style:style style:name="P134" style:family="paragraph" style:parent-style-name="Table_20_Contents">
      <style:paragraph-properties fo:line-height="100%"/>
      <style:text-properties style:font-name="Courier New" fo:font-size="8pt" fo:language="zxx" fo:country="none" officeooo:rsid="00aff23d" officeooo:paragraph-rsid="00aff23d" style:font-size-asian="8pt" style:language-asian="zxx" style:country-asian="none" style:font-size-complex="8pt" style:language-complex="zxx" style:country-complex="none"/>
    </style:style>
    <style:style style:name="P135" style:family="paragraph" style:parent-style-name="Table_20_Contents">
      <style:paragraph-properties fo:line-height="100%"/>
      <style:text-properties style:font-name="Courier New" fo:font-size="8pt" fo:language="zxx" fo:country="none" officeooo:rsid="00b09878" officeooo:paragraph-rsid="00b09878" style:font-size-asian="8pt" style:language-asian="zxx" style:country-asian="none" style:font-size-complex="8pt" style:language-complex="zxx" style:country-complex="none"/>
    </style:style>
    <style:style style:name="P136" style:family="paragraph" style:parent-style-name="Table_20_Contents">
      <style:paragraph-properties fo:line-height="100%"/>
      <style:text-properties style:font-name="Courier New" fo:font-size="8pt" fo:language="zxx" fo:country="none" officeooo:rsid="00d1c8e6" officeooo:paragraph-rsid="00d1c8e6" style:font-size-asian="8pt" style:language-asian="zxx" style:country-asian="none" style:font-size-complex="8pt" style:language-complex="zxx" style:country-complex="none"/>
    </style:style>
    <style:style style:name="P137" style:family="paragraph" style:parent-style-name="Table_20_Contents">
      <style:paragraph-properties fo:line-height="100%"/>
      <style:text-properties style:font-name="Courier New" fo:font-size="8pt" fo:language="zxx" fo:country="none" officeooo:rsid="00d490cb" officeooo:paragraph-rsid="00d490cb" style:font-size-asian="8pt" style:language-asian="zxx" style:country-asian="none" style:font-size-complex="8pt" style:language-complex="zxx" style:country-complex="none"/>
    </style:style>
    <style:style style:name="P138" style:family="paragraph" style:parent-style-name="Table_20_Contents">
      <style:paragraph-properties fo:line-height="100%"/>
      <style:text-properties style:font-name="Courier New" fo:font-size="8pt" fo:language="zxx" fo:country="none" officeooo:rsid="0023fd3b" officeooo:paragraph-rsid="002aa1d7" style:font-size-asian="8pt" style:language-asian="zxx" style:country-asian="none" style:font-size-complex="8pt" style:language-complex="zxx" style:country-complex="none"/>
    </style:style>
    <style:style style:name="P139" style:family="paragraph" style:parent-style-name="Table_20_Contents">
      <style:paragraph-properties fo:line-height="100%"/>
      <style:text-properties style:font-name="Courier New" fo:font-size="8pt" fo:language="zxx" fo:country="none" officeooo:rsid="002c9ac1" officeooo:paragraph-rsid="002c9ac1" style:font-size-asian="8pt" style:language-asian="zxx" style:country-asian="none" style:font-size-complex="8pt" style:language-complex="zxx" style:country-complex="none"/>
    </style:style>
    <style:style style:name="P140" style:family="paragraph" style:parent-style-name="Table_20_Contents">
      <style:paragraph-properties fo:line-height="100%"/>
      <style:text-properties style:font-name="Courier New" fo:font-size="8pt" fo:language="zxx" fo:country="none" officeooo:rsid="002e85ce" officeooo:paragraph-rsid="002e85ce" style:font-size-asian="8pt" style:language-asian="zxx" style:country-asian="none" style:font-size-complex="8pt" style:language-complex="zxx" style:country-complex="none"/>
    </style:style>
    <style:style style:name="P141" style:family="paragraph" style:parent-style-name="Table_20_Contents">
      <style:paragraph-properties fo:line-height="100%"/>
      <style:text-properties style:font-name="Courier New" fo:font-size="8pt" fo:language="zxx" fo:country="none" officeooo:rsid="00307ace" officeooo:paragraph-rsid="00307ace" style:font-size-asian="8pt" style:language-asian="zxx" style:country-asian="none" style:font-size-complex="8pt" style:language-complex="zxx" style:country-complex="none"/>
    </style:style>
    <style:style style:name="P142" style:family="paragraph" style:parent-style-name="Table_20_Contents">
      <style:paragraph-properties fo:line-height="100%"/>
      <style:text-properties style:font-name="Courier New" fo:font-size="8pt" fo:language="zxx" fo:country="none" officeooo:rsid="004eace4" officeooo:paragraph-rsid="004eace4" style:font-size-asian="8pt" style:language-asian="zxx" style:country-asian="none" style:font-size-complex="8pt" style:language-complex="zxx" style:country-complex="none"/>
    </style:style>
    <style:style style:name="P143" style:family="paragraph" style:parent-style-name="Table_20_Contents">
      <style:paragraph-properties fo:line-height="100%"/>
      <style:text-properties style:font-name="Courier New" fo:font-size="8pt" fo:language="zxx" fo:country="none" officeooo:rsid="00542188" officeooo:paragraph-rsid="00542188" style:font-size-asian="8pt" style:language-asian="zxx" style:country-asian="none" style:font-size-complex="8pt" style:language-complex="zxx" style:country-complex="none"/>
    </style:style>
    <style:style style:name="P144" style:family="paragraph" style:parent-style-name="Table_20_Contents">
      <style:paragraph-properties fo:line-height="100%"/>
      <style:text-properties style:font-name="Courier New" fo:font-size="8pt" fo:language="zxx" fo:country="none" officeooo:rsid="005f6249" officeooo:paragraph-rsid="005f6249" style:font-size-asian="8pt" style:language-asian="zxx" style:country-asian="none" style:font-size-complex="8pt" style:language-complex="zxx" style:country-complex="none"/>
    </style:style>
    <style:style style:name="P145" style:family="paragraph" style:parent-style-name="Table_20_Contents">
      <style:paragraph-properties fo:line-height="100%"/>
      <style:text-properties style:font-name="Courier New" fo:font-size="8pt" fo:language="zxx" fo:country="none" officeooo:rsid="02ea832d" officeooo:paragraph-rsid="02ea832d" style:font-size-asian="8pt" style:language-asian="zxx" style:country-asian="none" style:font-size-complex="8pt" style:language-complex="zxx" style:country-complex="none"/>
    </style:style>
    <style:style style:name="P146" style:family="paragraph" style:parent-style-name="Table_20_Contents">
      <style:paragraph-properties fo:line-height="100%"/>
      <style:text-properties style:font-name="Courier New" fo:font-size="8pt" fo:language="zxx" fo:country="none" officeooo:rsid="02ef5b90" officeooo:paragraph-rsid="02ef5b90" style:font-size-asian="8pt" style:language-asian="zxx" style:country-asian="none" style:font-size-complex="8pt" style:language-complex="zxx" style:country-complex="none"/>
    </style:style>
    <style:style style:name="P147" style:family="paragraph" style:parent-style-name="Table_20_Contents">
      <style:paragraph-properties fo:line-height="100%"/>
      <style:text-properties style:font-name="Courier New" fo:font-size="8pt" fo:language="zxx" fo:country="none" officeooo:rsid="02ef5b90" officeooo:paragraph-rsid="02f4e0b9" style:font-size-asian="8pt" style:language-asian="zxx" style:country-asian="none" style:font-size-complex="8pt" style:language-complex="zxx" style:country-complex="none"/>
    </style:style>
    <style:style style:name="P148" style:family="paragraph" style:parent-style-name="Table_20_Contents">
      <style:paragraph-properties fo:line-height="100%"/>
      <style:text-properties style:font-name="Courier New" fo:font-size="8pt" fo:language="zxx" fo:country="none" officeooo:rsid="02ef5b90" officeooo:paragraph-rsid="02f8be9f" style:font-size-asian="8pt" style:language-asian="zxx" style:country-asian="none" style:font-size-complex="8pt" style:language-complex="zxx" style:country-complex="none"/>
    </style:style>
    <style:style style:name="P149" style:family="paragraph" style:parent-style-name="Table_20_Contents">
      <style:paragraph-properties fo:line-height="100%"/>
      <style:text-properties style:font-name="Courier New" fo:font-size="8pt" fo:language="zxx" fo:country="none" officeooo:rsid="02ef5b90" officeooo:paragraph-rsid="02f987e4" style:font-size-asian="8pt" style:language-asian="zxx" style:country-asian="none" style:font-size-complex="8pt" style:language-complex="zxx" style:country-complex="none"/>
    </style:style>
    <style:style style:name="P150" style:family="paragraph" style:parent-style-name="Table_20_Contents">
      <style:paragraph-properties fo:line-height="100%"/>
      <style:text-properties style:font-name="Courier New" fo:font-size="8pt" fo:language="zxx" fo:country="none" officeooo:rsid="02ef5b90" officeooo:paragraph-rsid="02fafab9" style:font-size-asian="8pt" style:language-asian="zxx" style:country-asian="none" style:font-size-complex="8pt" style:language-complex="zxx" style:country-complex="none"/>
    </style:style>
    <style:style style:name="P151" style:family="paragraph" style:parent-style-name="Table_20_Contents">
      <style:paragraph-properties fo:line-height="100%"/>
      <style:text-properties style:font-name="Courier New" fo:font-size="8pt" fo:language="zxx" fo:country="none" officeooo:rsid="02f76f2b" officeooo:paragraph-rsid="02f76f2b" style:font-size-asian="8pt" style:language-asian="zxx" style:country-asian="none" style:font-size-complex="8pt" style:language-complex="zxx" style:country-complex="none"/>
    </style:style>
    <style:style style:name="P152" style:family="paragraph" style:parent-style-name="Table_20_Contents">
      <style:paragraph-properties fo:line-height="100%"/>
      <style:text-properties style:font-name="Courier New" fo:font-size="8pt" fo:language="zxx" fo:country="none" officeooo:rsid="02f987e4" officeooo:paragraph-rsid="02f987e4" style:font-size-asian="8pt" style:language-asian="zxx" style:country-asian="none" style:font-size-complex="8pt" style:language-complex="zxx" style:country-complex="none"/>
    </style:style>
    <style:style style:name="P153" style:family="paragraph" style:parent-style-name="Table_20_Contents">
      <style:paragraph-properties fo:line-height="100%"/>
      <style:text-properties style:font-name="Courier New" fo:font-size="8pt" fo:language="zxx" fo:country="none" officeooo:rsid="02fafab9" officeooo:paragraph-rsid="02fafab9" style:font-size-asian="8pt" style:language-asian="zxx" style:country-asian="none" style:font-size-complex="8pt" style:language-complex="zxx" style:country-complex="none"/>
    </style:style>
    <style:style style:name="P154" style:family="paragraph" style:parent-style-name="Table_20_Contents">
      <style:paragraph-properties fo:line-height="100%"/>
      <style:text-properties style:font-name="Courier New" fo:font-size="8pt" fo:language="zxx" fo:country="none" officeooo:rsid="0317f58c" officeooo:paragraph-rsid="0317f58c" style:font-size-asian="8pt" style:language-asian="zxx" style:country-asian="none" style:font-size-complex="8pt" style:language-complex="zxx" style:country-complex="none"/>
    </style:style>
    <style:style style:name="P155" style:family="paragraph" style:parent-style-name="Table_20_Contents">
      <style:paragraph-properties fo:line-height="100%"/>
      <style:text-properties style:font-name="Courier New" fo:font-size="8pt" fo:language="zxx" fo:country="none" officeooo:rsid="033ce397" officeooo:paragraph-rsid="033ce397" style:font-size-asian="8pt" style:language-asian="zxx" style:country-asian="none" style:font-size-complex="8pt" style:language-complex="zxx" style:country-complex="none"/>
    </style:style>
    <style:style style:name="P156" style:family="paragraph" style:parent-style-name="Table_20_Contents">
      <style:paragraph-properties fo:line-height="100%"/>
      <style:text-properties style:font-name="Courier New" fo:font-size="8pt" fo:language="zxx" fo:country="none" officeooo:rsid="033e6d89" officeooo:paragraph-rsid="033e6d89" style:font-size-asian="8pt" style:language-asian="zxx" style:country-asian="none" style:font-size-complex="8pt" style:language-complex="zxx" style:country-complex="none"/>
    </style:style>
    <style:style style:name="P157" style:family="paragraph" style:parent-style-name="Table_20_Contents">
      <style:paragraph-properties fo:line-height="100%"/>
      <style:text-properties style:font-name="Courier New" fo:font-size="8pt" fo:language="zxx" fo:country="none" officeooo:rsid="03407e79" officeooo:paragraph-rsid="03407e79" style:font-size-asian="8pt" style:language-asian="zxx" style:country-asian="none" style:font-size-complex="8pt" style:language-complex="zxx" style:country-complex="none"/>
    </style:style>
    <style:style style:name="P158" style:family="paragraph" style:parent-style-name="Table_20_Contents">
      <style:paragraph-properties fo:line-height="100%"/>
      <style:text-properties style:font-name="Courier New" fo:font-size="8pt" fo:language="zxx" fo:country="none" officeooo:rsid="02e393fe" officeooo:paragraph-rsid="0346469b" style:font-size-asian="8pt" style:language-asian="zxx" style:country-asian="none" style:font-size-complex="8pt" style:language-complex="zxx" style:country-complex="none"/>
    </style:style>
    <style:style style:name="P159" style:family="paragraph" style:parent-style-name="Table_20_Contents">
      <style:paragraph-properties fo:line-height="100%"/>
      <style:text-properties style:font-name="Courier New" fo:font-size="8pt" fo:language="zxx" fo:country="none" officeooo:rsid="0346601c" officeooo:paragraph-rsid="0346601c" style:font-size-asian="8pt" style:language-asian="zxx" style:country-asian="none" style:font-size-complex="8pt" style:language-complex="zxx" style:country-complex="none"/>
    </style:style>
    <style:style style:name="P160" style:family="paragraph" style:parent-style-name="Table_20_Contents">
      <style:paragraph-properties fo:line-height="100%"/>
      <style:text-properties style:font-name="Courier New" fo:font-size="8pt" fo:language="zxx" fo:country="none" officeooo:rsid="035daae5" officeooo:paragraph-rsid="035daae5" style:font-size-asian="8pt" style:language-asian="zxx" style:country-asian="none" style:font-size-complex="8pt" style:language-complex="zxx" style:country-complex="none"/>
    </style:style>
    <style:style style:name="P161" style:family="paragraph" style:parent-style-name="Table_20_Contents">
      <style:paragraph-properties fo:line-height="100%"/>
      <style:text-properties style:font-name="Courier New" fo:font-size="8pt" fo:language="zxx" fo:country="none" officeooo:rsid="0389c7bb" officeooo:paragraph-rsid="0389c7bb" style:font-size-asian="8pt" style:language-asian="zxx" style:country-asian="none" style:font-size-complex="8pt" style:language-complex="zxx" style:country-complex="none"/>
    </style:style>
    <style:style style:name="P162" style:family="paragraph" style:parent-style-name="Table_20_Contents">
      <style:paragraph-properties fo:line-height="100%"/>
      <style:text-properties style:font-name="Courier New" fo:font-size="8pt" fo:language="zxx" fo:country="none" officeooo:rsid="038bec8e" officeooo:paragraph-rsid="038bec8e" style:font-size-asian="8pt" style:language-asian="zxx" style:country-asian="none" style:font-size-complex="8pt" style:language-complex="zxx" style:country-complex="none"/>
    </style:style>
    <style:style style:name="P163" style:family="paragraph" style:parent-style-name="Table_20_Contents">
      <style:paragraph-properties fo:line-height="100%"/>
      <style:text-properties style:font-name="Courier New" fo:font-size="8pt" fo:language="zxx" fo:country="none" officeooo:rsid="02c7505f" officeooo:paragraph-rsid="02c7505f" style:font-size-asian="8pt" style:language-asian="zxx" style:country-asian="none" style:font-size-complex="8pt" style:language-complex="zxx" style:country-complex="none"/>
    </style:style>
    <style:style style:name="P164" style:family="paragraph" style:parent-style-name="Table_20_Contents">
      <style:paragraph-properties fo:line-height="100%"/>
      <style:text-properties style:font-name="Courier New" fo:font-size="8pt" fo:language="zxx" fo:country="none" officeooo:rsid="0319da13" officeooo:paragraph-rsid="0319da13" style:font-size-asian="8pt" style:language-asian="zxx" style:country-asian="none" style:font-size-complex="8pt" style:language-complex="zxx" style:country-complex="none"/>
    </style:style>
    <style:style style:name="P165" style:family="paragraph" style:parent-style-name="Table_20_Contents">
      <style:paragraph-properties fo:line-height="100%"/>
      <style:text-properties style:font-name="Courier New" fo:font-size="8pt" fo:language="zxx" fo:country="none" officeooo:rsid="0396ccc2" officeooo:paragraph-rsid="0396ccc2" style:font-size-asian="8pt" style:language-asian="zxx" style:country-asian="none" style:font-size-complex="8pt" style:language-complex="zxx" style:country-complex="none"/>
    </style:style>
    <style:style style:name="P166" style:family="paragraph" style:parent-style-name="Table_20_Contents">
      <style:paragraph-properties fo:line-height="100%"/>
      <style:text-properties style:font-name="Courier New" fo:font-size="8pt" fo:language="zxx" fo:country="none" officeooo:rsid="03981a2b" officeooo:paragraph-rsid="03981a2b" style:font-size-asian="8pt" style:language-asian="zxx" style:country-asian="none" style:font-size-complex="8pt" style:language-complex="zxx" style:country-complex="none"/>
    </style:style>
    <style:style style:name="P167" style:family="paragraph" style:parent-style-name="Table_20_Contents">
      <style:paragraph-properties fo:line-height="100%"/>
      <style:text-properties style:font-name="Courier New" fo:font-size="8pt" fo:language="zxx" fo:country="none" officeooo:rsid="03b0cc9e" officeooo:paragraph-rsid="03b0cc9e" style:font-size-asian="8pt" style:language-asian="zxx" style:country-asian="none" style:font-size-complex="8pt" style:language-complex="zxx" style:country-complex="none"/>
    </style:style>
    <style:style style:name="P168" style:family="paragraph" style:parent-style-name="Table_20_Contents">
      <style:paragraph-properties fo:line-height="100%"/>
      <style:text-properties style:font-name="Courier New" fo:font-size="8pt" fo:language="zxx" fo:country="none" officeooo:rsid="03b0cc9e" officeooo:paragraph-rsid="008bf2de" style:font-size-asian="8pt" style:language-asian="zxx" style:country-asian="none" style:font-size-complex="8pt" style:language-complex="zxx" style:country-complex="none"/>
    </style:style>
    <style:style style:name="P169" style:family="paragraph" style:parent-style-name="Table_20_Contents">
      <style:paragraph-properties fo:line-height="100%"/>
      <style:text-properties style:font-name="Courier New" fo:font-size="8pt" fo:language="zxx" fo:country="none" officeooo:rsid="0385b2e0" officeooo:paragraph-rsid="04584bb1" style:font-size-asian="8pt" style:language-asian="zxx" style:country-asian="none" style:font-size-complex="8pt" style:language-complex="zxx" style:country-complex="none"/>
    </style:style>
    <style:style style:name="P170" style:family="paragraph" style:parent-style-name="Table_20_Contents">
      <style:paragraph-properties fo:line-height="100%"/>
      <style:text-properties style:font-name="Courier New" fo:font-size="8pt" fo:language="zxx" fo:country="none" officeooo:rsid="043438ce" officeooo:paragraph-rsid="04584bb1" style:font-size-asian="8pt" style:language-asian="zxx" style:country-asian="none" style:font-size-complex="8pt" style:language-complex="zxx" style:country-complex="none"/>
    </style:style>
    <style:style style:name="P171" style:family="paragraph" style:parent-style-name="Table_20_Contents">
      <style:paragraph-properties fo:line-height="100%"/>
      <style:text-properties style:font-name="Courier New" fo:font-size="8pt" fo:language="zxx" fo:country="none" officeooo:rsid="00a0dfd3" officeooo:paragraph-rsid="00a0dfd3" style:font-size-asian="8pt" style:language-asian="zxx" style:country-asian="none" style:font-size-complex="8pt" style:language-complex="zxx" style:country-complex="none"/>
    </style:style>
    <style:style style:name="P172" style:family="paragraph" style:parent-style-name="Table_20_Contents">
      <style:paragraph-properties fo:line-height="100%"/>
      <style:text-properties style:font-name="Courier New" fo:font-size="8pt" fo:language="zxx" fo:country="none" officeooo:rsid="045724b8" officeooo:paragraph-rsid="045724b8" style:font-size-asian="8pt" style:language-asian="zxx" style:country-asian="none" style:font-size-complex="8pt" style:language-complex="zxx" style:country-complex="none"/>
    </style:style>
    <style:style style:name="P173" style:family="paragraph" style:parent-style-name="Table_20_Contents">
      <style:paragraph-properties fo:line-height="100%"/>
      <style:text-properties style:font-name="Courier New" fo:font-size="8pt" fo:language="zxx" fo:country="none" officeooo:rsid="03870947" officeooo:paragraph-rsid="04584bb1" style:font-size-asian="8pt" style:language-asian="zxx" style:country-asian="none" style:font-size-complex="8pt" style:language-complex="zxx" style:country-complex="none"/>
    </style:style>
    <style:style style:name="P174" style:family="paragraph" style:parent-style-name="Table_20_Contents">
      <style:paragraph-properties fo:line-height="100%"/>
      <style:text-properties style:font-name="Courier New" fo:font-size="8pt" fo:language="zxx" fo:country="none" officeooo:rsid="03830929" officeooo:paragraph-rsid="04584bb1" style:font-size-asian="8pt" style:language-asian="zxx" style:country-asian="none" style:font-size-complex="8pt" style:language-complex="zxx" style:country-complex="none"/>
    </style:style>
    <style:style style:name="P175" style:family="paragraph" style:parent-style-name="Table_20_Contents">
      <style:paragraph-properties fo:line-height="100%"/>
      <style:text-properties style:font-name="Courier New" fo:font-size="8pt" fo:language="zxx" fo:country="none" officeooo:rsid="00a522c1" officeooo:paragraph-rsid="00a522c1" style:font-size-asian="8pt" style:language-asian="zxx" style:country-asian="none" style:font-size-complex="8pt" style:language-complex="zxx" style:country-complex="none"/>
    </style:style>
    <style:style style:name="P176" style:family="paragraph" style:parent-style-name="Table_20_Contents">
      <style:paragraph-properties fo:line-height="100%"/>
      <style:text-properties style:font-name="Courier New" fo:font-size="8pt" fo:language="zxx" fo:country="none" officeooo:rsid="046967be" officeooo:paragraph-rsid="046967be" style:font-size-asian="8pt" style:language-asian="zxx" style:country-asian="none" style:font-size-complex="8pt" style:language-complex="zxx" style:country-complex="none"/>
    </style:style>
    <style:style style:name="P177" style:family="paragraph" style:parent-style-name="Table_20_Contents">
      <style:paragraph-properties fo:line-height="100%"/>
      <style:text-properties style:font-name="Courier New" fo:font-size="8pt" fo:language="zxx" fo:country="none" officeooo:rsid="046c70ad" officeooo:paragraph-rsid="046c70ad" style:font-size-asian="8pt" style:language-asian="zxx" style:country-asian="none" style:font-size-complex="8pt" style:language-complex="zxx" style:country-complex="none"/>
    </style:style>
    <style:style style:name="P178" style:family="paragraph" style:parent-style-name="Table_20_Contents">
      <style:paragraph-properties fo:line-height="100%"/>
      <style:text-properties style:font-name="Courier New" fo:font-size="8pt" fo:language="zxx" fo:country="none" officeooo:rsid="0472a46f" officeooo:paragraph-rsid="0472a46f" style:font-size-asian="8pt" style:language-asian="zxx" style:country-asian="none" style:font-size-complex="8pt" style:language-complex="zxx" style:country-complex="none"/>
    </style:style>
    <style:style style:name="P179" style:family="paragraph" style:parent-style-name="Table_20_Contents">
      <style:paragraph-properties fo:line-height="100%"/>
      <style:text-properties style:font-name="Courier New" fo:font-size="8pt" fo:language="zxx" fo:country="none" officeooo:rsid="04c069f5" officeooo:paragraph-rsid="04c069f5" style:font-size-asian="8pt" style:language-asian="zxx" style:country-asian="none" style:font-size-complex="8pt" style:language-complex="zxx" style:country-complex="none"/>
    </style:style>
    <style:style style:name="P180" style:family="paragraph" style:parent-style-name="Table_20_Contents">
      <style:paragraph-properties fo:line-height="100%"/>
      <style:text-properties style:font-name="Courier New" fo:font-size="8pt" fo:language="zxx" fo:country="none" officeooo:rsid="00ad77e3" officeooo:paragraph-rsid="00ad77e3" style:font-size-asian="8pt" style:language-asian="zxx" style:country-asian="none" style:font-size-complex="8pt" style:language-complex="zxx" style:country-complex="none"/>
    </style:style>
    <style:style style:name="P181" style:family="paragraph" style:parent-style-name="Table_20_Contents">
      <style:paragraph-properties fo:line-height="100%"/>
      <style:text-properties style:font-name="Courier New" fo:font-size="8pt" fo:language="zxx" fo:country="none" officeooo:rsid="04c8a93a" officeooo:paragraph-rsid="04c8a93a" style:font-size-asian="8pt" style:language-asian="zxx" style:country-asian="none" style:font-size-complex="8pt" style:language-complex="zxx" style:country-complex="none"/>
    </style:style>
    <style:style style:name="P182" style:family="paragraph" style:parent-style-name="Table_20_Contents">
      <style:paragraph-properties fo:line-height="100%"/>
      <style:text-properties style:font-name="Courier New" fo:font-size="8pt" fo:language="zxx" fo:country="none" officeooo:rsid="04db1af3" officeooo:paragraph-rsid="04db1af3" style:font-size-asian="8pt" style:language-asian="zxx" style:country-asian="none" style:font-size-complex="8pt" style:language-complex="zxx" style:country-complex="none"/>
    </style:style>
    <style:style style:name="P183" style:family="paragraph" style:parent-style-name="Table_20_Contents">
      <style:paragraph-properties fo:line-height="100%"/>
      <style:text-properties style:font-name="Courier New" fo:font-size="8pt" fo:language="zxx" fo:country="none" officeooo:rsid="04e14bcb" officeooo:paragraph-rsid="04e14bcb" style:font-size-asian="8pt" style:language-asian="zxx" style:country-asian="none" style:font-size-complex="8pt" style:language-complex="zxx" style:country-complex="none"/>
    </style:style>
    <style:style style:name="P184" style:family="paragraph" style:parent-style-name="Table_20_Contents">
      <style:paragraph-properties fo:line-height="100%"/>
      <style:text-properties style:font-name="Courier New" fo:font-size="8pt" fo:language="zxx" fo:country="none" officeooo:rsid="04eb8da7" officeooo:paragraph-rsid="00a73805" style:font-size-asian="8pt" style:language-asian="zxx" style:country-asian="none" style:font-size-complex="8pt" style:language-complex="zxx" style:country-complex="none"/>
    </style:style>
    <style:style style:name="P185" style:family="paragraph" style:parent-style-name="Table_20_Contents">
      <style:paragraph-properties fo:line-height="100%"/>
      <style:text-properties style:font-name="Courier New" fo:font-size="8pt" fo:language="zxx" fo:country="none" officeooo:rsid="035fd0b9" officeooo:paragraph-rsid="035fd0b9" style:font-size-asian="8pt" style:language-asian="zxx" style:country-asian="none" style:font-size-complex="8pt" style:language-complex="zxx" style:country-complex="none"/>
    </style:style>
    <style:style style:name="P186" style:family="paragraph" style:parent-style-name="Table_20_Contents">
      <style:paragraph-properties fo:line-height="100%"/>
      <style:text-properties style:font-name="Courier New" fo:font-size="8pt" fo:language="zxx" fo:country="none" officeooo:rsid="0542dda7" officeooo:paragraph-rsid="0542dda7" style:font-size-asian="8pt" style:language-asian="zxx" style:country-asian="none" style:font-size-complex="8pt" style:language-complex="zxx" style:country-complex="none"/>
    </style:style>
    <style:style style:name="P187" style:family="paragraph" style:parent-style-name="Table_20_Contents">
      <style:paragraph-properties fo:line-height="100%"/>
      <style:text-properties style:font-name="Courier New" fo:font-size="8pt" fo:language="zxx" fo:country="none" officeooo:rsid="00b84a47" officeooo:paragraph-rsid="00b84a47" style:font-size-asian="8pt" style:language-asian="zxx" style:country-asian="none" style:font-size-complex="8pt" style:language-complex="zxx" style:country-complex="none"/>
    </style:style>
    <style:style style:name="P188" style:family="paragraph" style:parent-style-name="Table_20_Contents">
      <style:paragraph-properties fo:line-height="100%"/>
      <style:text-properties style:font-name="Courier New" fo:font-size="8pt" fo:language="zxx" fo:country="none" officeooo:rsid="0077fdd9" officeooo:paragraph-rsid="0077fdd9" style:font-size-asian="8pt" style:language-asian="zxx" style:country-asian="none" style:font-size-complex="8pt" style:language-complex="zxx" style:country-complex="none"/>
    </style:style>
    <style:style style:name="P189" style:family="paragraph" style:parent-style-name="Table_20_Contents">
      <style:paragraph-properties fo:line-height="100%"/>
      <style:text-properties style:font-name="Courier New" fo:font-size="8pt" fo:language="zxx" fo:country="none" officeooo:rsid="03341847" officeooo:paragraph-rsid="03341847" style:font-size-asian="8pt" style:language-asian="zxx" style:country-asian="none" style:font-size-complex="8pt" style:language-complex="zxx" style:country-complex="none"/>
    </style:style>
    <style:style style:name="P190" style:family="paragraph" style:parent-style-name="Table_20_Contents">
      <style:paragraph-properties fo:line-height="100%"/>
      <style:text-properties style:font-name="Courier New" fo:font-size="8pt" fo:language="zxx" fo:country="none" officeooo:rsid="00653ef0" officeooo:paragraph-rsid="00653ef0" style:font-size-asian="8pt" style:language-asian="zxx" style:country-asian="none" style:font-size-complex="8pt" style:language-complex="zxx" style:country-complex="none"/>
    </style:style>
    <style:style style:name="P191" style:family="paragraph" style:parent-style-name="Table_20_Contents">
      <style:paragraph-properties fo:line-height="100%"/>
      <style:text-properties style:font-name="Courier New" fo:font-size="8pt" fo:language="zxx" fo:country="none" officeooo:rsid="006aaaf3" officeooo:paragraph-rsid="00b6f29f" style:font-size-asian="8pt" style:language-asian="zxx" style:country-asian="none" style:font-size-complex="8pt" style:language-complex="zxx" style:country-complex="none"/>
    </style:style>
    <style:style style:name="P192" style:family="paragraph" style:parent-style-name="Table_20_Contents">
      <style:paragraph-properties fo:line-height="100%"/>
      <style:text-properties style:font-name="Courier New" fo:font-size="8pt" fo:language="zxx" fo:country="none" officeooo:rsid="007d9bbb" officeooo:paragraph-rsid="05a77d2c" style:font-size-asian="8pt" style:language-asian="zxx" style:country-asian="none" style:font-size-complex="8pt" style:language-complex="zxx" style:country-complex="none"/>
    </style:style>
    <style:style style:name="P193" style:family="paragraph" style:parent-style-name="Table_20_Contents">
      <style:paragraph-properties fo:line-height="100%"/>
      <style:text-properties style:font-name="Courier New" fo:font-size="8pt" fo:language="zxx" fo:country="none" officeooo:rsid="056ae8c6" officeooo:paragraph-rsid="056ae8c6" style:font-size-asian="8pt" style:language-asian="zxx" style:country-asian="none" style:font-size-complex="8pt" style:language-complex="zxx" style:country-complex="none"/>
    </style:style>
    <style:style style:name="P194" style:family="paragraph" style:parent-style-name="Table_20_Contents">
      <style:paragraph-properties fo:line-height="100%"/>
      <style:text-properties style:font-name="Courier New" fo:font-size="8pt" fo:language="zxx" fo:country="none" officeooo:rsid="057150f7" officeooo:paragraph-rsid="057150f7" style:font-size-asian="8pt" style:language-asian="zxx" style:country-asian="none" style:font-size-complex="8pt" style:language-complex="zxx" style:country-complex="none"/>
    </style:style>
    <style:style style:name="P195" style:family="paragraph" style:parent-style-name="Table_20_Contents">
      <style:paragraph-properties fo:line-height="100%"/>
      <style:text-properties style:font-name="Courier New" fo:font-size="8pt" fo:language="zxx" fo:country="none" officeooo:rsid="05787668" officeooo:paragraph-rsid="05787668" style:font-size-asian="8pt" style:language-asian="zxx" style:country-asian="none" style:font-size-complex="8pt" style:language-complex="zxx" style:country-complex="none"/>
    </style:style>
    <style:style style:name="P196" style:family="paragraph" style:parent-style-name="Table_20_Contents">
      <style:paragraph-properties fo:line-height="100%"/>
      <style:text-properties style:font-name="Courier New" fo:font-size="8pt" fo:language="zxx" fo:country="none" officeooo:rsid="057a0d7c" officeooo:paragraph-rsid="057a0d7c" style:font-size-asian="8pt" style:language-asian="zxx" style:country-asian="none" style:font-size-complex="8pt" style:language-complex="zxx" style:country-complex="none"/>
    </style:style>
    <style:style style:name="P197" style:family="paragraph" style:parent-style-name="Table_20_Contents">
      <style:paragraph-properties fo:line-height="100%"/>
      <style:text-properties style:font-name="Courier New" fo:font-size="8pt" fo:language="zxx" fo:country="none" officeooo:rsid="057a0d7c" officeooo:paragraph-rsid="059cd57a" style:font-size-asian="8pt" style:language-asian="zxx" style:country-asian="none" style:font-size-complex="8pt" style:language-complex="zxx" style:country-complex="none"/>
    </style:style>
    <style:style style:name="P198" style:family="paragraph" style:parent-style-name="Table_20_Contents">
      <style:paragraph-properties fo:line-height="100%"/>
      <style:text-properties style:font-name="Courier New" fo:font-size="8pt" fo:language="zxx" fo:country="none" officeooo:rsid="05a29078" officeooo:paragraph-rsid="05a29078" style:font-size-asian="8pt" style:language-asian="zxx" style:country-asian="none" style:font-size-complex="8pt" style:language-complex="zxx" style:country-complex="none"/>
    </style:style>
    <style:style style:name="P199" style:family="paragraph" style:parent-style-name="Table_20_Contents">
      <style:paragraph-properties fo:line-height="100%"/>
      <style:text-properties style:font-name="Courier New" fo:font-size="8pt" fo:language="zxx" fo:country="none" officeooo:rsid="05a29078" officeooo:paragraph-rsid="05a502c2" style:font-size-asian="8pt" style:language-asian="zxx" style:country-asian="none" style:font-size-complex="8pt" style:language-complex="zxx" style:country-complex="none"/>
    </style:style>
    <style:style style:name="P200" style:family="paragraph" style:parent-style-name="Table_20_Contents">
      <style:paragraph-properties fo:line-height="100%"/>
      <style:text-properties style:font-name="Courier New" fo:font-size="8pt" fo:language="zxx" fo:country="none" officeooo:rsid="05da9f12" officeooo:paragraph-rsid="05da9f12" style:font-size-asian="8pt" style:language-asian="zxx" style:country-asian="none" style:font-size-complex="8pt" style:language-complex="zxx" style:country-complex="none"/>
    </style:style>
    <style:style style:name="P201" style:family="paragraph" style:parent-style-name="Table_20_Contents">
      <style:paragraph-properties fo:line-height="100%"/>
      <style:text-properties style:font-name="Courier New" fo:font-size="8pt" fo:language="zxx" fo:country="none" officeooo:rsid="00d62950" officeooo:paragraph-rsid="00d62950" style:font-size-asian="8pt" style:language-asian="zxx" style:country-asian="none" style:font-size-complex="8pt" style:language-complex="zxx" style:country-complex="none"/>
    </style:style>
    <style:style style:name="P202" style:family="paragraph" style:parent-style-name="Table_20_Contents">
      <style:paragraph-properties fo:line-height="100%"/>
      <style:text-properties style:font-name="Courier New" fo:font-size="8pt" fo:language="zxx" fo:country="none" officeooo:rsid="00b51f58" officeooo:paragraph-rsid="00cbf0ae" style:font-size-asian="8pt" style:language-asian="zxx" style:country-asian="none" style:font-size-complex="8pt" style:language-complex="zxx" style:country-complex="none"/>
    </style:style>
    <style:style style:name="P203" style:family="paragraph" style:parent-style-name="Table_20_Contents">
      <style:paragraph-properties fo:line-height="100%"/>
      <style:text-properties style:font-name="Courier New" fo:font-size="8pt" fo:language="zxx" fo:country="none" officeooo:rsid="00c63f74" officeooo:paragraph-rsid="00c63f74" style:font-size-asian="8pt" style:language-asian="zxx" style:country-asian="none" style:font-size-complex="8pt" style:language-complex="zxx" style:country-complex="none"/>
    </style:style>
    <style:style style:name="P204" style:family="paragraph" style:parent-style-name="Table_20_Contents">
      <style:paragraph-properties fo:line-height="100%"/>
      <style:text-properties style:font-name="Courier New" fo:font-size="8pt" fo:language="zxx" fo:country="none" officeooo:rsid="0451cb26" officeooo:paragraph-rsid="0451cb26" style:font-size-asian="8pt" style:language-asian="zxx" style:country-asian="none" style:font-size-complex="8pt" style:language-complex="zxx" style:country-complex="none"/>
    </style:style>
    <style:style style:name="P205" style:family="paragraph" style:parent-style-name="Table_20_Contents">
      <style:paragraph-properties fo:line-height="100%"/>
      <style:text-properties style:font-name="Courier New" fo:font-size="8pt" fo:language="zxx" fo:country="none" officeooo:rsid="05e5cd27" officeooo:paragraph-rsid="05e5cd27" style:font-size-asian="8pt" style:language-asian="zxx" style:country-asian="none" style:font-size-complex="8pt" style:language-complex="zxx" style:country-complex="none"/>
    </style:style>
    <style:style style:name="P206" style:family="paragraph" style:parent-style-name="Table_20_Contents">
      <style:paragraph-properties fo:line-height="100%"/>
      <style:text-properties style:font-name="Courier New" fo:font-size="8pt" fo:language="zxx" fo:country="none" officeooo:rsid="05eb176f" officeooo:paragraph-rsid="05eb176f" style:font-size-asian="8pt" style:language-asian="zxx" style:country-asian="none" style:font-size-complex="8pt" style:language-complex="zxx" style:country-complex="none"/>
    </style:style>
    <style:style style:name="P207" style:family="paragraph" style:parent-style-name="Table_20_Contents">
      <style:paragraph-properties fo:line-height="100%"/>
      <style:text-properties style:font-name="Courier New" fo:font-size="8pt" fo:language="zxx" fo:country="none" officeooo:rsid="06160b57" officeooo:paragraph-rsid="06160b57" style:font-size-asian="8pt" style:language-asian="zxx" style:country-asian="none" style:font-size-complex="8pt" style:language-complex="zxx" style:country-complex="none"/>
    </style:style>
    <style:style style:name="P208" style:family="paragraph" style:parent-style-name="Table_20_Contents">
      <style:paragraph-properties fo:line-height="100%"/>
      <style:text-properties style:font-name="Courier New" fo:font-size="8pt" fo:language="zxx" fo:country="none" officeooo:rsid="06350352" officeooo:paragraph-rsid="06350352" style:font-size-asian="8pt" style:language-asian="zxx" style:country-asian="none" style:font-size-complex="8pt" style:language-complex="zxx" style:country-complex="none"/>
    </style:style>
    <style:style style:name="P209" style:family="paragraph" style:parent-style-name="Table_20_Contents">
      <style:paragraph-properties fo:line-height="100%"/>
      <style:text-properties style:font-name="Courier New" fo:font-size="8pt" fo:language="zxx" fo:country="none" officeooo:rsid="063bd39c" officeooo:paragraph-rsid="063bd39c" style:font-size-asian="8pt" style:language-asian="zxx" style:country-asian="none" style:font-size-complex="8pt" style:language-complex="zxx" style:country-complex="none"/>
    </style:style>
    <style:style style:name="P210" style:family="paragraph" style:parent-style-name="Table_20_Contents">
      <style:paragraph-properties fo:line-height="100%"/>
      <style:text-properties style:font-name="Courier New" fo:font-size="8pt" fo:language="zxx" fo:country="none" officeooo:rsid="0651eaf4" officeooo:paragraph-rsid="0651eaf4" style:font-size-asian="8pt" style:language-asian="zxx" style:country-asian="none" style:font-size-complex="8pt" style:language-complex="zxx" style:country-complex="none"/>
    </style:style>
    <style:style style:name="P211" style:family="paragraph" style:parent-style-name="Table_20_Contents">
      <style:paragraph-properties fo:line-height="100%"/>
      <style:text-properties style:font-name="Courier New" fo:font-size="8pt" fo:language="zxx" fo:country="none" officeooo:rsid="06588caf" officeooo:paragraph-rsid="06588caf" style:font-size-asian="8pt" style:language-asian="zxx" style:country-asian="none" style:font-size-complex="8pt" style:language-complex="zxx" style:country-complex="none"/>
    </style:style>
    <style:style style:name="P212" style:family="paragraph" style:parent-style-name="Table_20_Contents">
      <style:paragraph-properties fo:line-height="100%"/>
      <style:text-properties style:font-name="Courier New" fo:font-size="8pt" fo:language="zxx" fo:country="none" officeooo:rsid="0681243a" officeooo:paragraph-rsid="0681243a" style:font-size-asian="8pt" style:language-asian="zxx" style:country-asian="none" style:font-size-complex="8pt" style:language-complex="zxx" style:country-complex="none"/>
    </style:style>
    <style:style style:name="P213" style:family="paragraph" style:parent-style-name="Table_20_Contents">
      <style:paragraph-properties fo:line-height="100%"/>
      <style:text-properties style:font-name="Courier New" fo:font-size="8pt" fo:language="zxx" fo:country="none" officeooo:rsid="058b58a8" officeooo:paragraph-rsid="06e1c89f" style:font-size-asian="8pt" style:language-asian="zxx" style:country-asian="none" style:font-size-complex="8pt" style:language-complex="zxx" style:country-complex="none"/>
    </style:style>
    <style:style style:name="P214" style:family="paragraph" style:parent-style-name="Table_20_Contents">
      <style:paragraph-properties fo:line-height="100%"/>
      <style:text-properties style:font-name="Courier New" fo:font-size="8pt" fo:language="zxx" fo:country="none" officeooo:rsid="06ddfeaf" officeooo:paragraph-rsid="06de2e0c" style:font-size-asian="8pt" style:language-asian="zxx" style:country-asian="none" style:font-size-complex="8pt" style:language-complex="zxx" style:country-complex="none"/>
    </style:style>
    <style:style style:name="P215" style:family="paragraph" style:parent-style-name="Table_20_Contents">
      <style:paragraph-properties fo:line-height="100%"/>
      <style:text-properties style:font-name="Courier New" fo:font-size="8pt" fo:language="zxx" fo:country="none" fo:font-weight="normal" officeooo:rsid="04c069f5" officeooo:paragraph-rsid="04c069f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16" style:family="paragraph" style:parent-style-name="Table_20_Contents">
      <style:paragraph-properties fo:line-height="100%"/>
      <style:text-properties style:font-name="Courier New" fo:font-size="8pt" fo:language="zxx" fo:country="none" fo:font-weight="normal" officeooo:rsid="04c3fd04" officeooo:paragraph-rsid="04c3fd0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17" style:family="paragraph" style:parent-style-name="Table_20_Contents">
      <style:paragraph-properties fo:line-height="100%"/>
      <style:text-properties style:font-name="Courier New" fo:font-size="8pt" fo:language="zxx" fo:country="none" fo:font-weight="normal" officeooo:rsid="04cfdf1c" officeooo:paragraph-rsid="04cfdf1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18" style:family="paragraph" style:parent-style-name="Table_20_Contents">
      <style:paragraph-properties fo:line-height="100%"/>
      <style:text-properties style:font-name="Courier New" fo:font-size="8pt" fo:language="zxx" fo:country="none" fo:font-weight="normal" officeooo:rsid="06e15069" officeooo:paragraph-rsid="06de2e0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19" style:family="paragraph" style:parent-style-name="Table_20_Contents">
      <style:text-properties style:font-name="Courier New" fo:font-size="8pt" style:font-size-asian="8pt" style:font-size-complex="8pt"/>
    </style:style>
    <style:style style:name="P220" style:family="paragraph" style:parent-style-name="Table_20_Contents">
      <style:text-properties style:font-name="Courier New" fo:font-size="8pt" officeooo:rsid="03a12ef3" officeooo:paragraph-rsid="03a12ef3" style:font-size-asian="8pt" style:font-size-complex="8pt"/>
    </style:style>
    <style:style style:name="P221" style:family="paragraph" style:parent-style-name="Table_20_Contents">
      <style:text-properties style:font-name="Courier New" fo:font-size="8pt" officeooo:rsid="03b61e99" officeooo:paragraph-rsid="03b61e99" style:font-size-asian="8pt" style:font-size-complex="8pt"/>
    </style:style>
    <style:style style:name="P222" style:family="paragraph" style:parent-style-name="Table_20_Contents">
      <style:text-properties style:font-name="Courier New" fo:font-size="8pt" officeooo:rsid="03b83d4d" officeooo:paragraph-rsid="03b83d4d" style:font-size-asian="8pt" style:font-size-complex="8pt"/>
    </style:style>
    <style:style style:name="P223" style:family="paragraph" style:parent-style-name="Table_20_Contents">
      <style:text-properties style:font-name="Courier New" fo:font-size="8pt" officeooo:rsid="03b9ca9b" officeooo:paragraph-rsid="03b9ca9b" style:font-size-asian="8pt" style:font-size-complex="8pt"/>
    </style:style>
    <style:style style:name="P224" style:family="paragraph" style:parent-style-name="Table_20_Contents">
      <style:text-properties style:font-name="Courier New" fo:font-size="8pt" officeooo:rsid="06e81d8c" officeooo:paragraph-rsid="06e81d8c" style:font-size-asian="8pt" style:font-size-complex="8pt"/>
    </style:style>
    <style:style style:name="P225" style:family="paragraph" style:parent-style-name="Table_20_Contents">
      <style:text-properties style:font-name="Courier New" fo:font-size="8pt" fo:font-weight="bold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Courier New" officeooo:rsid="030c6c86" officeooo:paragraph-rsid="030c6c86"/>
    </style:style>
    <style:style style:name="P227" style:family="paragraph" style:parent-style-name="Table_20_Contents">
      <style:text-properties style:font-name="Courier New" officeooo:rsid="030f1122" officeooo:paragraph-rsid="030f1122"/>
    </style:style>
    <style:style style:name="P228" style:family="paragraph" style:parent-style-name="Table_20_Contents">
      <style:text-properties style:font-name="Courier New" officeooo:rsid="0329235d" officeooo:paragraph-rsid="0329235d"/>
    </style:style>
    <style:style style:name="P229" style:family="paragraph" style:parent-style-name="Table_20_Contents">
      <style:text-properties style:font-name="Courier New" officeooo:rsid="032aeaf5" officeooo:paragraph-rsid="032aeaf5"/>
    </style:style>
    <style:style style:name="P230" style:family="paragraph" style:parent-style-name="Table_20_Contents">
      <style:text-properties style:font-name="Courier New" officeooo:rsid="032f0eae" officeooo:paragraph-rsid="032f0eae"/>
    </style:style>
    <style:style style:name="P231" style:family="paragraph" style:parent-style-name="Table_20_Contents">
      <style:text-properties style:font-name="Courier New" officeooo:rsid="032f55bb" officeooo:paragraph-rsid="032f55bb"/>
    </style:style>
    <style:style style:name="P232" style:family="paragraph" style:parent-style-name="Table_20_Contents">
      <style:text-properties style:font-name="Courier New" officeooo:rsid="032fb59f" officeooo:paragraph-rsid="032fb59f"/>
    </style:style>
    <style:style style:name="P233" style:family="paragraph" style:parent-style-name="Table_20_Contents">
      <style:text-properties style:font-name="Courier New" officeooo:rsid="03b0cc9e" officeooo:paragraph-rsid="03b0cc9e"/>
    </style:style>
    <style:style style:name="P234" style:family="paragraph" style:parent-style-name="Table_20_Contents">
      <style:text-properties style:font-name="Courier New" officeooo:rsid="03b1efea" officeooo:paragraph-rsid="03b1efea"/>
    </style:style>
    <style:style style:name="P235" style:family="paragraph" style:parent-style-name="Table_20_Contents">
      <style:text-properties style:font-name="Courier New" officeooo:rsid="03b228fd" officeooo:paragraph-rsid="03b228fd"/>
    </style:style>
    <style:style style:name="P236" style:family="paragraph" style:parent-style-name="Table_20_Contents">
      <style:text-properties style:font-name="Courier New" officeooo:rsid="03ceeacc" officeooo:paragraph-rsid="03ceeacc"/>
    </style:style>
    <style:style style:name="P237" style:family="paragraph" style:parent-style-name="Table_20_Contents">
      <style:text-properties style:font-name="Courier New" officeooo:rsid="04fded6b" officeooo:paragraph-rsid="04fded6b"/>
    </style:style>
    <style:style style:name="P238" style:family="paragraph" style:parent-style-name="Table_20_Contents">
      <style:text-properties style:font-name="Courier New" officeooo:rsid="0527ccff" officeooo:paragraph-rsid="0527ccff"/>
    </style:style>
    <style:style style:name="P239" style:family="paragraph" style:parent-style-name="Table_20_Contents">
      <style:text-properties style:font-name="Courier New" officeooo:rsid="0665005a" officeooo:paragraph-rsid="0665005a"/>
    </style:style>
    <style:style style:name="P240" style:family="paragraph" style:parent-style-name="Table_20_Contents">
      <style:text-properties style:font-name="Courier New" officeooo:rsid="06660ecb" officeooo:paragraph-rsid="06660ecb"/>
    </style:style>
    <style:style style:name="P241" style:family="paragraph" style:parent-style-name="Table_20_Contents">
      <style:text-properties style:font-name="Courier New" officeooo:rsid="0307a10c" officeooo:paragraph-rsid="0307a10c"/>
    </style:style>
    <style:style style:name="P242" style:family="paragraph" style:parent-style-name="Table_20_Contents">
      <style:text-properties style:font-name="Courier New" officeooo:rsid="06ea1e3b" officeooo:paragraph-rsid="06ea1e3b"/>
    </style:style>
    <style:style style:name="P243" style:family="paragraph" style:parent-style-name="Table_20_Contents">
      <style:text-properties style:font-name="Courier New" officeooo:rsid="070db43c" officeooo:paragraph-rsid="070db43c"/>
    </style:style>
    <style:style style:name="P244" style:family="paragraph" style:parent-style-name="Table_20_Contents">
      <style:paragraph-properties fo:line-height="100%"/>
      <style:text-properties fo:color="#000000" style:font-name="Courier New" fo:font-size="8pt" fo:language="zxx" fo:country="none" officeooo:rsid="00d62950" officeooo:paragraph-rsid="00d62950" style:font-size-asian="8pt" style:language-asian="zxx" style:country-asian="none" style:font-size-complex="8pt" style:language-complex="zxx" style:country-complex="none"/>
    </style:style>
    <style:style style:name="P245" style:family="paragraph" style:parent-style-name="Inside_20_Table">
      <style:text-properties fo:font-weight="bold" style:font-weight-asian="bold" style:font-weight-complex="bold"/>
    </style:style>
    <style:style style:name="P246" style:family="paragraph" style:parent-style-name="Inside_20_Table">
      <style:text-properties fo:font-weight="bold" officeooo:rsid="023811c0" officeooo:paragraph-rsid="023811c0" style:font-weight-asian="bold" style:font-weight-complex="bold"/>
    </style:style>
    <style:style style:name="P247" style:family="paragraph" style:parent-style-name="Inside_20_Table">
      <style:text-properties fo:font-weight="bold" officeooo:rsid="0243ffa4" officeooo:paragraph-rsid="0243ffa4" style:font-weight-asian="bold" style:font-weight-complex="bold"/>
    </style:style>
    <style:style style:name="P248" style:family="paragraph" style:parent-style-name="Inside_20_Table">
      <style:text-properties officeooo:rsid="024b05dd" officeooo:paragraph-rsid="024b05dd"/>
    </style:style>
    <style:style style:name="P249" style:family="paragraph" style:parent-style-name="Inside_20_Table">
      <style:text-properties officeooo:rsid="0251e35c" officeooo:paragraph-rsid="0280e15c"/>
    </style:style>
    <style:style style:name="P250" style:family="paragraph" style:parent-style-name="Inside_20_Table">
      <style:text-properties officeooo:rsid="02831b3f" officeooo:paragraph-rsid="02831b3f"/>
    </style:style>
    <style:style style:name="P251" style:family="paragraph" style:parent-style-name="Inside_20_Table">
      <style:text-properties officeooo:rsid="028503f1" officeooo:paragraph-rsid="028503f1"/>
    </style:style>
    <style:style style:name="P252" style:family="paragraph" style:parent-style-name="Inside_20_Table">
      <style:text-properties officeooo:rsid="0287cfb7" officeooo:paragraph-rsid="0287cfb7"/>
    </style:style>
    <style:style style:name="P253" style:family="paragraph" style:parent-style-name="Inside_20_Table">
      <style:text-properties officeooo:rsid="029ab4a2" officeooo:paragraph-rsid="029ab4a2"/>
    </style:style>
    <style:style style:name="P254" style:family="paragraph" style:parent-style-name="Inside_20_Table">
      <style:text-properties officeooo:rsid="02a0f278" officeooo:paragraph-rsid="02a0f278"/>
    </style:style>
    <style:style style:name="P255" style:family="paragraph" style:parent-style-name="Inside_20_Table">
      <style:text-properties officeooo:rsid="02b446a0" officeooo:paragraph-rsid="02b446a0"/>
    </style:style>
    <style:style style:name="P256" style:family="paragraph" style:parent-style-name="Inside_20_Table">
      <style:text-properties officeooo:rsid="0280e15c" officeooo:paragraph-rsid="0280e15c"/>
    </style:style>
    <style:style style:name="P257" style:family="paragraph" style:parent-style-name="Inside_20_Table">
      <style:text-properties officeooo:rsid="03247e10" officeooo:paragraph-rsid="03247e10"/>
    </style:style>
    <style:style style:name="P258" style:family="paragraph" style:parent-style-name="Inside_20_Table">
      <style:text-properties officeooo:paragraph-rsid="05140757"/>
    </style:style>
    <style:style style:name="P259" style:family="paragraph" style:parent-style-name="Inside_20_Table">
      <style:text-properties officeooo:rsid="0604f12c" officeooo:paragraph-rsid="0604f12c"/>
    </style:style>
    <style:style style:name="P260" style:family="paragraph" style:parent-style-name="Inside_20_Table">
      <style:text-properties officeooo:rsid="07060d84" officeooo:paragraph-rsid="07060d84"/>
    </style:style>
    <style:style style:name="P261" style:family="paragraph" style:parent-style-name="Preformatted_20_Text">
      <style:paragraph-properties fo:line-height="100%"/>
      <style:text-properties fo:color="#000000" style:font-name="Courier New" fo:font-size="8pt" fo:font-weight="normal" officeooo:rsid="05fe9b16" officeooo:paragraph-rsid="05ffbbe7" style:font-size-asian="8pt" style:font-weight-asian="normal" style:font-size-complex="8pt" style:font-weight-complex="normal"/>
    </style:style>
    <style:style style:name="P262" style:family="paragraph" style:parent-style-name="Preformatted_20_Text">
      <style:paragraph-properties fo:line-height="100%"/>
      <style:text-properties fo:color="#000000" style:font-name="Courier New" fo:font-size="8pt" fo:font-weight="normal" officeooo:rsid="06fbb96e" officeooo:paragraph-rsid="06fbb96e" style:font-size-asian="8pt" style:font-weight-asian="normal" style:font-size-complex="8pt" style:font-weight-complex="normal"/>
    </style:style>
    <style:style style:name="P263" style:family="paragraph" style:parent-style-name="Preformatted_20_Text">
      <style:paragraph-properties fo:line-height="100%"/>
      <style:text-properties fo:font-size="7pt" fo:language="zxx" fo:country="none" officeooo:paragraph-rsid="05f9d0fd" style:font-size-asian="7pt" style:language-asian="zxx" style:country-asian="none" style:font-size-complex="7pt" style:language-complex="zxx" style:country-complex="none"/>
    </style:style>
    <style:style style:name="P2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Text_20_body" style:list-style-name="L1"/>
    <style:style style:name="P267" style:family="paragraph" style:parent-style-name="Text_20_body" style:list-style-name="L1">
      <style:text-properties officeooo:rsid="03d730a6" officeooo:paragraph-rsid="03d730a6"/>
    </style:style>
    <style:style style:name="P268" style:family="paragraph" style:parent-style-name="Text_20_body" style:list-style-name="L1">
      <style:text-properties fo:font-weight="normal" officeooo:rsid="03f1babf" officeooo:paragraph-rsid="03f1babf" style:font-weight-asian="normal" style:font-weight-complex="normal"/>
    </style:style>
    <style:style style:name="P269" style:family="paragraph" style:parent-style-name="Text_20_body" style:list-style-name="L1">
      <style:text-properties fo:font-weight="normal" officeooo:rsid="0405fdcc" officeooo:paragraph-rsid="0405fdcc" style:font-weight-asian="normal" style:font-weight-complex="normal"/>
    </style:style>
    <style:style style:name="P270" style:family="paragraph" style:parent-style-name="Text_20_body" style:list-style-name="L1">
      <style:text-properties fo:font-weight="normal" officeooo:rsid="040f27ff" officeooo:paragraph-rsid="040f27ff" style:font-weight-asian="normal" style:font-weight-complex="normal"/>
    </style:style>
    <style:style style:name="P271" style:family="paragraph" style:parent-style-name="Table_20_Contents">
      <style:text-properties style:font-name="Courier New" fo:font-size="8pt" officeooo:rsid="0737e335" officeooo:paragraph-rsid="0737e335" style:font-size-asian="8pt" style:font-size-complex="8pt"/>
    </style:style>
    <style:style style:name="P272" style:family="paragraph" style:parent-style-name="Table_20_Contents">
      <style:text-properties style:font-name="Courier New" fo:font-size="8pt" officeooo:rsid="073878f5" officeooo:paragraph-rsid="073878f5" style:font-size-asian="8pt" style:font-size-complex="8pt"/>
    </style:style>
    <style:style style:name="P273" style:family="paragraph" style:parent-style-name="Table_20_Contents">
      <style:text-properties style:font-name="Courier New" officeooo:rsid="06660ecb" officeooo:paragraph-rsid="073ac20b"/>
    </style:style>
    <style:style style:name="P274" style:family="paragraph" style:parent-style-name="Table_20_Contents">
      <style:text-properties style:font-name="Courier New" officeooo:rsid="073881c3" officeooo:paragraph-rsid="073881c3"/>
    </style:style>
    <style:style style:name="P275" style:family="paragraph" style:parent-style-name="Heading_20_1" style:list-style-name="">
      <style:paragraph-properties fo:line-height="100%"/>
      <style:text-properties style:font-name="Courier New" fo:language="zxx" fo:country="none" fo:font-weight="bold" officeooo:rsid="0010055c" officeooo:paragraph-rsid="06aea34a" style:language-asian="zxx" style:country-asian="none" style:font-weight-asian="bold" style:language-complex="zxx" style:country-complex="none" style:font-weight-complex="bold"/>
    </style:style>
    <style:style style:name="P276" style:family="paragraph" style:parent-style-name="Heading_20_1">
      <style:paragraph-properties fo:line-height="100%"/>
      <style:text-properties officeooo:paragraph-rsid="03bf3426"/>
    </style:style>
    <style:style style:name="P277" style:family="paragraph" style:parent-style-name="Heading_20_1" style:list-style-name="">
      <style:paragraph-properties fo:line-height="100%"/>
      <style:text-properties officeooo:paragraph-rsid="0082911a"/>
    </style:style>
    <style:style style:name="P278" style:family="paragraph" style:parent-style-name="Heading_20_1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279" style:family="paragraph" style:parent-style-name="Heading_20_1" style:list-style-name="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280" style:family="paragraph" style:parent-style-name="Heading_20_1">
      <style:text-properties officeooo:rsid="01b5d371" officeooo:paragraph-rsid="01b5d371"/>
    </style:style>
    <style:style style:name="P281" style:family="paragraph" style:parent-style-name="Heading_20_1">
      <style:paragraph-properties fo:break-before="page"/>
    </style:style>
    <style:style style:name="P282" style:family="paragraph" style:parent-style-name="Heading_20_1">
      <style:paragraph-properties fo:line-height="100%" fo:break-before="page"/>
      <style:text-properties fo:language="zxx" fo:country="none" officeooo:rsid="070db43c" officeooo:paragraph-rsid="070db43c" style:language-asian="zxx" style:country-asian="none" style:language-complex="zxx" style:country-complex="none"/>
    </style:style>
    <style:style style:name="P283" style:family="paragraph" style:parent-style-name="Heading_20_1">
      <style:paragraph-properties fo:line-height="100%" fo:break-before="page"/>
      <style:text-properties fo:language="zxx" fo:country="none" style:language-asian="zxx" style:country-asian="none" style:language-complex="zxx" style:country-complex="none"/>
    </style:style>
    <style:style style:name="P284" style:family="paragraph" style:parent-style-name="Heading_20_2">
      <style:text-properties officeooo:rsid="072a719f" officeooo:paragraph-rsid="072a719f"/>
    </style:style>
    <style:style style:name="P285" style:family="paragraph" style:parent-style-name="Heading_20_2">
      <style:paragraph-properties fo:line-height="100%"/>
    </style:style>
    <style:style style:name="P286" style:family="paragraph" style:parent-style-name="Heading_20_2">
      <style:paragraph-properties fo:line-height="100%"/>
      <style:text-properties officeooo:paragraph-rsid="013d30b7"/>
    </style:style>
    <style:style style:name="P287" style:family="paragraph" style:parent-style-name="Heading_20_2">
      <style:paragraph-properties fo:line-height="100%"/>
      <style:text-properties officeooo:rsid="00eb9bf7" officeooo:paragraph-rsid="00eb9bf7"/>
    </style:style>
    <style:style style:name="P288" style:family="paragraph" style:parent-style-name="Heading_20_2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289" style:family="paragraph" style:parent-style-name="Heading_20_2">
      <style:paragraph-properties fo:line-height="100%"/>
      <style:text-properties fo:language="zxx" fo:country="none" officeooo:paragraph-rsid="00df3adc" style:language-asian="zxx" style:country-asian="none" style:language-complex="zxx" style:country-complex="none"/>
    </style:style>
    <style:style style:name="P290" style:family="paragraph" style:parent-style-name="Heading_20_2">
      <style:paragraph-properties fo:line-height="100%"/>
      <style:text-properties fo:language="zxx" fo:country="none" officeooo:rsid="00109bd0" officeooo:paragraph-rsid="0020f475" style:language-asian="zxx" style:country-asian="none" style:language-complex="zxx" style:country-complex="none"/>
    </style:style>
    <style:style style:name="P291" style:family="paragraph" style:parent-style-name="Heading_20_2">
      <style:paragraph-properties fo:line-height="100%"/>
      <style:text-properties fo:language="zxx" fo:country="none" officeooo:rsid="00dc9807" officeooo:paragraph-rsid="00dc9807" style:language-asian="zxx" style:country-asian="none" style:language-complex="zxx" style:country-complex="none"/>
    </style:style>
    <style:style style:name="P292" style:family="paragraph" style:parent-style-name="Heading_20_2">
      <style:paragraph-properties fo:line-height="100%"/>
      <style:text-properties officeooo:rsid="00287cb3" officeooo:paragraph-rsid="0621a03d"/>
    </style:style>
    <style:style style:name="P293" style:family="paragraph" style:parent-style-name="Heading_20_2">
      <style:text-properties officeooo:rsid="01c665f6" officeooo:paragraph-rsid="01c665f6"/>
    </style:style>
    <style:style style:name="P294" style:family="paragraph" style:parent-style-name="Heading_20_2">
      <style:text-properties officeooo:paragraph-rsid="01d5e2cd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weight="bold" officeooo:rsid="0010055c" style:font-weight-asian="bold" style:font-weight-complex="bold"/>
    </style:style>
    <style:style style:name="T4" style:family="text">
      <style:text-properties style:font-name="Courier New" fo:font-weight="bold" officeooo:rsid="000edcd2" style:font-weight-asian="bold" style:font-weight-complex="bold"/>
    </style:style>
    <style:style style:name="T5" style:family="text">
      <style:text-properties style:font-name="Courier New" fo:font-weight="bold" officeooo:rsid="071f634b" style:font-weight-asian="bold" style:font-weight-complex="bold"/>
    </style:style>
    <style:style style:name="T6" style:family="text">
      <style:text-properties style:font-name="Courier New" fo:language="zxx" fo:country="none" fo:font-weight="bold" officeooo:rsid="0010055c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style:font-name="Courier New" fo:language="zxx" fo:country="none" fo:font-weight="bold" officeooo:rsid="03bf3426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font-name="Courier New" fo:language="zxx" fo:country="none" fo:font-weight="bold" officeooo:rsid="041a08d5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Courier New" fo:language="zxx" fo:country="none" fo:font-weight="bold" officeooo:rsid="049409fa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Courier New" fo:font-size="8pt" fo:language="zxx" fo:country="none" style:font-size-asian="8pt" style:language-asian="zxx" style:country-asian="none" style:font-size-complex="8pt" style:language-complex="zxx" style:country-complex="none"/>
    </style:style>
    <style:style style:name="T11" style:family="text">
      <style:text-properties style:font-name="Courier New" fo:font-size="8pt" fo:language="zxx" fo:country="none" officeooo:rsid="0534887e" style:font-size-asian="8pt" style:language-asian="zxx" style:country-asian="none" style:font-size-complex="8pt" style:language-complex="zxx" style:country-complex="none"/>
    </style:style>
    <style:style style:name="T12" style:family="text">
      <style:text-properties officeooo:rsid="0018ce89"/>
    </style:style>
    <style:style style:name="T13" style:family="text">
      <style:text-properties officeooo:rsid="001a5e13"/>
    </style:style>
    <style:style style:name="T14" style:family="text">
      <style:text-properties officeooo:rsid="001f8dda"/>
    </style:style>
    <style:style style:name="T15" style:family="text">
      <style:text-properties officeooo:rsid="002d9974"/>
    </style:style>
    <style:style style:name="T16" style:family="text">
      <style:text-properties officeooo:rsid="00295baf"/>
    </style:style>
    <style:style style:name="T17" style:family="text">
      <style:text-properties officeooo:rsid="00325de0"/>
    </style:style>
    <style:style style:name="T18" style:family="text">
      <style:text-properties officeooo:rsid="0044e48a"/>
    </style:style>
    <style:style style:name="T19" style:family="text">
      <style:text-properties officeooo:rsid="00499508"/>
    </style:style>
    <style:style style:name="T20" style:family="text">
      <style:text-properties officeooo:rsid="0056034c"/>
    </style:style>
    <style:style style:name="T21" style:family="text">
      <style:text-properties officeooo:rsid="00653ef0"/>
    </style:style>
    <style:style style:name="T22" style:family="text">
      <style:text-properties fo:color="#000000"/>
    </style:style>
    <style:style style:name="T23" style:family="text">
      <style:text-properties fo:color="#000000" officeooo:rsid="00d62950"/>
    </style:style>
    <style:style style:name="T24" style:family="text">
      <style:text-properties officeooo:rsid="0071df76"/>
    </style:style>
    <style:style style:name="T25" style:family="text">
      <style:text-properties officeooo:rsid="00763601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fo:language="zxx" fo:country="none" officeooo:rsid="001f8dda" style:language-asian="zxx" style:country-asian="none" style:language-complex="zxx" style:country-complex="none"/>
    </style:style>
    <style:style style:name="T28" style:family="text">
      <style:text-properties fo:language="zxx" fo:country="none" officeooo:rsid="00dd74dd" style:language-asian="zxx" style:country-asian="none" style:language-complex="zxx" style:country-complex="none"/>
    </style:style>
    <style:style style:name="T29" style:family="text">
      <style:text-properties fo:language="zxx" fo:country="none" officeooo:rsid="0442c03e" style:language-asian="zxx" style:country-asian="none" style:language-complex="zxx" style:country-complex="none"/>
    </style:style>
    <style:style style:name="T30" style:family="text">
      <style:text-properties fo:language="zxx" fo:country="none" officeooo:rsid="044bcda8" style:language-asian="zxx" style:country-asian="none" style:language-complex="zxx" style:country-complex="none"/>
    </style:style>
    <style:style style:name="T31" style:family="text">
      <style:text-properties fo:language="zxx" fo:country="none" officeooo:rsid="044cc7d5" style:language-asian="zxx" style:country-asian="none" style:language-complex="zxx" style:country-complex="none"/>
    </style:style>
    <style:style style:name="T32" style:family="text">
      <style:text-properties fo:language="zxx" fo:country="none" officeooo:rsid="044d466a" style:language-asian="zxx" style:country-asian="none" style:language-complex="zxx" style:country-complex="none"/>
    </style:style>
    <style:style style:name="T33" style:family="text">
      <style:text-properties fo:language="zxx" fo:country="none" officeooo:rsid="05013679" style:language-asian="zxx" style:country-asian="none" style:language-complex="zxx" style:country-complex="none"/>
    </style:style>
    <style:style style:name="T34" style:family="text">
      <style:text-properties fo:language="zxx" fo:country="none" officeooo:rsid="0503311a" style:language-asian="zxx" style:country-asian="none" style:language-complex="zxx" style:country-complex="none"/>
    </style:style>
    <style:style style:name="T35" style:family="text">
      <style:text-properties fo:language="zxx" fo:country="none" officeooo:rsid="0503d024" style:language-asian="zxx" style:country-asian="none" style:language-complex="zxx" style:country-complex="none"/>
    </style:style>
    <style:style style:name="T36" style:family="text">
      <style:text-properties fo:language="zxx" fo:country="none" officeooo:rsid="0506b9d3" style:language-asian="zxx" style:country-asian="none" style:language-complex="zxx" style:country-complex="none"/>
    </style:style>
    <style:style style:name="T37" style:family="text">
      <style:text-properties fo:language="zxx" fo:country="none" officeooo:rsid="05e27032" style:language-asian="zxx" style:country-asian="none" style:language-complex="zxx" style:country-complex="none"/>
    </style:style>
    <style:style style:name="T38" style:family="text">
      <style:text-properties fo:language="zxx" fo:country="none" officeooo:rsid="05e45d51" style:language-asian="zxx" style:country-asian="none" style:language-complex="zxx" style:country-complex="none"/>
    </style:style>
    <style:style style:name="T39" style:family="text">
      <style:text-properties fo:language="zxx" fo:country="none" officeooo:rsid="01a293b6" style:language-asian="zxx" style:country-asian="none" style:language-complex="zxx" style:country-complex="none"/>
    </style:style>
    <style:style style:name="T40" style:family="text">
      <style:text-properties officeooo:rsid="0092e56b"/>
    </style:style>
    <style:style style:name="T41" style:family="text">
      <style:text-properties officeooo:rsid="00936abb"/>
    </style:style>
    <style:style style:name="T42" style:family="text">
      <style:text-properties officeooo:rsid="009bf251"/>
    </style:style>
    <style:style style:name="T43" style:family="text">
      <style:text-properties officeooo:rsid="00a522c1"/>
    </style:style>
    <style:style style:name="T44" style:family="text">
      <style:text-properties officeooo:rsid="00ad79fb"/>
    </style:style>
    <style:style style:name="T45" style:family="text">
      <style:text-properties officeooo:rsid="00b2425d"/>
    </style:style>
    <style:style style:name="T46" style:family="text">
      <style:text-properties officeooo:rsid="00b6f29f"/>
    </style:style>
    <style:style style:name="T47" style:family="text">
      <style:text-properties officeooo:rsid="00bb2d33"/>
    </style:style>
    <style:style style:name="T48" style:family="text">
      <style:text-properties officeooo:rsid="00c4a131"/>
    </style:style>
    <style:style style:name="T49" style:family="text">
      <style:text-properties officeooo:rsid="00cb5a3c"/>
    </style:style>
    <style:style style:name="T50" style:family="text">
      <style:text-properties officeooo:rsid="00d38e2b"/>
    </style:style>
    <style:style style:name="T51" style:family="text">
      <style:text-properties officeooo:rsid="00d491e9"/>
    </style:style>
    <style:style style:name="T52" style:family="text">
      <style:text-properties officeooo:rsid="00dd74dd"/>
    </style:style>
    <style:style style:name="T53" style:family="text">
      <style:text-properties officeooo:rsid="00e3701f"/>
    </style:style>
    <style:style style:name="T54" style:family="text">
      <style:text-properties officeooo:rsid="00e5582a"/>
    </style:style>
    <style:style style:name="T55" style:family="text">
      <style:text-properties officeooo:rsid="01198791"/>
    </style:style>
    <style:style style:name="T56" style:family="text">
      <style:text-properties officeooo:rsid="013fca6e"/>
    </style:style>
    <style:style style:name="T57" style:family="text">
      <style:text-properties officeooo:rsid="016e7e0d"/>
    </style:style>
    <style:style style:name="T58" style:family="text">
      <style:text-properties officeooo:rsid="0172ce49"/>
    </style:style>
    <style:style style:name="T59" style:family="text">
      <style:text-properties officeooo:rsid="01a69f2f"/>
    </style:style>
    <style:style style:name="T60" style:family="text">
      <style:text-properties officeooo:rsid="020c4c69"/>
    </style:style>
    <style:style style:name="T61" style:family="text">
      <style:text-properties officeooo:rsid="022ac40d"/>
    </style:style>
    <style:style style:name="T62" style:family="text">
      <style:text-properties officeooo:rsid="023e0e5f"/>
    </style:style>
    <style:style style:name="T63" style:family="text">
      <style:text-properties officeooo:rsid="0251e35c"/>
    </style:style>
    <style:style style:name="T64" style:family="text">
      <style:text-properties officeooo:rsid="0268f92b"/>
    </style:style>
    <style:style style:name="T65" style:family="text">
      <style:text-properties officeooo:rsid="0283a104"/>
    </style:style>
    <style:style style:name="T66" style:family="text">
      <style:text-properties officeooo:rsid="02897218"/>
    </style:style>
    <style:style style:name="T67" style:family="text">
      <style:text-properties officeooo:rsid="02b4db40"/>
    </style:style>
    <style:style style:name="T68" style:family="text">
      <style:text-properties officeooo:rsid="02ea832d"/>
    </style:style>
    <style:style style:name="T69" style:family="text">
      <style:text-properties officeooo:rsid="02f1477c"/>
    </style:style>
    <style:style style:name="T70" style:family="text">
      <style:text-properties officeooo:rsid="02fcc5c6"/>
    </style:style>
    <style:style style:name="T71" style:family="text">
      <style:text-properties officeooo:rsid="02ffd64e"/>
    </style:style>
    <style:style style:name="T72" style:family="text">
      <style:text-properties officeooo:rsid="0300cd70"/>
    </style:style>
    <style:style style:name="T73" style:family="text">
      <style:text-properties officeooo:rsid="0304a9f3"/>
    </style:style>
    <style:style style:name="T74" style:family="text">
      <style:text-properties officeooo:rsid="031e6ce4"/>
    </style:style>
    <style:style style:name="T75" style:family="text">
      <style:text-properties officeooo:rsid="032fb59f"/>
    </style:style>
    <style:style style:name="T76" style:family="text">
      <style:text-properties officeooo:rsid="0336f7a7"/>
    </style:style>
    <style:style style:name="T77" style:family="text">
      <style:text-properties officeooo:rsid="033b97fb"/>
    </style:style>
    <style:style style:name="T78" style:family="text">
      <style:text-properties officeooo:rsid="03400e7a"/>
    </style:style>
    <style:style style:name="T79" style:family="text">
      <style:text-properties officeooo:rsid="0343eebc"/>
    </style:style>
    <style:style style:name="T80" style:family="text">
      <style:text-properties officeooo:rsid="0346469b"/>
    </style:style>
    <style:style style:name="T81" style:family="text">
      <style:text-properties officeooo:rsid="03491ad7"/>
    </style:style>
    <style:style style:name="T82" style:family="text">
      <style:text-properties officeooo:rsid="035300df"/>
    </style:style>
    <style:style style:name="T83" style:family="text">
      <style:text-properties officeooo:rsid="0359efdb"/>
    </style:style>
    <style:style style:name="T84" style:family="text">
      <style:text-properties officeooo:rsid="0361b861"/>
    </style:style>
    <style:style style:name="T85" style:family="text">
      <style:text-properties officeooo:rsid="036256ff"/>
    </style:style>
    <style:style style:name="T86" style:family="text">
      <style:text-properties officeooo:rsid="03626b05"/>
    </style:style>
    <style:style style:name="T87" style:family="text">
      <style:text-properties officeooo:rsid="036504ee"/>
    </style:style>
    <style:style style:name="T88" style:family="text">
      <style:text-properties officeooo:rsid="0366b5e5"/>
    </style:style>
    <style:style style:name="T89" style:family="text">
      <style:text-properties officeooo:rsid="03846d88"/>
    </style:style>
    <style:style style:name="T90" style:family="text">
      <style:text-properties officeooo:rsid="03977303"/>
    </style:style>
    <style:style style:name="T91" style:family="text">
      <style:text-properties officeooo:rsid="039debce"/>
    </style:style>
    <style:style style:name="T92" style:family="text">
      <style:text-properties officeooo:rsid="03a2b890"/>
    </style:style>
    <style:style style:name="T93" style:family="text">
      <style:text-properties officeooo:rsid="03adf3f6"/>
    </style:style>
    <style:style style:name="T94" style:family="text">
      <style:text-properties officeooo:rsid="03b2fae9"/>
    </style:style>
    <style:style style:name="T95" style:family="text">
      <style:text-properties officeooo:rsid="03b53fd5"/>
    </style:style>
    <style:style style:name="T96" style:family="text">
      <style:text-properties officeooo:rsid="03b60bf8"/>
    </style:style>
    <style:style style:name="T97" style:family="text">
      <style:text-properties style:font-name="Liberation Seri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style:font-name="Liberation Serif" fo:language="zxx" fo:country="none" fo:font-weight="bold" officeooo:rsid="03c60033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style:font-name="Liberation Serif" fo:language="zxx" fo:country="none" fo:font-weight="bold" officeooo:rsid="03d9a085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style:font-name="Liberation Serif" fo:language="zxx" fo:country="none" fo:font-weight="bold" officeooo:rsid="04097029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style:font-name="Liberation Serif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style:font-name="Liberation Serif" fo:language="zxx" fo:country="none" fo:font-weight="normal" officeooo:rsid="03c60033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style:font-name="Liberation Serif" fo:language="zxx" fo:country="none" fo:font-weight="normal" officeooo:rsid="03e175dc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style:font-name="Liberation Serif" fo:language="zxx" fo:country="none" fo:font-weight="normal" officeooo:rsid="03e1e174" style:language-asian="zxx" style:country-asian="none" style:font-weight-asian="normal" style:language-complex="zxx" style:country-complex="none" style:font-weight-complex="normal"/>
    </style:style>
    <style:style style:name="T105" style:family="text">
      <style:text-properties style:font-name="Liberation Serif" fo:language="zxx" fo:country="none" fo:font-weight="normal" officeooo:rsid="041a08d5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style:font-name="Liberation Serif" fo:language="zxx" fo:country="none" fo:font-weight="normal" officeooo:rsid="041acf02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style:font-name="Liberation Serif" fo:language="zxx" fo:country="none" fo:font-weight="normal" officeooo:rsid="049e7d40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style:font-name="Liberation Serif" fo:language="zxx" fo:country="none" fo:font-weight="normal" officeooo:rsid="04a99c7d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style:font-name="Liberation Serif" fo:language="zxx" fo:country="none" fo:font-weight="normal" officeooo:rsid="04aa7b59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111" style:family="text">
      <style:text-properties style:font-name="Liberation Serif" fo:language="zxx" fo:country="none" officeooo:rsid="0405fdcc" style:language-asian="zxx" style:country-asian="none" style:language-complex="zxx" style:country-complex="none"/>
    </style:style>
    <style:style style:name="T112" style:family="text">
      <style:text-properties style:font-name="Liberation Serif" fo:language="zxx" fo:country="none" officeooo:rsid="04a4c987" style:language-asian="zxx" style:country-asian="none" style:language-complex="zxx" style:country-complex="none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4ccd4c9" style:font-weight-asian="bold" style:font-weight-complex="bold"/>
    </style:style>
    <style:style style:name="T115" style:family="text">
      <style:text-properties officeooo:rsid="04350152"/>
    </style:style>
    <style:style style:name="T116" style:family="text">
      <style:text-properties officeooo:rsid="045193d4"/>
    </style:style>
    <style:style style:name="T117" style:family="text">
      <style:text-properties officeooo:rsid="0452df43"/>
    </style:style>
    <style:style style:name="T118" style:family="text">
      <style:text-properties officeooo:rsid="0459a908"/>
    </style:style>
    <style:style style:name="T119" style:family="text">
      <style:text-properties officeooo:rsid="046ad624"/>
    </style:style>
    <style:style style:name="T120" style:family="text">
      <style:text-properties officeooo:rsid="046cf09e"/>
    </style:style>
    <style:style style:name="T121" style:family="text">
      <style:text-properties officeooo:rsid="0478a40b"/>
    </style:style>
    <style:style style:name="T122" style:family="text">
      <style:text-properties officeooo:rsid="047abdf1"/>
    </style:style>
    <style:style style:name="T123" style:family="text">
      <style:text-properties officeooo:rsid="047bffcd"/>
    </style:style>
    <style:style style:name="T124" style:family="text">
      <style:text-properties officeooo:rsid="047ffd8a"/>
    </style:style>
    <style:style style:name="T125" style:family="text">
      <style:text-properties officeooo:rsid="048612bd"/>
    </style:style>
    <style:style style:name="T126" style:family="text">
      <style:text-properties officeooo:rsid="048ea92d"/>
    </style:style>
    <style:style style:name="T127" style:family="text">
      <style:text-properties officeooo:rsid="0490a6d2"/>
    </style:style>
    <style:style style:name="T128" style:family="text">
      <style:text-properties officeooo:rsid="04ccd4c9"/>
    </style:style>
    <style:style style:name="T129" style:family="text">
      <style:text-properties officeooo:rsid="04d79a25"/>
    </style:style>
    <style:style style:name="T130" style:family="text">
      <style:text-properties officeooo:rsid="04dd7b94"/>
    </style:style>
    <style:style style:name="T131" style:family="text">
      <style:text-properties officeooo:rsid="04ec9102"/>
    </style:style>
    <style:style style:name="T132" style:family="text">
      <style:text-properties officeooo:rsid="04f9dcdd"/>
    </style:style>
    <style:style style:name="T133" style:family="text">
      <style:text-properties officeooo:rsid="0527ccff"/>
    </style:style>
    <style:style style:name="T134" style:family="text">
      <style:text-properties officeooo:rsid="052ee439"/>
    </style:style>
    <style:style style:name="T135" style:family="text">
      <style:text-properties officeooo:rsid="05308038"/>
    </style:style>
    <style:style style:name="T136" style:family="text">
      <style:text-properties officeooo:rsid="0532413f"/>
    </style:style>
    <style:style style:name="T137" style:family="text">
      <style:text-properties officeooo:rsid="0535d3dd"/>
    </style:style>
    <style:style style:name="T138" style:family="text">
      <style:text-properties officeooo:rsid="053af11c"/>
    </style:style>
    <style:style style:name="T139" style:family="text">
      <style:text-properties officeooo:rsid="053b7fe0"/>
    </style:style>
    <style:style style:name="T140" style:family="text">
      <style:text-properties officeooo:rsid="054a537d"/>
    </style:style>
    <style:style style:name="T141" style:family="text">
      <style:text-properties officeooo:rsid="05540cba"/>
    </style:style>
    <style:style style:name="T142" style:family="text">
      <style:text-properties officeooo:rsid="056c3780"/>
    </style:style>
    <style:style style:name="T143" style:family="text">
      <style:text-properties officeooo:rsid="056caf89"/>
    </style:style>
    <style:style style:name="T144" style:family="text">
      <style:text-properties officeooo:rsid="0570b4e7"/>
    </style:style>
    <style:style style:name="T145" style:family="text">
      <style:text-properties officeooo:rsid="0573f15e"/>
    </style:style>
    <style:style style:name="T146" style:family="text">
      <style:text-properties officeooo:rsid="0575af6f"/>
    </style:style>
    <style:style style:name="T147" style:family="text">
      <style:text-properties officeooo:rsid="057a0d7c"/>
    </style:style>
    <style:style style:name="T148" style:family="text">
      <style:text-properties officeooo:rsid="057fc715"/>
    </style:style>
    <style:style style:name="T149" style:family="text">
      <style:text-properties officeooo:rsid="058ebd12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6d17ab6" style:font-weight-asian="normal" style:font-weight-complex="normal"/>
    </style:style>
    <style:style style:name="T152" style:family="text">
      <style:text-properties fo:font-weight="normal" officeooo:rsid="06de2e0c" style:font-weight-asian="normal" style:font-weight-complex="normal"/>
    </style:style>
    <style:style style:name="T153" style:family="text">
      <style:text-properties fo:font-weight="normal" officeooo:rsid="06e0d279" style:font-weight-asian="normal" style:font-weight-complex="normal"/>
    </style:style>
    <style:style style:name="T154" style:family="text">
      <style:text-properties fo:font-weight="normal" officeooo:rsid="06e15069" style:font-weight-asian="normal" style:font-weight-complex="normal"/>
    </style:style>
    <style:style style:name="T155" style:family="text">
      <style:text-properties fo:font-weight="normal" officeooo:rsid="059617f9" style:font-weight-asian="normal" style:font-weight-complex="normal"/>
    </style:style>
    <style:style style:name="T156" style:family="text">
      <style:text-properties officeooo:rsid="059b33b5"/>
    </style:style>
    <style:style style:name="T157" style:family="text">
      <style:text-properties officeooo:rsid="059b6fd9"/>
    </style:style>
    <style:style style:name="T158" style:family="text">
      <style:text-properties officeooo:rsid="05a5578f"/>
    </style:style>
    <style:style style:name="T159" style:family="text">
      <style:text-properties officeooo:rsid="05cf88d8"/>
    </style:style>
    <style:style style:name="T160" style:family="text">
      <style:text-properties officeooo:rsid="05d0e213"/>
    </style:style>
    <style:style style:name="T161" style:family="text">
      <style:text-properties officeooo:rsid="05f05ea0"/>
    </style:style>
    <style:style style:name="T162" style:family="text">
      <style:text-properties officeooo:rsid="05fc822e"/>
    </style:style>
    <style:style style:name="T163" style:family="text">
      <style:text-properties officeooo:rsid="06079a88"/>
    </style:style>
    <style:style style:name="T164" style:family="text">
      <style:text-properties officeooo:rsid="06160b57"/>
    </style:style>
    <style:style style:name="T165" style:family="text">
      <style:text-properties officeooo:rsid="0617a8e3"/>
    </style:style>
    <style:style style:name="T166" style:family="text">
      <style:text-properties officeooo:rsid="06477109"/>
    </style:style>
    <style:style style:name="T167" style:family="text">
      <style:text-properties officeooo:rsid="0659896f"/>
    </style:style>
    <style:style style:name="T168" style:family="text">
      <style:text-properties officeooo:rsid="0668699e"/>
    </style:style>
    <style:style style:name="T169" style:family="text">
      <style:text-properties officeooo:rsid="067c6278"/>
    </style:style>
    <style:style style:name="T170" style:family="text">
      <style:text-properties officeooo:rsid="0684fc2f"/>
    </style:style>
    <style:style style:name="T171" style:family="text">
      <style:text-properties officeooo:rsid="0696687d"/>
    </style:style>
    <style:style style:name="T172" style:family="text">
      <style:text-properties officeooo:rsid="06a15d61"/>
    </style:style>
    <style:style style:name="T173" style:family="text">
      <style:text-properties officeooo:rsid="06b42e2c"/>
    </style:style>
    <style:style style:name="T174" style:family="text">
      <style:text-properties officeooo:rsid="06ebc419"/>
    </style:style>
    <style:style style:name="T175" style:family="text">
      <style:text-properties officeooo:rsid="06ed1093"/>
    </style:style>
    <style:style style:name="T176" style:family="text">
      <style:text-properties officeooo:rsid="06f07a51"/>
    </style:style>
    <style:style style:name="T177" style:family="text">
      <style:text-properties officeooo:rsid="06f58398"/>
    </style:style>
    <style:style style:name="T178" style:family="text">
      <style:text-properties officeooo:rsid="07015c63"/>
    </style:style>
    <style:style style:name="T179" style:family="text">
      <style:text-properties officeooo:rsid="070394c6"/>
    </style:style>
    <style:style style:name="T180" style:family="text">
      <style:text-properties officeooo:rsid="070db43c"/>
    </style:style>
    <style:style style:name="T181" style:family="text">
      <style:text-properties officeooo:rsid="070f9b8e"/>
    </style:style>
    <style:style style:name="T182" style:family="text">
      <style:text-properties officeooo:rsid="071274f8"/>
    </style:style>
    <style:style style:name="T183" style:family="text">
      <style:text-properties officeooo:rsid="07254180"/>
    </style:style>
    <style:style style:name="T184" style:family="text">
      <style:text-properties officeooo:rsid="0732276e"/>
    </style:style>
    <style:style style:name="T185" style:family="text">
      <style:text-properties officeooo:rsid="073960d6"/>
    </style:style>
    <style:style style:name="T186" style:family="text">
      <style:text-properties officeooo:rsid="073ca001"/>
    </style:style>
    <style:style style:name="T187" style:family="text">
      <style:text-properties officeooo:rsid="073ca6e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 </text:index-entry-span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65"><text:a xlink:type="simple" xlink:href="#__RefHeading___Toc14144_1223184082" text:style-name="Index_20_Link" text:visited-style-name="Index_20_Link">1 <text:s text:c="3"/>История версий документа <text:tab/>2</text:a></text:p>
          <text:p text:style-name="P265"><text:a xlink:type="simple" xlink:href="#__RefHeading___Toc12333_770949938" text:style-name="Index_20_Link" text:visited-style-name="Index_20_Link">2 <text:s text:c="3"/>Порядок вызовов методов сервиса для заполнения анкеты <text:tab/>3</text:a></text:p>
          <text:p text:style-name="P265"><text:a xlink:type="simple" xlink:href="#__RefHeading___Toc13714_683981765" text:style-name="Index_20_Link" text:visited-style-name="Index_20_Link">3 <text:s text:c="3"/>Сервис login <text:tab/>3</text:a></text:p>
          <text:p text:style-name="P264"><text:a xlink:type="simple" xlink:href="#__RefHeading___Toc13716_683981765" text:style-name="Index_20_Link" text:visited-style-name="Index_20_Link">3.1 <text:s text:c="2"/>Заголовок запроса <text:tab/>3</text:a></text:p>
          <text:p text:style-name="P264"><text:a xlink:type="simple" xlink:href="#__RefHeading___Toc13718_683981765" text:style-name="Index_20_Link" text:visited-style-name="Index_20_Link">3.2 <text:s text:c="2"/>Тело запроса (JSON) <text:tab/>3</text:a></text:p>
          <text:p text:style-name="P264"><text:a xlink:type="simple" xlink:href="#__RefHeading___Toc13720_683981765" text:style-name="Index_20_Link" text:visited-style-name="Index_20_Link">3.3 <text:s text:c="2"/>Тело ответа (JSON) <text:tab/>3</text:a></text:p>
          <text:p text:style-name="P265"><text:a xlink:type="simple" xlink:href="#__RefHeading___Toc13722_683981765" text:style-name="Index_20_Link" text:visited-style-name="Index_20_Link">4 <text:s text:c="3"/>Сервис logout <text:tab/>5</text:a></text:p>
          <text:p text:style-name="P264"><text:a xlink:type="simple" xlink:href="#__RefHeading___Toc13724_683981765" text:style-name="Index_20_Link" text:visited-style-name="Index_20_Link">4.1 <text:s text:c="2"/>Заголовок запроса <text:tab/>5</text:a></text:p>
          <text:p text:style-name="P264"><text:a xlink:type="simple" xlink:href="#__RefHeading___Toc13726_683981765" text:style-name="Index_20_Link" text:visited-style-name="Index_20_Link">4.2 <text:s text:c="2"/>Тело запроса (JSON) <text:tab/>5</text:a></text:p>
          <text:p text:style-name="P264"><text:a xlink:type="simple" xlink:href="#__RefHeading___Toc13728_683981765" text:style-name="Index_20_Link" text:visited-style-name="Index_20_Link">4.3 <text:s text:c="2"/>Тело ответа (JSON) <text:tab/>5</text:a></text:p>
          <text:p text:style-name="P265"><text:a xlink:type="simple" xlink:href="#__RefHeading___Toc13730_683981765" text:style-name="Index_20_Link" text:visited-style-name="Index_20_Link">5 <text:s text:c="3"/>Сервис loadQuestionnaire <text:tab/>6</text:a></text:p>
          <text:p text:style-name="P264"><text:a xlink:type="simple" xlink:href="#__RefHeading___Toc13732_683981765" text:style-name="Index_20_Link" text:visited-style-name="Index_20_Link">5.1 <text:s text:c="2"/>Заголовок запроса <text:tab/>6</text:a></text:p>
          <text:p text:style-name="P264"><text:a xlink:type="simple" xlink:href="#__RefHeading___Toc13734_683981765" text:style-name="Index_20_Link" text:visited-style-name="Index_20_Link">5.2 <text:s text:c="2"/>Тело запроса (JSON) <text:tab/>6</text:a></text:p>
          <text:p text:style-name="P264"><text:a xlink:type="simple" xlink:href="#__RefHeading___Toc13736_683981765" text:style-name="Index_20_Link" text:visited-style-name="Index_20_Link">5.3 <text:s text:c="2"/>Тело ответа (JSON) <text:tab/>6</text:a></text:p>
          <text:p text:style-name="P265"><text:a xlink:type="simple" xlink:href="#__RefHeading___Toc13738_683981765" text:style-name="Index_20_Link" text:visited-style-name="Index_20_Link">6 <text:s text:c="3"/>Сервис submitAnswers <text:tab/>11</text:a></text:p>
          <text:p text:style-name="P264"><text:a xlink:type="simple" xlink:href="#__RefHeading___Toc13740_683981765" text:style-name="Index_20_Link" text:visited-style-name="Index_20_Link">6.1 <text:s text:c="2"/>Заголовок запроса <text:tab/>11</text:a></text:p>
          <text:p text:style-name="P264"><text:a xlink:type="simple" xlink:href="#__RefHeading___Toc13742_683981765" text:style-name="Index_20_Link" text:visited-style-name="Index_20_Link">6.2 <text:s text:c="2"/>Тело запроса (JSON) <text:tab/>11</text:a></text:p>
          <text:p text:style-name="P264"><text:a xlink:type="simple" xlink:href="#__RefHeading___Toc13744_683981765" text:style-name="Index_20_Link" text:visited-style-name="Index_20_Link">6.3 <text:s text:c="2"/>Тело ответа (JSON) <text:tab/>14</text:a></text:p>
          <text:p text:style-name="P265"><text:a xlink:type="simple" xlink:href="#__RefHeading___Toc20217_683981765" text:style-name="Index_20_Link" text:visited-style-name="Index_20_Link">7 <text:s text:c="3"/>Типы ошибок <text:tab/>14</text:a></text:p>
          <text:p text:style-name="P264"><text:a xlink:type="simple" xlink:href="#__RefHeading___Toc20219_683981765" text:style-name="Index_20_Link" text:visited-style-name="Index_20_Link">7.1 <text:s text:c="2"/>Системные ошибки (0-9) <text:tab/>14</text:a></text:p>
          <text:p text:style-name="P264"><text:a xlink:type="simple" xlink:href="#__RefHeading___Toc20221_683981765" text:style-name="Index_20_Link" text:visited-style-name="Index_20_Link">7.2 <text:s text:c="2"/>Ошибки обращения (10-99) <text:tab/>14</text:a></text:p>
          <text:p text:style-name="P264"><text:a xlink:type="simple" xlink:href="#__RefHeading___Toc20223_683981765" text:style-name="Index_20_Link" text:visited-style-name="Index_20_Link">7.3 <text:s text:c="2"/>Ошибки вызова методов (100-9999) <text:tab/>14</text:a></text:p>
        </text:index-body>
      </text:table-of-content>
      <text:h text:style-name="P275" text:outline-level="1"/>
      <text:h text:style-name="P281" text:outline-level="1"><text:bookmark-start text:name="__RefHeading___Toc14144_1223184082"/>История версий <text:span text:style-name="T173">документа</text:span><text:bookmark-end text:name="__RefHeading___Toc14144_1223184082"/>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41">Версия документа</text:p>
          </table:table-cell>
          <table:table-cell table:style-name="Table13.A1" office:value-type="string">
            <text:p text:style-name="P230">Дата</text:p>
          </table:table-cell>
          <table:table-cell table:style-name="Table13.C1" office:value-type="string">
            <text:p text:style-name="P227">Описание изменений</text:p>
          </table:table-cell>
        </table:table-row>
        <table:table-row>
          <table:table-cell table:style-name="Table13.A2" office:value-type="string">
            <text:p text:style-name="P226">1.0</text:p>
          </table:table-cell>
          <table:table-cell table:style-name="Table13.A2" office:value-type="string">
            <text:p text:style-name="P231">2017-10-2<text:span text:style-name="T75">5</text:span></text:p>
          </table:table-cell>
          <table:table-cell table:style-name="Table13.C2" office:value-type="string">
            <text:p text:style-name="P228"/>
          </table:table-cell>
        </table:table-row>
        <table:table-row>
          <table:table-cell table:style-name="Table13.A2" office:value-type="string">
            <text:p text:style-name="P228">2.0</text:p>
          </table:table-cell>
          <table:table-cell table:style-name="Table13.A2" office:value-type="string">
            <text:p text:style-name="P232">2017-10-27</text:p>
          </table:table-cell>
          <table:table-cell table:style-name="Table13.C2" office:value-type="string">
            <text:p text:style-name="P229">Изменена структура вопросов.</text:p>
            <text:p text:style-name="P229"><text:span text:style-name="T96">Добавлена</text:span> поддержк<text:span text:style-name="T96">а</text:span> вопросов с множественными ответами (например ФИО)</text:p>
          </table:table-cell>
        </table:table-row>
        <table:table-row>
          <table:table-cell table:style-name="Table13.A2" office:value-type="string">
            <text:p text:style-name="P234">3.0</text:p>
          </table:table-cell>
          <table:table-cell table:style-name="Table13.A2" office:value-type="string">
            <text:p text:style-name="P233">2017-10-2<text:span text:style-name="T95">8</text:span></text:p>
          </table:table-cell>
          <table:table-cell table:style-name="Table13.C2" office:value-type="string">
            <text:p text:style-name="P233">Сервис loadQuestionnaire принимает имя продукта и тип анкеты на вход.</text:p>
            <text:p text:style-name="P235">Номер заявления перенесен как входной параметр для сервиса submitAnswers</text:p>
          </table:table-cell>
        </table:table-row>
        <table:table-row>
          <table:table-cell table:style-name="Table13.A2" office:value-type="string">
            <text:p text:style-name="P236">4.0</text:p>
          </table:table-cell>
          <table:table-cell table:style-name="Table13.A2" office:value-type="string">
            <text:p text:style-name="P237">2017-10-30</text:p>
          </table:table-cell>
          <table:table-cell table:style-name="Table13.C2" office:value-type="string">
            <text:p text:style-name="P233">- <text:span text:style-name="T125">удален номер телефона</text:span></text:p>
            <text:p text:style-name="P233">- <text:span text:style-name="T125">добавлена поддержка статических вопросов</text:span></text:p>
            <text:p text:style-name="P233">- <text:span text:style-name="T126">удалены “статические” вопросы из выдачи сервисом loadQuestionnaire</text:span></text:p>
            <text:p text:style-name="P233">- <text:span text:style-name="T127">добавлен порядок вызовов методов</text:span></text:p>
          </table:table-cell>
        </table:table-row>
        <table:table-row>
          <table:table-cell table:style-name="Table13.A2" office:value-type="string">
            <text:p text:style-name="P238">4.1</text:p>
          </table:table-cell>
          <table:table-cell table:style-name="Table13.A2" office:value-type="string">
            <text:p text:style-name="P238">2017-11-07</text:p>
          </table:table-cell>
          <table:table-cell table:style-name="Table13.C2" office:value-type="string">
            <text:p text:style-name="P233">- <text:span text:style-name="T133">дополнены примеры, расширено описание некоторых полей</text:span></text:p>
          </table:table-cell>
        </table:table-row>
        <table:table-row>
          <table:table-cell table:style-name="Table13.A2" office:value-type="string">
            <text:p text:style-name="P239">4.2</text:p>
          </table:table-cell>
          <table:table-cell table:style-name="Table13.A2" office:value-type="string">
            <text:p text:style-name="P239">2017-11-08</text:p>
          </table:table-cell>
          <table:table-cell table:style-name="Table13.C2" office:value-type="string">
            <text:p text:style-name="P240">- <text:span text:style-name="T168">добавлены флаги обязательности заполнения компонентов</text:span></text:p>
            <text:p text:style-name="P240">- <text:span text:style-name="T169">isOtherEnabled перенесено в enumValues (описание в таблице с описанием полей)</text:span></text:p>
          </table:table-cell>
        </table:table-row>
        <table:table-row>
          <table:table-cell table:style-name="Table13.A2" office:value-type="string">
            <text:p text:style-name="P242">4.3</text:p>
          </table:table-cell>
          <table:table-cell table:style-name="Table13.A2" office:value-type="string">
            <text:p text:style-name="P242">2017-11-09</text:p>
          </table:table-cell>
          <table:table-cell table:style-name="Table13.C2" office:value-type="string">
            <text:p text:style-name="P240">- <text:span text:style-name="T174">убран вопрос, активируемый после вопроса с мультивыбором</text:span></text:p>
          </table:table-cell>
        </table:table-row>
        <table:table-row>
          <table:table-cell table:style-name="Table13.A2" office:value-type="string">
            <text:p text:style-name="P243">4.4</text:p>
          </table:table-cell>
          <table:table-cell table:style-name="Table13.A2" office:value-type="string">
            <text:p text:style-name="P243">2017-11-15</text:p>
          </table:table-cell>
          <table:table-cell table:style-name="Table13.C2" office:value-type="string">
            <text:p text:style-name="P240">- <text:span text:style-name="T180">явно определен charset для передаваемых в запросах данных</text:span></text:p>
            <text:p text:style-name="P240">- <text:span text:style-name="T183">формат заголовка вынесен в отдельный пункт</text:span></text:p>
          </table:table-cell>
        </table:table-row>
        <table:table-row>
          <table:table-cell table:style-name="Table13.A2" office:value-type="string">
            <text:p text:style-name="P274">4.5</text:p>
          </table:table-cell>
          <table:table-cell table:style-name="Table13.A2" office:value-type="string">
            <text:p text:style-name="P274">2017-12-12</text:p>
          </table:table-cell>
          <table:table-cell table:style-name="Table13.C2" office:value-type="string">
            <text:p text:style-name="P273">- <text:span text:style-name="T185">изменен EXTERNALID для СмартПолис <text:s/>Купонный на SBI_ILIK в таблице имен продуктов</text:span></text:p>
          </table:table-cell>
        </table:table-row>
      </table:table>
      <text:p text:style-name="P101"/>
      <text:h text:style-name="P282" text:outline-level="1"><text:span text:style-name="T3">О</text:span><text:span text:style-name="T2">бщие замечания </text:span><text:span text:style-name="T5">по формату сообщений</text:span></text:h>
      <text:p text:style-name="Text_20_body">Все методы вызываются HTTP методом POST с JSON-данными <text:span text:style-name="T181">и заголовками</text:span> в качестве параметров запроса. Формат JSON запросов описан ниже для каждого сервиса.</text:p>
      <text:p text:style-name="P103">Все передаваемые сообщения должны использовать charset UTF-8 для HTTP Entity.</text:p>
      <text:h text:style-name="P284" text:outline-level="2">Формат HTTP заголовка</text:h>
      <text:p text:style-name="Standard">Все <text:span text:style-name="T182">сообщения-запросы должны содержать следующие HTTP-заголовки со значениями:</text:span></text:p>
      <text:p text:style-name="Standard"/>
      <text:p text:style-name="P25">Accept:application/json</text:p>
      <text:p text:style-name="P25">Content-Type:application/json</text:p>
      <text:p text:style-name="P25"><text:bookmark-start text:name="__DdeLink__2915_15433504641"/>userLogin<text:bookmark-end text:name="__DdeLink__2915_15433504641"/>:$lk_login</text:p>
      <text:p text:style-name="P25"><text:bookmark-start text:name="__DdeLink__2917_15433504641"/>userPassword<text:bookmark-end text:name="__DdeLink__2917_15433504641"/>:$lk_password</text:p>
      <text:p text:style-name="P2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3">Параметр</text:p>
          </table:table-cell>
          <table:table-cell table:style-name="Table15.B1" office:value-type="string">
            <text:p text:style-name="P113">Описание</text:p>
          </table:table-cell>
        </table:table-row>
        <table:table-row>
          <table:table-cell table:style-name="Table15.A2" office:value-type="string">
            <text:p text:style-name="P126">Accept</text:p>
          </table:table-cell>
          <table:table-cell table:style-name="Table15.B2" office:value-type="string">
            <text:p text:style-name="P126">Тип данных на вход, константа</text:p>
          </table:table-cell>
        </table:table-row>
        <table:table-row>
          <table:table-cell table:style-name="Table15.A2" office:value-type="string">
            <text:p text:style-name="P126">Content-Type</text:p>
          </table:table-cell>
          <table:table-cell table:style-name="Table15.B2" office:value-type="string">
            <text:p text:style-name="P126">Константа</text:p>
          </table:table-cell>
        </table:table-row>
        <table:table-row>
          <table:table-cell table:style-name="Table15.A2" office:value-type="string">
            <text:p text:style-name="P126">userLogin</text:p>
          </table:table-cell>
          <table:table-cell table:style-name="Table15.B2" office:value-type="string">
            <text:p text:style-name="P126">Логин пользователя от лк</text:p>
          </table:table-cell>
        </table:table-row>
        <table:table-row>
          <table:table-cell table:style-name="Table15.A2" office:value-type="string">
            <text:p text:style-name="P126">userPassword</text:p>
          </table:table-cell>
          <table:table-cell table:style-name="Table15.B2" office:value-type="string">
            <text:p text:style-name="P126">Пароль пользователя от лк</text:p>
          </table:table-cell>
        </table:table-row>
      </table:table>
      <text:h text:style-name="P276" text:outline-level="1"><text:bookmark-start text:name="__RefHeading___Toc12333_770949938"/><text:span text:style-name="T6">П</text:span><text:span text:style-name="T7">орядок вызовов </text:span><text:span text:style-name="T9">методов сервиса</text:span><text:span text:style-name="T7"> </text:span><text:span text:style-name="T8">для заполнения анкеты</text:span><text:bookmark-end text:name="__RefHeading___Toc12333_770949938"/></text:h>
      <text:list xml:id="list2805510425608554175" text:style-name="L1">
        <text:list-item>
          <text:p text:style-name="P266"><text:span text:style-name="T102">Вызов метода </text:span><text:span text:style-name="T98">/login</text:span><text:span text:style-name="T102"> и получение токена </text:span><text:span text:style-name="T107">(token)</text:span><text:span text:style-name="T102">, </text:span><text:span text:style-name="T105">далее полученный токен должен передаваться </text:span><text:span text:style-name="T106">при дальнейших вызовах </text:span><text:span text:style-name="T107">в </text:span><text:span text:style-name="T109">JSON</text:span><text:span text:style-name="T108"> аттрибуте</text:span><text:span text:style-name="T107"> access</text:span></text:p>
        </text:list-item>
        <text:list-item>
          <text:p text:style-name="P267"><text:span text:style-name="T103">Получить анкету </text:span><text:span text:style-name="T104">(список вопросов)</text:span><text:span text:style-name="T101"> </text:span><text:span text:style-name="T99">/loadQuestionnaire </text:span></text:p>
        </text:list-item>
        <text:list-item>
          <text:p text:style-name="P268"><text:span text:style-name="T110">Клиент заполняет вопросы</text:span><text:span text:style-name="T111">, МП формирует JSON с ответами</text:span></text:p>
        </text:list-item>
        <text:list-item>
          <text:p text:style-name="P269"><text:span text:style-name="T110">Вызов метода </text:span><text:span text:style-name="T97">/</text:span><text:span text:style-name="T100">submitAnswers </text:span><text:span text:style-name="T112">обработка ответа сервера</text:span></text:p>
        </text:list-item>
        <text:list-item>
          <text:p text:style-name="P270"><text:span text:style-name="T110">Вызов /</text:span><text:span text:style-name="T97">logout</text:span></text:p>
        </text:list-item>
      </text:list>
      <text:p text:style-name="P104">*Вызов метода login без logout приведет к неявному вызову logout на стороне сервера.</text:p>
      <text:h text:style-name="P278" text:outline-level="1"><text:bookmark-start text:name="__RefHeading___Toc13714_683981765"/><text:span text:style-name="T3">Сервис </text:span><text:span text:style-name="T4">login</text:span><text:bookmark-end text:name="__RefHeading___Toc13714_683981765"/></text:h>
      <text:p text:style-name="P87"><text:tab/>Сервис вызывается до начала работы. <text:span text:style-name="T53">Сервису п</text:span>ередается логин и пароль пользователя от ЛК, либо системный логин и пароль для неавторизованной сессии. Возвращает токен сессии, <text:span text:style-name="T54">который в дальнейшем передается для авторизации запросов.</text:span></text:p>
      <text:h text:style-name="P285" text:outline-level="2"><text:bookmark-start text:name="__RefHeading___Toc13718_683981765"/>Тело запроса (JSON)<text:bookmark-end text:name="__RefHeading___Toc13718_683981765"/></text:h>
      <text:p text:style-name="P24">{</text:p>
      <text:p text:style-name="P24"><text:s text:c="2"/>"deviceId": "f!@#JHFSA*#U@!HF"</text:p>
      <text:p text:style-name="P24">}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2">Параметр</text:p>
          </table:table-cell>
          <table:table-cell table:style-name="Table1.A1" office:value-type="string">
            <text:p text:style-name="P112">Тип</text:p>
          </table:table-cell>
          <table:table-cell table:style-name="Table1.C1" office:value-type="string">
            <text:p text:style-name="P112">Описание</text:p>
          </table:table-cell>
        </table:table-row>
        <table:table-row>
          <table:table-cell table:style-name="Table1.A2" office:value-type="string">
            <text:p text:style-name="P24">deviceId</text:p>
          </table:table-cell>
          <table:table-cell table:style-name="Table1.A2" office:value-type="string">
            <text:p text:style-name="P125">String</text:p>
          </table:table-cell>
          <table:table-cell table:style-name="Table1.C2" office:value-type="string">
            <text:p text:style-name="P125">Идентификатор мобильного устройства</text:p>
          </table:table-cell>
        </table:table-row>
      </table:table>
      <text:p text:style-name="P1"/>
      <text:h text:style-name="P285" text:outline-level="2"><text:bookmark-start text:name="__RefHeading___Toc13720_683981765"/><text:soft-page-break/>Тело ответа (JSON)<text:bookmark-end text:name="__RefHeading___Toc13720_683981765"/></text:h>
      <text:p text:style-name="P90"><text:span text:style-name="T10">Пример </text:span><text:span text:style-name="T11">успешной обработки</text:span><text:span text:style-name="T10">:</text:span></text:p>
      <text:p text:style-name="P13">{</text:p>
      <text:p text:style-name="P13"><text:s text:c="4"/>"status": {</text:p>
      <text:p text:style-name="P16"><text:s text:c="8"/>"code": <text:span text:style-name="T137">0</text:span>,</text:p>
      <text:p text:style-name="P13"><text:s text:c="8"/>"message": "Обработан успешно"</text:p>
      <text:p text:style-name="P13"><text:s text:c="4"/>},</text:p>
      <text:p text:style-name="P13"><text:s text:c="4"/>"result": {</text:p>
      <text:p text:style-name="P13"><text:s text:c="8"/>"token": "random_generated_token"</text:p>
      <text:p text:style-name="P13"><text:s text:c="4"/>}</text:p>
      <text:p text:style-name="P13">}</text:p>
      <text:p text:style-name="P13"/>
      <text:p text:style-name="P53">Пример с ошибкой:</text:p>
      <text:p text:style-name="P53"/>
      <text:p text:style-name="P15">{</text:p>
      <text:p text:style-name="P15"><text:s text:c="4"/>"status": {</text:p>
      <text:p text:style-name="P15"><text:s text:c="8"/>"code": <text:span text:style-name="T134">11</text:span>,</text:p>
      <text:p text:style-name="P15"><text:s text:c="8"/>"message": "<text:span text:style-name="T135">Неверная комбинация логина и пароля</text:span>"</text:p>
      <text:p text:style-name="P15"><text:s text:c="4"/>}</text:p>
      <text:p text:style-name="P15">}</text:p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1">Параметр</text:p>
          </table:table-cell>
          <table:table-cell table:style-name="Table3.A1" office:value-type="string">
            <text:p text:style-name="P111">Тип</text:p>
          </table:table-cell>
          <table:table-cell table:style-name="Table3.C1" office:value-type="string">
            <text:p text:style-name="P111">Описание</text:p>
          </table:table-cell>
        </table:table-row>
        <table:table-row>
          <table:table-cell table:style-name="Table3.A2" office:value-type="string">
            <text:p text:style-name="P13">status.code</text:p>
          </table:table-cell>
          <table:table-cell table:style-name="Table3.A2" office:value-type="string">
            <text:p text:style-name="P119">Int</text:p>
          </table:table-cell>
          <table:table-cell table:style-name="Table3.C2" office:value-type="string">
            <text:p text:style-name="P119">Код ошибки</text:p>
          </table:table-cell>
        </table:table-row>
        <table:table-row>
          <table:table-cell table:style-name="Table3.A2" office:value-type="string">
            <text:p text:style-name="P13">status.message</text:p>
          </table:table-cell>
          <table:table-cell table:style-name="Table3.A2" office:value-type="string">
            <text:p text:style-name="P123">String</text:p>
          </table:table-cell>
          <table:table-cell table:style-name="Table3.C2" office:value-type="string">
            <text:p text:style-name="P119">Описание ошибки</text:p>
          </table:table-cell>
        </table:table-row>
        <table:table-row>
          <table:table-cell table:style-name="Table3.A2" office:value-type="string">
            <text:p text:style-name="P33"><text:span text:style-name="T68">r</text:span>esult</text:p>
          </table:table-cell>
          <table:table-cell table:style-name="Table3.A2" office:value-type="string">
            <text:p text:style-name="P145">Object <text:span text:style-name="T136">(опционально)</text:span></text:p>
          </table:table-cell>
          <table:table-cell table:style-name="Table3.C2" office:value-type="string">
            <text:p text:style-name="P146">Объект результата.</text:p>
            <text:p text:style-name="P146">При возникновении ошибки допустимы <text:span text:style-name="T73">также</text:span> значения {}, null или отсутствие <text:span text:style-name="T69">ключа.</text:span></text:p>
          </table:table-cell>
        </table:table-row>
        <table:table-row>
          <table:table-cell table:style-name="Table3.A2" office:value-type="string">
            <text:p text:style-name="P13">result.token</text:p>
          </table:table-cell>
          <table:table-cell table:style-name="Table3.A2" office:value-type="string">
            <text:p text:style-name="P119">String</text:p>
          </table:table-cell>
          <table:table-cell table:style-name="Table3.C2" office:value-type="string">
            <text:p text:style-name="P119">Токен сессии для вызова сервисов</text:p>
          </table:table-cell>
        </table:table-row>
      </table:table>
      <text:p text:style-name="P85"/>
      <text:h text:style-name="P279" text:outline-level="1"/>
      <text:h text:style-name="P283" text:outline-level="1"><text:bookmark-start text:name="__RefHeading___Toc13722_683981765"/>Сервис logout<text:bookmark-end text:name="__RefHeading___Toc13722_683981765"/></text:h>
      <text:p text:style-name="P99"><text:tab/>Сервис закрывает сессию.</text:p>
      <text:h text:style-name="P287" text:outline-level="2"><text:bookmark-start text:name="__RefHeading___Toc13724_683981765"/>Заголовок запроса<text:bookmark-end text:name="__RefHeading___Toc13724_683981765"/></text:h>
      <text:p text:style-name="P96"><text:tab/>Заголовок запроса аналогичен сервису login.</text:p>
      <text:h text:style-name="P288" text:outline-level="2"><text:bookmark-start text:name="__RefHeading___Toc13726_683981765"/>Тело запроса <text:span text:style-name="T12">(JSON)</text:span><text:bookmark-end text:name="__RefHeading___Toc13726_683981765"/></text:h>
      <text:p text:style-name="P13">{</text:p>
      <text:p text:style-name="P13"><text:s text:c="2"/>"access": {</text:p>
      <text:p text:style-name="P13"><text:s text:c="4"/>"token": "random_generated_token"</text:p>
      <text:p text:style-name="P13"><text:s text:c="2"/>},</text:p>
      <text:p text:style-name="P13"><text:s text:c="2"/>"deviceId": "f!@#JHFSA*#U@!HF"</text:p>
      <text:p text:style-name="P13">}</text:p>
      <text:p text:style-name="P80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0">Параметр</text:p>
          </table:table-cell>
          <table:table-cell table:style-name="Table4.A1" office:value-type="string">
            <text:p text:style-name="P110">Тип</text:p>
          </table:table-cell>
          <table:table-cell table:style-name="Table4.C1" office:value-type="string">
            <text:p text:style-name="P110">Описание</text:p>
          </table:table-cell>
        </table:table-row>
        <table:table-row>
          <table:table-cell table:style-name="Table4.A2" office:value-type="string">
            <text:p text:style-name="P14">access.token</text:p>
          </table:table-cell>
          <table:table-cell table:style-name="Table4.A2" office:value-type="string">
            <text:p text:style-name="P116">String</text:p>
          </table:table-cell>
          <table:table-cell table:style-name="Table4.C2" office:value-type="string">
            <text:p text:style-name="P120">Токен сессии для вызова сервисов</text:p>
          </table:table-cell>
        </table:table-row>
        <table:table-row>
          <table:table-cell table:style-name="Table4.A2" office:value-type="string">
            <text:p text:style-name="P14">deviceId</text:p>
          </table:table-cell>
          <table:table-cell table:style-name="Table4.A2" office:value-type="string">
            <text:p text:style-name="P124">String</text:p>
          </table:table-cell>
          <table:table-cell table:style-name="Table4.C2" office:value-type="string">
            <text:p text:style-name="P124">Идентификатор мобильного устройства</text:p>
          </table:table-cell>
        </table:table-row>
      </table:table>
      <text:p text:style-name="P84"/>
      <text:h text:style-name="P288" text:outline-level="2"><text:bookmark-start text:name="__RefHeading___Toc13728_683981765"/>Тело ответа <text:span text:style-name="T13">(JSON)</text:span><text:bookmark-end text:name="__RefHeading___Toc13728_683981765"/></text:h>
      <text:p text:style-name="P54">Пример успешной обработки:</text:p>
      <text:p text:style-name="P29">{</text:p>
      <text:p text:style-name="P29"><text:s text:c="4"/>"status": {</text:p>
      <text:p text:style-name="P29"><text:s text:c="8"/>"code": 0,</text:p>
      <text:p text:style-name="P29"><text:s text:c="8"/>"message": "Обработан успешно"</text:p>
      <text:p text:style-name="P29"><text:s text:c="4"/>},</text:p>
      <text:p text:style-name="P29"><text:s text:c="4"/>"result": {}</text:p>
      <text:p text:style-name="P29">}</text:p>
      <text:p text:style-name="P29"/>
      <text:p text:style-name="P53">Пример с ошибкой:</text:p>
      <text:p text:style-name="P30">{</text:p>
      <text:p text:style-name="P30"><text:s text:c="4"/>"status": {</text:p>
      <text:p text:style-name="P30"><text:s text:c="8"/>"code": <text:span text:style-name="T138">10</text:span>,</text:p>
      <text:p text:style-name="P30"><text:s text:c="8"/>"message": "<text:span text:style-name="T139">По указанному token отказано в доступе</text:span>"</text:p>
      <text:p text:style-name="P30"><text:s text:c="4"/>}</text:p>
      <text:p text:style-name="P30">}</text:p>
      <text:p text:style-name="P79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9">Параметр</text:p>
          </table:table-cell>
          <table:table-cell table:style-name="Table5.A1" office:value-type="string">
            <text:p text:style-name="P109">Тип</text:p>
          </table:table-cell>
          <table:table-cell table:style-name="Table5.C1" office:value-type="string">
            <text:p text:style-name="P109">Описание</text:p>
          </table:table-cell>
        </table:table-row>
        <table:table-row>
          <table:table-cell table:style-name="Table5.A2" office:value-type="string">
            <text:p text:style-name="P13">status.code</text:p>
          </table:table-cell>
          <table:table-cell table:style-name="Table5.A2" office:value-type="string">
            <text:p text:style-name="P119">Int</text:p>
          </table:table-cell>
          <table:table-cell table:style-name="Table5.C2" office:value-type="string">
            <text:p text:style-name="P119">Код ошибки</text:p>
          </table:table-cell>
        </table:table-row>
        <table:table-row>
          <table:table-cell table:style-name="Table5.A2" office:value-type="string">
            <text:p text:style-name="P13">status.message</text:p>
          </table:table-cell>
          <table:table-cell table:style-name="Table5.A2" office:value-type="string">
            <text:p text:style-name="P123">String</text:p>
          </table:table-cell>
          <table:table-cell table:style-name="Table5.C2" office:value-type="string">
            <text:p text:style-name="P119">Описание ошибки</text:p>
          </table:table-cell>
        </table:table-row>
        <table:table-row table:style-name="Table5.4">
          <table:table-cell table:style-name="Table5.A2" office:value-type="string">
            <text:p text:style-name="P34">result</text:p>
          </table:table-cell>
          <table:table-cell table:style-name="Table5.A2" office:value-type="string">
            <text:p text:style-name="P151">Object</text:p>
          </table:table-cell>
          <table:table-cell table:style-name="Table5.C2" office:value-type="string">
            <text:p text:style-name="P148">Объект результата.</text:p>
            <text:p text:style-name="P147">При возникновении ошибки допустимы <text:span text:style-name="T72">также</text:span> значения {}, null или отсутствие <text:span text:style-name="T69">ключа.</text:span></text:p>
          </table:table-cell>
        </table:table-row>
      </table:table>
      <text:p text:style-name="P83"/>
      <text:h text:style-name="P279" text:outline-level="1"/>
      <text:h text:style-name="P283" text:outline-level="1"><text:bookmark-start text:name="__RefHeading___Toc13730_683981765"/>Сервис <text:span text:style-name="T14">loadQuestionnaire</text:span><text:bookmark-end text:name="__RefHeading___Toc13730_683981765"/></text:h>
      <text:p text:style-name="P95"><text:tab/>Сервис загружает <text:span text:style-name="T55">последнюю версию</text:span> анкет<text:span text:style-name="T55">ы</text:span> <text:span text:style-name="T94">по имени продукта и имени типа анкеты. Анкета состоит из списка вопросов, с вложенными уточняющими вопросами (подвопросами) в виде дерева. Вопрос, который содержит уточняющие вопросы называется родительским по отношению к уточняющим вопросам.</text:span></text:p>
      <text:p text:style-name="P95"><text:tab/><text:span text:style-name="T178">Вложенность вопросов ничем не ограничена, кроме случая вопросов с мультивыбором: у вопроса с мультивыбором не может быть подвопросов.</text:span></text:p>
      <text:p text:style-name="P93"><text:tab/>Вопросы могут содержать 1 или более компонентов (частей). Как правило вопросы содержат единственный компонент с вариантами ответа. Вопросами с несколькими компонентами могут быть артериальное давление и другие.</text:p>
      <text:p text:style-name="P91"><text:tab/>Сервис возвращает только динамически настраиваемые вопросы. Статически<text:span text:style-name="T132">ми</text:span> вопросами являются: <text:span text:style-name="T141">артериальное </text:span>д<text:span text:style-name="T140">авление</text:span>, дата рождения, пол, вес, рост.</text:p>
      <text:p text:style-name="P91"/>
      <text:h text:style-name="P286" text:outline-level="2"><text:bookmark-start text:name="__RefHeading___Toc13732_683981765"/><text:span text:style-name="T27">З</text:span><text:span text:style-name="T26">аголовок запроса</text:span><text:bookmark-end text:name="__RefHeading___Toc13732_683981765"/></text:h>
      <text:p text:style-name="P97"><text:tab/>Заголовок запроса аналогичен сервису login.</text:p>
      <text:h text:style-name="P290" text:outline-level="2"><text:bookmark-start text:name="__RefHeading___Toc13734_683981765"/>Тело запроса <text:span text:style-name="T12">(JSON)</text:span><text:bookmark-end text:name="__RefHeading___Toc13734_683981765"/></text:h>
      <text:p text:style-name="P26">{</text:p>
      <text:p text:style-name="P26"><text:s text:c="2"/>"access": {</text:p>
      <text:p text:style-name="P26"><text:s text:c="4"/>"token": "random_generated_token"</text:p>
      <text:p text:style-name="P26"><text:s text:c="2"/>},</text:p>
      <text:p text:style-name="P28"><text:s text:c="2"/>"<text:span text:style-name="T74">productName</text:span>": "<text:span text:style-name="T1">SBI-FCC0</text:span>",</text:p>
      <text:p text:style-name="P27"><text:s text:c="2"/>"<text:span text:style-name="T90">questionnaireType</text:span>": "<text:span text:style-name="T1">SBI-FCC0</text:span>"</text:p>
      <text:p text:style-name="P26">}</text:p>
      <text:p text:style-name="P8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8">Параметр</text:p>
          </table:table-cell>
          <table:table-cell table:style-name="Table6.A1" office:value-type="string">
            <text:p text:style-name="P108">Тип</text:p>
          </table:table-cell>
          <table:table-cell table:style-name="Table6.C1" office:value-type="string">
            <text:p text:style-name="P108">Описание</text:p>
          </table:table-cell>
        </table:table-row>
        <table:table-row>
          <table:table-cell table:style-name="Table6.A2" office:value-type="string">
            <text:p text:style-name="P14">access.token</text:p>
          </table:table-cell>
          <table:table-cell table:style-name="Table6.A2" office:value-type="string">
            <text:p text:style-name="P116">String</text:p>
          </table:table-cell>
          <table:table-cell table:style-name="Table6.C2" office:value-type="string">
            <text:p text:style-name="P120">Токен сессии для вызова сервисов</text:p>
          </table:table-cell>
        </table:table-row>
        <table:table-row>
          <table:table-cell table:style-name="Table6.A2" office:value-type="string">
            <text:p text:style-name="P37">productName</text:p>
          </table:table-cell>
          <table:table-cell table:style-name="Table6.A2" office:value-type="string">
            <text:p text:style-name="P154">String</text:p>
          </table:table-cell>
          <table:table-cell table:style-name="Table6.C2" office:value-type="string">
            <text:p text:style-name="P164">Имя продукта</text:p>
            <text:p text:style-name="P167">(По таблице)</text:p>
          </table:table-cell>
        </table:table-row>
        <table:table-row>
          <table:table-cell table:style-name="Table6.A2" office:value-type="string">
            <text:p text:style-name="P49"><text:span text:style-name="T90">q</text:span>uestionnaireType</text:p>
          </table:table-cell>
          <table:table-cell table:style-name="Table6.A2" office:value-type="string">
            <text:p text:style-name="P165">String</text:p>
          </table:table-cell>
          <table:table-cell table:style-name="Table6.C2" office:value-type="string">
            <text:p text:style-name="P166"><text:span text:style-name="T93">Имя т</text:span>ип<text:span text:style-name="T93">а</text:span> <text:span text:style-name="T92">анкеты</text:span></text:p>
          </table:table-cell>
        </table:table-row>
      </table:table>
      <text:p text:style-name="P82"/>
      <text:p text:style-name="P89">Таблица имен продуктов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5">Имя продукта</text:p>
          </table:table-cell>
          <table:table-cell table:style-name="Table14.B1" office:value-type="string">
            <text:p text:style-name="P225">Код</text:p>
          </table:table-cell>
        </table:table-row>
        <table:table-row>
          <table:table-cell table:style-name="Table14.A2" office:value-type="string">
            <text:p text:style-name="P219"><text:bookmark-start text:name="__DdeLink__2908_1543350464"/>Семейный актив<text:bookmark-end text:name="__DdeLink__2908_1543350464"/></text:p>
          </table:table-cell>
          <table:table-cell table:style-name="Table14.B2" office:value-type="string">
            <text:p text:style-name="P219">SBI-FCC0</text:p>
          </table:table-cell>
        </table:table-row>
        <table:table-row>
          <table:table-cell table:style-name="Table14.A2" office:value-type="string">
            <text:p text:style-name="P219">СмартПолис <text:span text:style-name="T91">к</text:span>упонный</text:p>
          </table:table-cell>
          <table:table-cell table:style-name="Table14.B2" office:value-type="string">
            <text:p text:style-name="P272"><text:bookmark-start text:name="__DdeLink__2582_736877101"/>SBI_ILIK<text:bookmark-end text:name="__DdeLink__2582_736877101"/></text:p>
          </table:table-cell>
        </table:table-row>
        <table:table-row>
          <table:table-cell table:style-name="Table14.A2" office:value-type="string">
            <text:p text:style-name="P219">СмартПолис</text:p>
          </table:table-cell>
          <table:table-cell table:style-name="Table14.B2" office:value-type="string">
            <text:p text:style-name="P271"><text:bookmark-start text:name="__DdeLink__2576_736877101"/>SBI_ILI0<text:bookmark-end text:name="__DdeLink__2576_736877101"/></text:p>
          </table:table-cell>
        </table:table-row>
        <table:table-row>
          <table:table-cell table:style-name="Table14.A2" office:value-type="string">
            <text:p text:style-name="P220">Как зарплата</text:p>
          </table:table-cell>
          <table:table-cell table:style-name="Table14.B2" office:value-type="string">
            <text:p text:style-name="P220">SBI-SAL</text:p>
          </table:table-cell>
        </table:table-row>
        <table:table-row>
          <table:table-cell table:style-name="Table14.A2" office:value-type="string">
            <text:p text:style-name="P221">Наследние</text:p>
          </table:table-cell>
          <table:table-cell table:style-name="Table14.B2" office:value-type="string">
            <text:p text:style-name="P222">SBI-FL</text:p>
          </table:table-cell>
        </table:table-row>
        <table:table-row>
          <table:table-cell table:style-name="Table14.A2" office:value-type="string">
            <text:p text:style-name="P223">Билет в будущее</text:p>
          </table:table-cell>
          <table:table-cell table:style-name="Table14.B2" office:value-type="string">
            <text:p text:style-name="P224">Неактуальная программа на 2017-11-09</text:p>
          </table:table-cell>
        </table:table-row>
      </table:table>
      <text:p text:style-name="P89"/>
      <text:h text:style-name="P292" text:outline-level="2"><text:bookmark-start text:name="__RefHeading___Toc13736_683981765"/><text:span text:style-name="T26">Тело ответа </text:span><text:span text:style-name="T39">(JSON)</text:span><text:bookmark-end text:name="__RefHeading___Toc13736_683981765"/></text:h>
      <text:p text:style-name="P73">{</text:p>
      <text:p text:style-name="P73"><text:s text:c="2"/>"status": {</text:p>
      <text:p text:style-name="P73"><text:s text:c="4"/>"code": 0,</text:p>
      <text:p text:style-name="P73"><text:s text:c="4"/>"message": "Обработан успешно"</text:p>
      <text:p text:style-name="P73"><text:s text:c="2"/>},</text:p>
      <text:p text:style-name="P73"><text:s text:c="2"/>"result": {</text:p>
      <text:p text:style-name="P73"><text:s text:c="4"/>"questionnaireVersionId": "questionnaire_version_id",</text:p>
      <text:p text:style-name="P73"><text:s text:c="4"/>"questions": [</text:p>
      <text:p text:style-name="P73"><text:s text:c="6"/>{</text:p>
      <text:p text:style-name="P73"><text:s text:c="8"/>"id": "question_id_warzone_or_long_leave",</text:p>
      <text:p text:style-name="P73"><text:soft-page-break/><text:s text:c="8"/>"order": 7,</text:p>
      <text:p text:style-name="P73"><text:s text:c="8"/>"number": "4",</text:p>
      <text:p text:style-name="P73"><text:s text:c="8"/>"questionText": "Планируете ли Вы покинуть РФ более чем на 1 месяц?",</text:p>
      <text:p text:style-name="P73"><text:s text:c="8"/>"isMandatory": false,</text:p>
      <text:p text:style-name="P73"><text:s text:c="8"/>"components": [</text:p>
      <text:p text:style-name="P73"><text:s text:c="10"/>{</text:p>
      <text:p text:style-name="P73"><text:s text:c="12"/>"id": "id_warzone_1",</text:p>
      <text:p text:style-name="P73"><text:s text:c="12"/>"type": "ENUM",</text:p>
      <text:p text:style-name="P73"><text:s text:c="12"/>"enumValues": [</text:p>
      <text:p text:style-name="P73"><text:s text:c="14"/>{</text:p>
      <text:p text:style-name="P73"><text:s text:c="16"/>"id": "answer_enumvalue_id_yes_long_leave",</text:p>
      <text:p text:style-name="P73"><text:s text:c="16"/>"text": "Да, планирую покинуть РФ более чем на 1 месяц",</text:p>
      <text:p text:style-name="P73"><text:s text:c="16"/>"order": 1</text:p>
      <text:p text:style-name="P73"><text:s text:c="14"/>},</text:p>
      <text:p text:style-name="P73"><text:s text:c="14"/>{</text:p>
      <text:p text:style-name="P73"><text:s text:c="16"/>"id": "answer_enumvalue_id_yes_warzone",</text:p>
      <text:p text:style-name="P73"><text:s text:c="16"/>"text": "Да, намереваюсь совершать поездки в «горячие» точки планеты",</text:p>
      <text:p text:style-name="P73"><text:s text:c="16"/>"order": 2</text:p>
      <text:p text:style-name="P73"><text:s text:c="14"/>},</text:p>
      <text:p text:style-name="P73"><text:s text:c="14"/>{</text:p>
      <text:p text:style-name="P73"><text:s text:c="16"/>"id": "answer_enumvalue_no",</text:p>
      <text:p text:style-name="P73"><text:s text:c="16"/>"text": "Нет",</text:p>
      <text:p text:style-name="P73"><text:s text:c="16"/>"order": 3</text:p>
      <text:p text:style-name="P73"><text:s text:c="14"/>},</text:p>
      <text:p text:style-name="P73"><text:s text:c="14"/>{</text:p>
      <text:p text:style-name="P73"><text:s text:c="16"/>"id": "answer_enumvalue_other",</text:p>
      <text:p text:style-name="P73"><text:s text:c="16"/>"order": 4,</text:p>
      <text:p text:style-name="P73"><text:s text:c="16"/>"isOtherEnabled": "true"</text:p>
      <text:p text:style-name="P73"><text:s text:c="14"/>}</text:p>
      <text:p text:style-name="P73"><text:s text:c="12"/>]</text:p>
      <text:p text:style-name="P73"><text:s text:c="10"/>}</text:p>
      <text:p text:style-name="P73"><text:s text:c="8"/>],</text:p>
      <text:p text:style-name="P73"><text:s text:c="8"/>"subQuestions": [</text:p>
      <text:p text:style-name="P73"><text:s text:c="10"/>{</text:p>
      <text:p text:style-name="P73"><text:s text:c="12"/>"id": "question_id_is_EU",</text:p>
      <text:p text:style-name="P73"><text:s text:c="12"/>"order": 8,</text:p>
      <text:p text:style-name="P73"><text:s text:c="12"/>"number": "4.1",</text:p>
      <text:p text:style-name="P73"><text:s text:c="12"/>"activationEnumId": "answer_enumvalue_id_yes_long_leave",</text:p>
      <text:p text:style-name="P73"><text:s text:c="12"/>"questionText": "Вы планируете выезжать на территорию: Евросоюза?",</text:p>
      <text:p text:style-name="P73"><text:s text:c="12"/>"components": [</text:p>
      <text:p text:style-name="P73"><text:s text:c="14"/>{</text:p>
      <text:p text:style-name="P73"><text:s text:c="16"/>"id": "id_is_eu_1",</text:p>
      <text:p text:style-name="P73"><text:s text:c="16"/>"type": "ENUM",</text:p>
      <text:p text:style-name="P73"><text:s text:c="16"/>"enumValues": [</text:p>
      <text:p text:style-name="P73"><text:s text:c="18"/>{</text:p>
      <text:p text:style-name="P73"><text:s text:c="20"/>"id": "id_yes",</text:p>
      <text:p text:style-name="P73"><text:s text:c="20"/>"text": "Да",</text:p>
      <text:p text:style-name="P73"><text:s text:c="20"/>"order": 1</text:p>
      <text:p text:style-name="P73"><text:s text:c="18"/>},</text:p>
      <text:p text:style-name="P73"><text:s text:c="18"/>{</text:p>
      <text:p text:style-name="P73"><text:s text:c="20"/>"id": "id_no",</text:p>
      <text:p text:style-name="P73"><text:s text:c="20"/>"text": "Нет",</text:p>
      <text:p text:style-name="P73"><text:s text:c="20"/>"order": 2</text:p>
      <text:p text:style-name="P73"><text:s text:c="18"/>}</text:p>
      <text:p text:style-name="P73"><text:s text:c="16"/>]</text:p>
      <text:p text:style-name="P73"><text:s text:c="14"/>}</text:p>
      <text:p text:style-name="P73"><text:s text:c="12"/>],</text:p>
      <text:p text:style-name="P73"><text:s text:c="12"/>"subQuestions": [</text:p>
      <text:p text:style-name="P73"><text:s text:c="14"/>{</text:p>
      <text:p text:style-name="P73"><text:s text:c="16"/>"id": "id_purpose_of_your_trip",</text:p>
      <text:p text:style-name="P73"><text:s text:c="16"/>"number": "4.2",</text:p>
      <text:p text:style-name="P73"><text:s text:c="16"/>"questionText": "Цель/причина каждой из поездок",</text:p>
      <text:p text:style-name="P73"><text:s text:c="16"/>"activationEnumId": "id_yes",</text:p>
      <text:p text:style-name="P73"><text:s text:c="16"/>"components": [</text:p>
      <text:p text:style-name="P73"><text:s text:c="18"/>{</text:p>
      <text:p text:style-name="P73"><text:s text:c="20"/>"id": "id_purpose_1",</text:p>
      <text:p text:style-name="P73"><text:s text:c="20"/>"type": "ENUMMULTI",</text:p>
      <text:p text:style-name="P73"><text:s text:c="20"/>"enumValues": [</text:p>
      <text:p text:style-name="P73"><text:s text:c="22"/>{</text:p>
      <text:p text:style-name="P73"><text:s text:c="24"/>"id": "id_rest",</text:p>
      <text:p text:style-name="P73"><text:s text:c="24"/>"text": "Отдых",</text:p>
      <text:p text:style-name="P73"><text:s text:c="24"/>"order": 1</text:p>
      <text:p text:style-name="P73"><text:s text:c="22"/>},</text:p>
      <text:p text:style-name="P73"><text:s text:c="22"/>{</text:p>
      <text:p text:style-name="P73"><text:s text:c="24"/>"id": "id_relatives",</text:p>
      <text:p text:style-name="P73"><text:s text:c="24"/>"text": "Визит к родственникам, знакомым",</text:p>
      <text:p text:style-name="P73"><text:s text:c="24"/>"order": 2</text:p>
      <text:p text:style-name="P73"><text:soft-page-break/><text:s text:c="22"/>},</text:p>
      <text:p text:style-name="P73"><text:s text:c="22"/>{</text:p>
      <text:p text:style-name="P73"><text:s text:c="24"/>"id": "id_regular_job",</text:p>
      <text:p text:style-name="P73"><text:s text:c="24"/>"text": "Работа, не связанная с перемещением внутри страны и за её пределы",</text:p>
      <text:p text:style-name="P73"><text:s text:c="24"/>"order": 3</text:p>
      <text:p text:style-name="P73"><text:s text:c="22"/>},</text:p>
      <text:p text:style-name="P73"><text:s text:c="22"/>{</text:p>
      <text:p text:style-name="P73"><text:s text:c="24"/>"id": "id_moving_job",</text:p>
      <text:p text:style-name="P73"><text:s text:c="24"/>"text": "Работа, связанная с постоянными перемещениями внутри страны",</text:p>
      <text:p text:style-name="P73"><text:s text:c="24"/>"order": 4</text:p>
      <text:p text:style-name="P73"><text:s text:c="22"/>}</text:p>
      <text:p text:style-name="P73"><text:s text:c="20"/>]</text:p>
      <text:p text:style-name="P73"><text:s text:c="18"/>}</text:p>
      <text:p text:style-name="P73"><text:s text:c="16"/>]</text:p>
      <text:p text:style-name="P73"><text:s text:c="14"/>},</text:p>
      <text:p text:style-name="P73"><text:s text:c="14"/>{</text:p>
      <text:p text:style-name="P73"><text:s text:c="16"/>"id": "id_example_multiactivated",</text:p>
      <text:p text:style-name="P73"><text:s text:c="16"/>"activationEnumId": "id_yes",</text:p>
      <text:p text:style-name="P73"><text:s text:c="16"/>"text": "Уточняющий вопрос, активируется при выборе варианта ответов на предыдущий вопрос (Работа с перемещением).",</text:p>
      <text:p text:style-name="P73"><text:s text:c="16"/>"components": [</text:p>
      <text:p text:style-name="P73"><text:s text:c="18"/>{</text:p>
      <text:p text:style-name="P73"><text:s text:c="20"/>"id": "id_multi_1",</text:p>
      <text:p text:style-name="P73"><text:s text:c="20"/>"label": "Профессия",</text:p>
      <text:p text:style-name="P73"><text:s text:c="20"/>"type": "STRING",</text:p>
      <text:p text:style-name="P73"><text:s text:c="20"/>"description": "Введите профессию",</text:p>
      <text:p text:style-name="P73"><text:s text:c="20"/>"isMandatory": true</text:p>
      <text:p text:style-name="P73"><text:s text:c="18"/>}</text:p>
      <text:p text:style-name="P73"><text:s text:c="16"/>]</text:p>
      <text:p text:style-name="P73"><text:s text:c="14"/>}</text:p>
      <text:p text:style-name="P73"><text:s text:c="12"/>]</text:p>
      <text:p text:style-name="P73"><text:s text:c="10"/>}</text:p>
      <text:p text:style-name="P73"><text:s text:c="8"/>]</text:p>
      <text:p text:style-name="P73"><text:s text:c="6"/>},</text:p>
      <text:p text:style-name="P73"><text:s text:c="6"/>{</text:p>
      <text:p text:style-name="P73"><text:s text:c="8"/>"id": "id_components_example",</text:p>
      <text:p text:style-name="P73"><text:s text:c="8"/>"order": 9,</text:p>
      <text:p text:style-name="P73"><text:s text:c="8"/>"number": "5",</text:p>
      <text:p text:style-name="P73"><text:s text:c="8"/>"questionText": "Пример вопроса с двумя ответами -- целым числом и дробным числом",</text:p>
      <text:p text:style-name="P73"><text:s text:c="8"/>"components": [</text:p>
      <text:p text:style-name="P73"><text:s text:c="10"/>{</text:p>
      <text:p text:style-name="P73"><text:s text:c="12"/>"id": "id_integer_example_1",</text:p>
      <text:p text:style-name="P73"><text:s text:c="12"/>"label": "Окружность талии, см.",</text:p>
      <text:p text:style-name="P73"><text:s text:c="12"/>"type": "INTEGER"</text:p>
      <text:p text:style-name="P73"><text:s text:c="10"/>},</text:p>
      <text:p text:style-name="P73"><text:s text:c="10"/>{</text:p>
      <text:p text:style-name="P73"><text:s text:c="12"/>"id": "id_double_example_2",</text:p>
      <text:p text:style-name="P73"><text:s text:c="12"/>"label": "Окружность груди, м.",</text:p>
      <text:p text:style-name="P73"><text:s text:c="12"/>"type": "DOUBLE",</text:p>
      <text:p text:style-name="P73"><text:s text:c="12"/>"description": "Измерьте окружность груди в метрах",</text:p>
      <text:p text:style-name="P73"><text:s text:c="12"/>"isMandatory": true</text:p>
      <text:p text:style-name="P73"><text:s text:c="10"/>},</text:p>
      <text:p text:style-name="P73"><text:s text:c="10"/>{</text:p>
      <text:p text:style-name="P73"><text:s text:c="12"/>"id": "id_double_example_optional",</text:p>
      <text:p text:style-name="P73"><text:s text:c="12"/>"label": "Окружность бедер, м.",</text:p>
      <text:p text:style-name="P73"><text:s text:c="12"/>"type": "DOUBLE",</text:p>
      <text:p text:style-name="P73"><text:s text:c="12"/>"description": "Опционально заполните окружность бедер в метрах",</text:p>
      <text:p text:style-name="P73"><text:s text:c="12"/>"isMandatory": false</text:p>
      <text:p text:style-name="P73"><text:s text:c="10"/>}</text:p>
      <text:p text:style-name="P73"><text:s text:c="8"/>],</text:p>
      <text:p text:style-name="P73"><text:s text:c="8"/>"subQuestions": [</text:p>
      <text:p text:style-name="P73"><text:s text:c="10"/>{</text:p>
      <text:p text:style-name="P73"><text:s text:c="12"/>"id": "id_subquestion_always_example",</text:p>
      <text:p text:style-name="P73"><text:s text:c="12"/>"activationType": "ALWAYS",</text:p>
      <text:p text:style-name="P73"><text:s text:c="12"/>"number": "5.1",</text:p>
      <text:p text:style-name="P73"><text:s text:c="12"/>"questionText": "Пример подвопроса с ответом-строкой",</text:p>
      <text:p text:style-name="P73"><text:s text:c="12"/>"components": [</text:p>
      <text:p text:style-name="P73"><text:s text:c="14"/>{</text:p>
      <text:p text:style-name="P73"><text:s text:c="16"/>"id": "id_always_1",</text:p>
      <text:p text:style-name="P73"><text:s text:c="16"/>"type": "STRING",</text:p>
      <text:p text:style-name="P73"><text:s text:c="16"/>"label": "Иное",</text:p>
      <text:p text:style-name="P73"><text:s text:c="16"/>"description": "Введите какие-то данные строкой"</text:p>
      <text:p text:style-name="P73"><text:s text:c="14"/>}</text:p>
      <text:p text:style-name="P73"><text:s text:c="12"/>]</text:p>
      <text:p text:style-name="P73"><text:s text:c="10"/>},</text:p>
      <text:p text:style-name="P73"><text:s text:c="10"/>{</text:p>
      <text:p text:style-name="P73"><text:s text:c="12"/>"id": "subquestion_always2_other_example",</text:p>
      <text:p text:style-name="P73"><text:soft-page-break/><text:s text:c="12"/>"number": "5.2",</text:p>
      <text:p text:style-name="P73"><text:s text:c="12"/>"questionText": "Пример вопроса с поддержкой 'иного'/other в компоненте",</text:p>
      <text:p text:style-name="P73"><text:s text:c="12"/>"components": [</text:p>
      <text:p text:style-name="P73"><text:s text:c="14"/>{</text:p>
      <text:p text:style-name="P73"><text:s text:c="16"/>"id": "id_always_2",</text:p>
      <text:p text:style-name="P73"><text:s text:c="16"/>"type": "ENUM",</text:p>
      <text:p text:style-name="P73"><text:s text:c="16"/>"enumValues": [</text:p>
      <text:p text:style-name="P73"><text:s text:c="18"/>{</text:p>
      <text:p text:style-name="P73"><text:s text:c="20"/>"id": "id_no",</text:p>
      <text:p text:style-name="P73"><text:s text:c="20"/>"text": "Нет",</text:p>
      <text:p text:style-name="P73"><text:s text:c="20"/>"order": 2</text:p>
      <text:p text:style-name="P73"><text:s text:c="18"/>},</text:p>
      <text:p text:style-name="P73"><text:s text:c="18"/>{</text:p>
      <text:p text:style-name="P73"><text:s text:c="20"/>"id": "id_enum_other",</text:p>
      <text:p text:style-name="P73"><text:s text:c="20"/>"text": "Иное",</text:p>
      <text:p text:style-name="P73"><text:s text:c="20"/>"order": 3,</text:p>
      <text:p text:style-name="P73"><text:s text:c="20"/>"isOtherEnabled": true</text:p>
      <text:p text:style-name="P73"><text:s text:c="18"/>}</text:p>
      <text:p text:style-name="P73"><text:s text:c="16"/>]</text:p>
      <text:p text:style-name="P73"><text:s text:c="14"/>}</text:p>
      <text:p text:style-name="P73"><text:s text:c="12"/>]</text:p>
      <text:p text:style-name="P73"><text:s text:c="10"/>},</text:p>
      <text:p text:style-name="P73"><text:s text:c="10"/>{</text:p>
      <text:p text:style-name="P73"><text:s text:c="12"/>"id": "question_id_thank_you",</text:p>
      <text:p text:style-name="P73"><text:s text:c="12"/>"questionText": "Статический текст, не требующий ответа (Спасибо за заполнение анкеты и др.)"</text:p>
      <text:p text:style-name="P73"><text:s text:c="10"/>}</text:p>
      <text:p text:style-name="P73"><text:s text:c="8"/>]</text:p>
      <text:p text:style-name="P73"><text:s text:c="6"/>}</text:p>
      <text:p text:style-name="P73"><text:s text:c="4"/>]</text:p>
      <text:p text:style-name="P73"><text:s text:c="2"/>}</text:p>
      <text:p text:style-name="P73">}</text:p>
      <text:p text:style-name="P9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7">Параметр</text:p>
          </table:table-cell>
          <table:table-cell table:style-name="Table7.A1" office:value-type="string">
            <text:p text:style-name="P107">Тип</text:p>
          </table:table-cell>
          <table:table-cell table:style-name="Table7.C1" office:value-type="string">
            <text:p text:style-name="P107">Описание</text:p>
          </table:table-cell>
        </table:table-row>
        <table:table-row>
          <table:table-cell table:style-name="Table7.A2" office:value-type="string">
            <text:p text:style-name="P13">status.code</text:p>
          </table:table-cell>
          <table:table-cell table:style-name="Table7.A2" office:value-type="string">
            <text:p text:style-name="P119">Int</text:p>
          </table:table-cell>
          <table:table-cell table:style-name="Table7.C2" office:value-type="string">
            <text:p text:style-name="P119">Код ошибки</text:p>
          </table:table-cell>
        </table:table-row>
        <table:table-row>
          <table:table-cell table:style-name="Table7.A2" office:value-type="string">
            <text:p text:style-name="P13">status.message</text:p>
          </table:table-cell>
          <table:table-cell table:style-name="Table7.A2" office:value-type="string">
            <text:p text:style-name="P123">String</text:p>
          </table:table-cell>
          <table:table-cell table:style-name="Table7.C2" office:value-type="string">
            <text:p text:style-name="P119">Описание ошибки</text:p>
          </table:table-cell>
        </table:table-row>
        <table:table-row>
          <table:table-cell table:style-name="Table7.A2" office:value-type="string">
            <text:p text:style-name="P35">result</text:p>
          </table:table-cell>
          <table:table-cell table:style-name="Table7.A2" office:value-type="string">
            <text:p text:style-name="P152">Object</text:p>
          </table:table-cell>
          <table:table-cell table:style-name="Table7.C2" office:value-type="string">
            <text:p text:style-name="P149">Объект результата.</text:p>
            <text:p text:style-name="P149">При возникновении ошибки допустимы <text:span text:style-name="T71">также</text:span> значения {}, null или отсутствие <text:span text:style-name="T69">ключа.</text:span></text:p>
          </table:table-cell>
        </table:table-row>
        <table:table-row>
          <table:table-cell table:style-name="Table7.A2" office:value-type="string">
            <text:p text:style-name="P3"><text:span text:style-name="T59">r</text:span>esult.questionnaireVersionId</text:p>
          </table:table-cell>
          <table:table-cell table:style-name="Table7.A2" office:value-type="string">
            <text:p text:style-name="P138">String</text:p>
          </table:table-cell>
          <table:table-cell table:style-name="Table7.C2" office:value-type="string">
            <text:p text:style-name="P128">ИД версии опросника</text:p>
          </table:table-cell>
        </table:table-row>
        <table:table-row>
          <table:table-cell table:style-name="Table7.A2" office:value-type="string">
            <text:p text:style-name="P3"><text:span text:style-name="T59">result.</text:span>questions</text:p>
          </table:table-cell>
          <table:table-cell table:style-name="Table7.A2" office:value-type="string">
            <text:p text:style-name="P128">Array</text:p>
          </table:table-cell>
          <table:table-cell table:style-name="Table7.C2" office:value-type="string">
            <text:p text:style-name="P128">Список корневых вопросов</text:p>
          </table:table-cell>
        </table:table-row>
        <table:table-row>
          <table:table-cell table:style-name="Table7.A2" office:value-type="string">
            <text:p text:style-name="P6"><text:span text:style-name="T57">q</text:span>uestion.id</text:p>
          </table:table-cell>
          <table:table-cell table:style-name="Table7.A2" office:value-type="string">
            <text:p text:style-name="P139">String</text:p>
          </table:table-cell>
          <table:table-cell table:style-name="Table7.C2" office:value-type="string">
            <text:p text:style-name="P139">ИД вопроса</text:p>
          </table:table-cell>
        </table:table-row>
        <table:table-row>
          <table:table-cell table:style-name="Table7.A2" office:value-type="string">
            <text:p text:style-name="P6"><text:span text:style-name="T57">q</text:span>uestion.num<text:span text:style-name="T15">ber</text:span></text:p>
          </table:table-cell>
          <table:table-cell table:style-name="Table7.A2" office:value-type="string">
            <text:p text:style-name="P139">String</text:p>
          </table:table-cell>
          <table:table-cell table:style-name="Table7.C2" office:value-type="string">
            <text:p text:style-name="P140">Строковый номер вопроса (например “4.2”, "<text:span text:style-name="T156">#4.2</text:span>", "<text:span text:style-name="T157">№4.2</text:span>")</text:p>
          </table:table-cell>
        </table:table-row>
        <table:table-row>
          <table:table-cell table:style-name="Table7.A2" office:value-type="string">
            <text:p text:style-name="P7"><text:span text:style-name="T57">q</text:span>uestion.<text:span text:style-name="T57">order</text:span></text:p>
          </table:table-cell>
          <table:table-cell table:style-name="Table7.A2" office:value-type="string">
            <text:p text:style-name="P141">Int <text:span text:style-name="T158">(опционально)</text:span></text:p>
          </table:table-cell>
          <table:table-cell table:style-name="Table7.C2" office:value-type="string">
            <text:p text:style-name="P141">Порядок вопроса среди вопросов на одном уровне.</text:p>
            <text:p text:style-name="P163">Вопрос с порядком 1 идет раньше вопроса с порядком 2.</text:p>
            <text:p text:style-name="P163"/>
            <text:p text:style-name="P198">null или отсутствие атрибута интерпретируется как 2147483647</text:p>
          </table:table-cell>
        </table:table-row>
        <table:table-row>
          <table:table-cell table:style-name="Table7.A2" office:value-type="string">
            <text:p text:style-name="P4"><text:span text:style-name="T57">question.q</text:span>uestionText</text:p>
          </table:table-cell>
          <table:table-cell table:style-name="Table7.A2" office:value-type="string">
            <text:p text:style-name="P141">String</text:p>
          </table:table-cell>
          <table:table-cell table:style-name="Table7.C2" office:value-type="string">
            <text:p text:style-name="P141">Текст вопроса</text:p>
          </table:table-cell>
        </table:table-row>
        <table:table-row>
          <table:table-cell table:style-name="Table7.A2" office:value-type="string">
            <text:p text:style-name="P59"><text:span text:style-name="T142">q</text:span>uestion.activationType</text:p>
          </table:table-cell>
          <table:table-cell table:style-name="Table7.A2" office:value-type="string">
            <text:p text:style-name="P193">String <text:span text:style-name="T143">(опционально)</text:span></text:p>
          </table:table-cell>
          <table:table-cell table:style-name="Table7.C2" office:value-type="string">
            <text:p text:style-name="P194">Тип активации вопроса.</text:p>
            <text:p text:style-name="P195">ALWAYS – <text:span text:style-name="T148">вопрос активируется</text:span> <text:span text:style-name="T147">всегда, если был задан родительский вопрос, или это корневой вопрос (без родителя)</text:span></text:p>
            <text:p text:style-name="P197">ENUM – <text:span text:style-name="T148">вопрос активируется если на любой из компонентов родительского вопроса был выбран соответствующий ответ</text:span></text:p>
            <text:p text:style-name="P196"/>
            <text:p text:style-name="P214"><text:span text:style-name="T151">м</text:span><text:span text:style-name="T150">ожет принимать значение null или отсутствовать если </text:span><text:span text:style-name="T152">задан</text:span><text:span text:style-name="T150"> activationEnumId, </text:span><text:span text:style-name="T153">тогда </text:span><text:span text:style-name="T154">интерпретируется как ENUM</text:span></text:p>
            <text:p text:style-name="P218"/>
            <text:p text:style-name="P213"><text:span text:style-name="T154">null или отсутствие </text:span><text:span text:style-name="T155">атрибута</text:span><text:span text:style-name="T154"> интерпретируется как ALWAYS</text:span><text:span text:style-name="T151"> если </text:span><text:soft-page-break/><text:span text:style-name="T151">нет иных признаков активации</text:span></text:p>
          </table:table-cell>
        </table:table-row>
        <table:table-row>
          <table:table-cell table:style-name="Table7.A2" office:value-type="string">
            <text:p text:style-name="P58"><text:span text:style-name="T25">q</text:span>uestion.<text:span text:style-name="T20">activationEnumId</text:span></text:p>
          </table:table-cell>
          <table:table-cell table:style-name="Table7.A2" office:value-type="string">
            <text:p text:style-name="P191">String <text:span text:style-name="T46">(опционально)</text:span></text:p>
          </table:table-cell>
          <table:table-cell table:style-name="Table7.C2" office:value-type="string">
            <text:p text:style-name="P188">ИД варианта ответа, выбор которого <text:span text:style-name="T149">в вопросе-родителе</text:span> активирует данный вопрос.</text:p>
            <text:p text:style-name="P187"><text:span text:style-name="T47">Может п</text:span>рисутств<text:span text:style-name="T47">овать</text:span> для подвопросов.</text:p>
          </table:table-cell>
        </table:table-row>
        <table:table-row>
          <table:table-cell table:style-name="Table7.A2" office:value-type="string">
            <text:p text:style-name="P57"><text:span text:style-name="T21">question.</text:span>subQuestions</text:p>
          </table:table-cell>
          <table:table-cell table:style-name="Table7.A2" office:value-type="string">
            <text:p text:style-name="P190">Array <text:span text:style-name="T24">(список вопросов аналогичных типу question, опционально)</text:span></text:p>
          </table:table-cell>
          <table:table-cell table:style-name="Table7.C2" office:value-type="string">
            <text:p text:style-name="P55">Список <text:span text:style-name="T22">уточняющих вопросов</text:span><text:span text:style-name="T23">.</text:span></text:p>
            <text:p text:style-name="P244">Глубина вложенности не ограничена.</text:p>
          </table:table-cell>
        </table:table-row>
        <table:table-row>
          <table:table-cell table:style-name="Table7.A2" office:value-type="string">
            <text:p text:style-name="P56"><text:span text:style-name="T76">q</text:span>uestion.components</text:p>
          </table:table-cell>
          <table:table-cell table:style-name="Table7.A2" office:value-type="string">
            <text:p text:style-name="P189">Array <text:span text:style-name="T164">(опционально)</text:span></text:p>
          </table:table-cell>
          <table:table-cell table:style-name="Table7.C2" office:value-type="string">
            <text:p text:style-name="P189">Список компонентов вопроса</text:p>
            <text:p text:style-name="P185">Обычно вопрос состоит из 1 компонента.</text:p>
            <text:p text:style-name="P186">Компоненты используются для вопросов, <text:span text:style-name="T144">на которых требуется сразу несколько ответов.</text:span></text:p>
            <text:p text:style-name="P186"/>
            <text:p text:style-name="P207">Если <text:span text:style-name="T165">список пустой, или null/undefined то вопрос не требует ответа и он предлагается пользователю для прочтения (добро пожаловать, спасибо и др.)</text:span></text:p>
            <text:p text:style-name="P186"/>
            <text:p text:style-name="P185">Для вопроса ФИО – 3 компонента</text:p>
            <text:p text:style-name="P185">Для вопроса <text:span text:style-name="T159">А</text:span>/д – 2 (верхнее и нижнее <text:span text:style-name="T160">давление</text:span>).</text:p>
          </table:table-cell>
        </table:table-row>
        <table:table-row>
          <table:table-cell table:style-name="Table7.A2" office:value-type="string">
            <text:p text:style-name="P39"><text:span text:style-name="T78">с</text:span>omponent.id</text:p>
          </table:table-cell>
          <table:table-cell table:style-name="Table7.A2" office:value-type="string">
            <text:p text:style-name="P156">String</text:p>
          </table:table-cell>
          <table:table-cell table:style-name="Table7.C2" office:value-type="string">
            <text:p text:style-name="P156">ИД компонента вопроса</text:p>
          </table:table-cell>
        </table:table-row>
        <table:table-row>
          <table:table-cell table:style-name="Table7.A2" office:value-type="string">
            <text:p text:style-name="P38">component.<text:span text:style-name="T77">type</text:span></text:p>
          </table:table-cell>
          <table:table-cell table:style-name="Table7.A2" office:value-type="string">
            <text:p text:style-name="P155">String</text:p>
          </table:table-cell>
          <table:table-cell table:style-name="Table7.C2" office:value-type="string">
            <text:p text:style-name="P41">Тип ответа:</text:p>
            <text:p text:style-name="P8">ENUM – выбор варианта ответа</text:p>
            <text:p text:style-name="P5">DOUBLE – <text:span text:style-name="T17">дробное число</text:span></text:p>
            <text:p text:style-name="P8">INTEGER – целое число</text:p>
            <text:p text:style-name="P8">STRING - строка</text:p>
            <text:p text:style-name="P8">ENUMMULTI – выбор одного или нескольких вариантов ответа</text:p>
          </table:table-cell>
        </table:table-row>
        <table:table-row>
          <table:table-cell table:style-name="Table7.A2" office:value-type="string">
            <text:p text:style-name="P40"><text:span text:style-name="T83">c</text:span>omponent.label</text:p>
          </table:table-cell>
          <table:table-cell table:style-name="Table7.A2" office:value-type="string">
            <text:p text:style-name="P157">String <text:span text:style-name="T79">(опционально)</text:span></text:p>
          </table:table-cell>
          <table:table-cell table:style-name="Table7.C2" office:value-type="string">
            <text:p text:style-name="P157">Метка компонента вопроса</text:p>
            <text:p text:style-name="P161">Примеры:</text:p>
            <text:p text:style-name="P161">"Выберите один или более вариантов"</text:p>
            <text:p text:style-name="P161">"Имя"</text:p>
            <text:p text:style-name="P161">"Верхнее давление"</text:p>
            <text:p text:style-name="P162">"Введите целое число"</text:p>
          </table:table-cell>
        </table:table-row>
        <table:table-row>
          <table:table-cell table:style-name="Table7.A2" office:value-type="string">
            <text:p text:style-name="P42"><text:span text:style-name="T83">c</text:span>omponent.mask</text:p>
          </table:table-cell>
          <table:table-cell table:style-name="Table7.A2" office:value-type="string">
            <text:p text:style-name="P158">String <text:span text:style-name="T80">(опционально)</text:span></text:p>
          </table:table-cell>
          <table:table-cell table:style-name="Table7.C2" office:value-type="string">
            <text:p text:style-name="P43">Строка-регулярное выражение для проверки ответа на соответствие</text:p>
          </table:table-cell>
        </table:table-row>
        <table:table-row>
          <table:table-cell table:style-name="Table7.A2" office:value-type="string">
            <text:p text:style-name="P63">component.isMandatory</text:p>
          </table:table-cell>
          <table:table-cell table:style-name="Table7.A2" office:value-type="string">
            <text:p text:style-name="P192">Boolean <text:span text:style-name="T48">(опционально)</text:span></text:p>
          </table:table-cell>
          <table:table-cell table:style-name="Table7.C2" office:value-type="string">
            <text:p text:style-name="P208">Устанавливает обязательность заполнения компонента.</text:p>
            <text:p text:style-name="P208"/>
            <text:p text:style-name="P209">Отсутствие флага/null интерпретируется как <text:span text:style-name="T166">true (обязательно заполняется)</text:span></text:p>
          </table:table-cell>
        </table:table-row>
        <table:table-row>
          <table:table-cell table:style-name="Table7.A2" office:value-type="string">
            <text:p text:style-name="P64">component.description</text:p>
          </table:table-cell>
          <table:table-cell table:style-name="Table7.A2" office:value-type="string">
            <text:p text:style-name="P210">String (опционально)</text:p>
          </table:table-cell>
          <table:table-cell table:style-name="Table7.C2" office:value-type="string">
            <text:p text:style-name="P211"><text:span text:style-name="T167">Текстовое о</text:span>писание/<text:span text:style-name="T177">подсказка компонента вопроса.</text:span></text:p>
          </table:table-cell>
        </table:table-row>
        <table:table-row>
          <table:table-cell table:style-name="Table7.A2" office:value-type="string">
            <text:p text:style-name="P44"><text:span text:style-name="T83">c</text:span>omponent.enumValues</text:p>
          </table:table-cell>
          <table:table-cell table:style-name="Table7.A2" office:value-type="string">
            <text:p text:style-name="P159">Array <text:span text:style-name="T81">(опционально)</text:span></text:p>
          </table:table-cell>
          <table:table-cell table:style-name="Table7.C2" office:value-type="string">
            <text:p text:style-name="P46">Перечисление вариантов ответов на вопрос <text:span text:style-name="T146">(enumValue)</text:span>.</text:p>
            <text:p text:style-name="P45">Опционально, присутствует только если соответствующий тип ответа <text:span text:style-name="T18">ENUM или ENUMMULTI</text:span></text:p>
          </table:table-cell>
        </table:table-row>
        <table:table-row>
          <table:table-cell table:style-name="Table7.A2" office:value-type="string">
            <text:p text:style-name="P2"><text:span text:style-name="T145">enumValue</text:span>.<text:span text:style-name="T19">id</text:span></text:p>
          </table:table-cell>
          <table:table-cell table:style-name="Table7.A2" office:value-type="string">
            <text:p text:style-name="P142">String</text:p>
          </table:table-cell>
          <table:table-cell table:style-name="Table7.C2" office:value-type="string">
            <text:p text:style-name="P9">ИД варианта ответа</text:p>
          </table:table-cell>
        </table:table-row>
        <table:table-row>
          <table:table-cell table:style-name="Table7.A2" office:value-type="string">
            <text:p text:style-name="P60"><text:span text:style-name="T145">enumValue</text:span>.<text:span text:style-name="T16">text</text:span></text:p>
          </table:table-cell>
          <table:table-cell table:style-name="Table7.A2" office:value-type="string">
            <text:p text:style-name="P143">String <text:span text:style-name="T175">(опционально)</text:span></text:p>
          </table:table-cell>
          <table:table-cell table:style-name="Table7.C2" office:value-type="string">
            <text:p text:style-name="P70">Текст варианта ответа.</text:p>
            <text:p text:style-name="P71"/>
            <text:p text:style-name="P72">Может отсутствовать в случае <text:span text:style-name="T176">isOtherEnabled = true</text:span></text:p>
          </table:table-cell>
        </table:table-row>
        <table:table-row>
          <table:table-cell table:style-name="Table7.A2" office:value-type="string">
            <text:p text:style-name="P47"><text:span text:style-name="T82">enumValue</text:span>.order</text:p>
          </table:table-cell>
          <table:table-cell table:style-name="Table7.A2" office:value-type="string">
            <text:p text:style-name="P144">Int</text:p>
          </table:table-cell>
          <table:table-cell table:style-name="Table7.C2" office:value-type="string">
            <text:p text:style-name="P31">Порядок варианта ответа.</text:p>
            <text:p text:style-name="P32">Вариант ответа с order = 1 отображается раньше/выше варианта ответа с order = 2</text:p>
            <text:p text:style-name="P32"/>
            <text:p text:style-name="P199">null или отсутствие атрибута интерпретируется как 2147483647</text:p>
          </table:table-cell>
        </table:table-row>
        <text:soft-page-break/>
        <table:table-row>
          <table:table-cell table:style-name="Table7.A2" office:value-type="string">
            <text:p text:style-name="P65">enumValue.isOtherEnabled</text:p>
          </table:table-cell>
          <table:table-cell table:style-name="Table7.A2" office:value-type="string">
            <text:p text:style-name="P212">Boolean (опционально)</text:p>
          </table:table-cell>
          <table:table-cell table:style-name="Table7.C2" office:value-type="string">
            <text:p text:style-name="P66">Поддержка <text:span text:style-name="T170">варианта ответа "Иное" </text:span></text:p>
            <text:p text:style-name="P67">"Иное" функционирует как особый <text:span text:style-name="T171">вариант ответа. Клиент выбирает "иное" и заполняет значение-строку.</text:span></text:p>
            <text:p text:style-name="P68">В таком случае ответ клиента передается в поле компонента ответа "stringValue". <text:span text:style-name="T172">См. Примеры.</text:span></text:p>
            <text:p text:style-name="P69">Null или отсутствие интерпретируется как false</text:p>
          </table:table-cell>
        </table:table-row>
      </table:table>
      <text:h text:style-name="P277" text:outline-level="1"/>
      <text:h text:style-name="P281" text:outline-level="1"><text:bookmark-start text:name="__RefHeading___Toc13738_683981765"/>Сервис submitAnswers<text:bookmark-end text:name="__RefHeading___Toc13738_683981765"/></text:h>
      <text:p text:style-name="P100"><text:tab/>Сервис <text:span text:style-name="T56">принимает ответы на вопросы. Ответы могут содержать вложенные списки ответов на уточняющие вопросы (вложенные ответы).</text:span></text:p>
      <text:h text:style-name="Heading_20_2" text:outline-level="2"><text:bookmark-start text:name="__RefHeading___Toc13740_683981765"/>Заголовок запроса<text:bookmark-end text:name="__RefHeading___Toc13740_683981765"/></text:h>
      <text:p text:style-name="P98"><text:tab/>Заголовок аналогичен заголовку сервиса login</text:p>
      <text:h text:style-name="P291" text:outline-level="2"><text:bookmark-start text:name="__RefHeading___Toc13742_683981765"/>Тело запроса <text:span text:style-name="T52">(JSON)</text:span><text:bookmark-end text:name="__RefHeading___Toc13742_683981765"/></text:h>
      <text:p text:style-name="P258"><text:span text:style-name="T28">Ответы на статические вопросы передаются </text:span><text:span text:style-name="T29">с questionId = null </text:span><text:span text:style-name="T36">или questionId undefined.</text:span></text:p>
      <text:p text:style-name="P102"><text:span text:style-name="T28">Для статических вопросов, </text:span><text:span text:style-name="T33">например </text:span><text:span text:style-name="T28">вопрос – "артериальное давление" </text:span><text:span text:style-name="T30">необходимо </text:span><text:span text:style-name="T31">передавать тип ответа "</text:span><text:span text:style-name="T32">type"</text:span><text:span text:style-name="T34">. </text:span><text:span text:style-name="T35">Допустимые типы ответов перечислены ниже в таблице.</text:span><text:span text:style-name="T37"> Некоторые опциональные поля пропущены </text:span><text:span text:style-name="T38">для полноты примеров.</text:span></text:p>
      <text:p text:style-name="P262">{</text:p>
      <text:p text:style-name="P262"><text:s text:c="2"/>"access": {</text:p>
      <text:p text:style-name="P262"><text:s text:c="4"/>"token": "random_generated_token"</text:p>
      <text:p text:style-name="P262"><text:s text:c="2"/>},</text:p>
      <text:p text:style-name="P262"><text:s text:c="2"/>"questionnaireVersionId": "questionnaire_version_id",</text:p>
      <text:p text:style-name="P262"><text:s text:c="2"/>"declarationNumber": "3214-3123-44512",</text:p>
      <text:p text:style-name="P262"><text:s text:c="2"/>"answers": [</text:p>
      <text:p text:style-name="P262"><text:s text:c="4"/>{</text:p>
      <text:p text:style-name="P262"><text:s text:c="6"/>"questionId": null,</text:p>
      <text:p text:style-name="P262"><text:s text:c="6"/>"type": "BLOOD_PRESSURE",</text:p>
      <text:p text:style-name="P262"><text:s text:c="6"/>"components": [</text:p>
      <text:p text:style-name="P262"><text:s text:c="8"/>{</text:p>
      <text:p text:style-name="P262"><text:s text:c="10"/>"intValue": 120</text:p>
      <text:p text:style-name="P262"><text:s text:c="8"/>},</text:p>
      <text:p text:style-name="P262"><text:s text:c="8"/>{</text:p>
      <text:p text:style-name="P262"><text:s text:c="10"/>"intValue": 80</text:p>
      <text:p text:style-name="P262"><text:s text:c="8"/>}</text:p>
      <text:p text:style-name="P262"><text:s text:c="6"/>]</text:p>
      <text:p text:style-name="P262"><text:s text:c="4"/>},</text:p>
      <text:p text:style-name="P262"><text:s text:c="4"/>{</text:p>
      <text:p text:style-name="P262"><text:s text:c="6"/>"questionId": null,</text:p>
      <text:p text:style-name="P262"><text:s text:c="6"/>"type": "WEIGHT",</text:p>
      <text:p text:style-name="P262"><text:s text:c="6"/>"components": [</text:p>
      <text:p text:style-name="P262"><text:s text:c="8"/>{</text:p>
      <text:p text:style-name="P262"><text:s text:c="10"/>"intValue": 80</text:p>
      <text:p text:style-name="P262"><text:s text:c="8"/>}</text:p>
      <text:p text:style-name="P262"><text:s text:c="6"/>]</text:p>
      <text:p text:style-name="P262"><text:s text:c="4"/>},</text:p>
      <text:p text:style-name="P262"><text:s text:c="4"/>{</text:p>
      <text:p text:style-name="P262"><text:s text:c="6"/>"type": "HEIGHT",</text:p>
      <text:p text:style-name="P262"><text:s text:c="6"/>"components": [</text:p>
      <text:p text:style-name="P262"><text:s text:c="8"/>{</text:p>
      <text:p text:style-name="P262"><text:s text:c="10"/>"doubleValue": 1.80</text:p>
      <text:p text:style-name="P262"><text:s text:c="8"/>}</text:p>
      <text:p text:style-name="P262"><text:s text:c="6"/>]</text:p>
      <text:p text:style-name="P262"><text:s text:c="4"/>},</text:p>
      <text:p text:style-name="P262"><text:s text:c="4"/>{</text:p>
      <text:p text:style-name="P262"><text:s text:c="6"/>"type": "SEX",</text:p>
      <text:p text:style-name="P262"><text:s text:c="6"/>"components": [</text:p>
      <text:p text:style-name="P262"><text:s text:c="8"/>{</text:p>
      <text:p text:style-name="P262"><text:s text:c="10"/>"stringValue": "FEMALE"</text:p>
      <text:p text:style-name="P262"><text:s text:c="8"/>}</text:p>
      <text:p text:style-name="P262"><text:s text:c="6"/>]</text:p>
      <text:p text:style-name="P262"><text:s text:c="4"/>},</text:p>
      <text:p text:style-name="P262"><text:s text:c="4"/>{</text:p>
      <text:p text:style-name="P262"><text:s text:c="6"/>"type": "DATE_OF_BIRTH",</text:p>
      <text:p text:style-name="P262"><text:s text:c="6"/>"components": [</text:p>
      <text:p text:style-name="P262"><text:s text:c="8"/>{</text:p>
      <text:p text:style-name="P262"><text:s text:c="10"/>"stringValue": "1999-10-10"</text:p>
      <text:p text:style-name="P262"><text:s text:c="8"/>}</text:p>
      <text:p text:style-name="P262"><text:s text:c="6"/>]</text:p>
      <text:p text:style-name="P262"><text:s text:c="4"/>},</text:p>
      <text:p text:style-name="P262"><text:s text:c="4"/>{</text:p>
      <text:p text:style-name="P262"><text:s text:c="6"/>"questionId": "question_id_warzone_or_long_leave",</text:p>
      <text:p text:style-name="P262"><text:s text:c="6"/>"type": "REGULAR",</text:p>
      <text:p text:style-name="P262"><text:soft-page-break/><text:s text:c="6"/>"components": [</text:p>
      <text:p text:style-name="P262"><text:s text:c="8"/>{</text:p>
      <text:p text:style-name="P262"><text:s text:c="10"/>"questionComponentId": "id_warzone_1",</text:p>
      <text:p text:style-name="P262"><text:s text:c="10"/>"enumValueId": "answer_enumvalue_id_yes_long_leave"</text:p>
      <text:p text:style-name="P262"><text:s text:c="8"/>}</text:p>
      <text:p text:style-name="P262"><text:s text:c="6"/>],</text:p>
      <text:p text:style-name="P262"><text:s text:c="6"/>"subAnswers": [</text:p>
      <text:p text:style-name="P262"><text:s text:c="8"/>{</text:p>
      <text:p text:style-name="P262"><text:s text:c="10"/>"questionId": "question_id_is_EU",</text:p>
      <text:p text:style-name="P262"><text:s text:c="10"/>"components": [</text:p>
      <text:p text:style-name="P262"><text:s text:c="12"/>{</text:p>
      <text:p text:style-name="P262"><text:s text:c="14"/>"questionComponentId": "id_is_eu_1",</text:p>
      <text:p text:style-name="P262"><text:s text:c="14"/>"enumValueId": "id_yes"</text:p>
      <text:p text:style-name="P262"><text:s text:c="12"/>}</text:p>
      <text:p text:style-name="P262"><text:s text:c="10"/>],</text:p>
      <text:p text:style-name="P262"><text:s text:c="10"/>"subAnswers": [</text:p>
      <text:p text:style-name="P262"><text:s text:c="12"/>{</text:p>
      <text:p text:style-name="P262"><text:s text:c="14"/>"questionId": "id_purpose_of_your_trip",</text:p>
      <text:p text:style-name="P262"><text:s text:c="14"/>"components": [</text:p>
      <text:p text:style-name="P262"><text:s text:c="16"/>{</text:p>
      <text:p text:style-name="P262"><text:s text:c="18"/>"questionComponentId": "id_purpose_1",</text:p>
      <text:p text:style-name="P262"><text:s text:c="18"/>"enumMultiValueIds": [</text:p>
      <text:p text:style-name="P262"><text:s text:c="20"/>"id_rest",</text:p>
      <text:p text:style-name="P262"><text:s text:c="20"/>"id_regular_job"</text:p>
      <text:p text:style-name="P262"><text:s text:c="18"/>]</text:p>
      <text:p text:style-name="P262"><text:s text:c="16"/>}</text:p>
      <text:p text:style-name="P262"><text:s text:c="14"/>]</text:p>
      <text:p text:style-name="P262"><text:s text:c="12"/>}</text:p>
      <text:p text:style-name="P262"><text:s text:c="10"/>]</text:p>
      <text:p text:style-name="P262"><text:s text:c="8"/>}</text:p>
      <text:p text:style-name="P262"><text:s text:c="6"/>]</text:p>
      <text:p text:style-name="P262"><text:s text:c="4"/>},</text:p>
      <text:p text:style-name="P262"><text:s text:c="4"/>{</text:p>
      <text:p text:style-name="P262"><text:s text:c="6"/>"questionId": "id_components_example",</text:p>
      <text:p text:style-name="P262"><text:s text:c="6"/>"components": [</text:p>
      <text:p text:style-name="P262"><text:s text:c="8"/>{</text:p>
      <text:p text:style-name="P262"><text:s text:c="10"/>"questionComponentId": "id_integer_example_1",</text:p>
      <text:p text:style-name="P262"><text:s text:c="10"/>"intValue": 100</text:p>
      <text:p text:style-name="P262"><text:s text:c="8"/>},</text:p>
      <text:p text:style-name="P262"><text:s text:c="8"/>{</text:p>
      <text:p text:style-name="P262"><text:s text:c="10"/>"questionComponentId": "id_integer_example_2",</text:p>
      <text:p text:style-name="P262"><text:s text:c="10"/>"doubleValue": 1.10</text:p>
      <text:p text:style-name="P262"><text:s text:c="8"/>}</text:p>
      <text:p text:style-name="P262"><text:s text:c="6"/>],</text:p>
      <text:p text:style-name="P262"><text:s text:c="6"/>"subAnswers": [</text:p>
      <text:p text:style-name="P262"><text:s text:c="8"/>{</text:p>
      <text:p text:style-name="P262"><text:s text:c="10"/>"questionId": "id_subquestion_always_example",</text:p>
      <text:p text:style-name="P262"><text:s text:c="10"/>"components": [</text:p>
      <text:p text:style-name="P262"><text:s text:c="12"/>{</text:p>
      <text:p text:style-name="P262"><text:s text:c="14"/>"questionComponentId": "id_always_1",</text:p>
      <text:p text:style-name="P262"><text:s text:c="14"/>"stringValue": "Пример ответ-строка"</text:p>
      <text:p text:style-name="P262"><text:s text:c="12"/>}</text:p>
      <text:p text:style-name="P262"><text:s text:c="10"/>]</text:p>
      <text:p text:style-name="P262"><text:s text:c="8"/>},</text:p>
      <text:p text:style-name="P262"><text:s text:c="8"/>{</text:p>
      <text:p text:style-name="P262"><text:s text:c="10"/>"questionId": "subquestion_always2_other_example",</text:p>
      <text:p text:style-name="P262"><text:s text:c="10"/>"components": [</text:p>
      <text:p text:style-name="P262"><text:s text:c="12"/>{</text:p>
      <text:p text:style-name="P262"><text:s text:c="14"/>"<text:span text:style-name="T184">questionComponentId</text:span>": "id_enum_other",</text:p>
      <text:p text:style-name="P262"><text:s text:c="14"/>"stringValue": "Данные которые заполнил клиент выбрав вариант Иное"</text:p>
      <text:p text:style-name="P262"><text:s text:c="12"/>}</text:p>
      <text:p text:style-name="P262"><text:s text:c="10"/>]</text:p>
      <text:p text:style-name="P262"><text:s text:c="8"/>}</text:p>
      <text:p text:style-name="P262"><text:s text:c="6"/>]</text:p>
      <text:p text:style-name="P262"><text:s text:c="4"/>}</text:p>
      <text:p text:style-name="P262"><text:s text:c="2"/>]</text:p>
      <text:p text:style-name="P262">}</text:p>
      <text:p text:style-name="P26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5">Параметр</text:p>
          </table:table-cell>
          <table:table-cell table:style-name="Table8.A1" office:value-type="string">
            <text:p text:style-name="P105">Тип</text:p>
          </table:table-cell>
          <table:table-cell table:style-name="Table8.C1" office:value-type="string">
            <text:p text:style-name="P105">Описание</text:p>
          </table:table-cell>
        </table:table-row>
        <table:table-row>
          <table:table-cell table:style-name="Table8.A2" office:value-type="string">
            <text:p text:style-name="P61">access</text:p>
          </table:table-cell>
          <table:table-cell table:style-name="Table8.A2" office:value-type="string">
            <text:p text:style-name="P200">Object</text:p>
          </table:table-cell>
          <table:table-cell table:style-name="Table8.C2" office:value-type="string">
            <text:p text:style-name="P200">Авторизационные данные</text:p>
          </table:table-cell>
        </table:table-row>
        <table:table-row>
          <table:table-cell table:style-name="Table8.A2" office:value-type="string">
            <text:p text:style-name="P10">access.token</text:p>
          </table:table-cell>
          <table:table-cell table:style-name="Table8.A2" office:value-type="string">
            <text:p text:style-name="P115">String</text:p>
          </table:table-cell>
          <table:table-cell table:style-name="Table8.C2" office:value-type="string">
            <text:p text:style-name="P117">Токен сессии для вызова сервисов</text:p>
          </table:table-cell>
        </table:table-row>
        <table:table-row>
          <table:table-cell table:style-name="Table8.A2" office:value-type="string">
            <text:p text:style-name="P11">questionnaireVersionId</text:p>
          </table:table-cell>
          <table:table-cell table:style-name="Table8.A2" office:value-type="string">
            <text:p text:style-name="P121">String</text:p>
          </table:table-cell>
          <table:table-cell table:style-name="Table8.C2" office:value-type="string">
            <text:p text:style-name="P127">ИД версии опросника</text:p>
          </table:table-cell>
        </table:table-row>
        <table:table-row>
          <table:table-cell table:style-name="Table8.A2" office:value-type="string">
            <text:p text:style-name="P50">declarationNumber</text:p>
          </table:table-cell>
          <table:table-cell table:style-name="Table8.A2" office:value-type="string">
            <text:p text:style-name="P167">String</text:p>
          </table:table-cell>
          <table:table-cell table:style-name="Table8.C2" office:value-type="string">
            <text:p text:style-name="P168">Номер заявления на страхование</text:p>
          </table:table-cell>
        </table:table-row>
        <text:soft-page-break/>
        <table:table-row>
          <table:table-cell table:style-name="Table8.A2" office:value-type="string">
            <text:p text:style-name="P17"><text:span text:style-name="T41">a</text:span>nswers</text:p>
          </table:table-cell>
          <table:table-cell table:style-name="Table8.A2" office:value-type="string">
            <text:p text:style-name="P129">Array</text:p>
          </table:table-cell>
          <table:table-cell table:style-name="Table8.C2" office:value-type="string">
            <text:p text:style-name="P129"><text:span text:style-name="T40">Список</text:span> ответов</text:p>
          </table:table-cell>
        </table:table-row>
        <table:table-row>
          <table:table-cell table:style-name="Table8.A2" office:value-type="string">
            <text:p text:style-name="P18"><text:span text:style-name="T42">a</text:span>nswer.questionId</text:p>
          </table:table-cell>
          <table:table-cell table:style-name="Table8.A2" office:value-type="string">
            <text:p text:style-name="P130">String <text:span text:style-name="T122">(опционально)</text:span></text:p>
          </table:table-cell>
          <table:table-cell table:style-name="Table8.C2" office:value-type="string">
            <text:p text:style-name="P171">ИД вопроса</text:p>
            <text:p text:style-name="P204">null <text:span text:style-name="T121">или отсутствует</text:span> если вопрос статический <text:span text:style-name="T117">(а/д, рост, вес, и др.)</text:span></text:p>
            <text:p text:style-name="P205">Поле необходимо для сопоставления вопросов и ответов.</text:p>
          </table:table-cell>
        </table:table-row>
        <table:table-row>
          <table:table-cell table:style-name="Table8.A2" office:value-type="string">
            <text:p text:style-name="P51">answer.type</text:p>
          </table:table-cell>
          <table:table-cell table:style-name="Table8.A2" office:value-type="string">
            <text:p text:style-name="P172">String <text:span text:style-name="T123">(опционально)</text:span></text:p>
          </table:table-cell>
          <table:table-cell table:style-name="Table8.C2" office:value-type="string">
            <text:p text:style-name="P174">Тип <text:span text:style-name="T118">ответа</text:span>. <text:span text:style-name="T89">Индикатор поддержки особого отображения вопроса.</text:span></text:p>
            <text:p text:style-name="P169"><text:span text:style-name="T113">BLOOD_PRESSSURE</text:span> – Вопрос а/д</text:p>
            <text:p text:style-name="P170"><text:span text:style-name="T113">HEIGHT</text:span> – <text:span text:style-name="T115">Высота в метрах</text:span></text:p>
            <text:p text:style-name="P170"><text:span text:style-name="T113">WEIGHT</text:span> – <text:span text:style-name="T115">Вес, в кг.</text:span></text:p>
            <text:p text:style-name="P173"><text:span text:style-name="T113">DATE_OF_BIRTH</text:span> – Дата рождения</text:p>
            <text:p text:style-name="P173"><text:span text:style-name="T113">SEX</text:span> – Пол</text:p>
            <text:p text:style-name="P173"/>
            <text:p text:style-name="P173"><text:span text:style-name="T113">REGULAR </text:span>– обычный вопрос.</text:p>
            <text:p text:style-name="P173">Отсутствие аттрибута или null интерпретируется как REGULAR.</text:p>
          </table:table-cell>
        </table:table-row>
        <table:table-row>
          <table:table-cell table:style-name="Table8.A2" office:value-type="string">
            <text:p text:style-name="P62"><text:span text:style-name="T58">a</text:span>nswer.subAnswers</text:p>
          </table:table-cell>
          <table:table-cell table:style-name="Table8.A2" office:value-type="string">
            <text:p text:style-name="P202">Array <text:span text:style-name="T49">(список ответов аналогичных типу answer, опционально)</text:span></text:p>
          </table:table-cell>
          <table:table-cell table:style-name="Table8.C2" office:value-type="string">
            <text:p text:style-name="P203">Ответы на уточняющие вопросы. <text:span text:style-name="T49">Присутствует, если задавались уточняющие вопросы.</text:span></text:p>
            <text:p text:style-name="P206">Если <text:span text:style-name="T161">какой-либо</text:span> из уточняющих вопросов не задавался, то ответ на него в массиве отсутствует.</text:p>
            <text:p text:style-name="P201">Глубина вложенности не ограничена.</text:p>
          </table:table-cell>
        </table:table-row>
        <table:table-row>
          <table:table-cell table:style-name="Table8.A2" office:value-type="string">
            <text:p text:style-name="P48">answer.components</text:p>
          </table:table-cell>
          <table:table-cell table:style-name="Table8.A2" office:value-type="string">
            <text:p text:style-name="P160">Array</text:p>
          </table:table-cell>
          <table:table-cell table:style-name="Table8.C2" office:value-type="string">
            <text:p text:style-name="P160">Список компонентов ответа на вопрос</text:p>
          </table:table-cell>
        </table:table-row>
        <table:table-row>
          <table:table-cell table:style-name="Table8.A2" office:value-type="string">
            <text:p text:style-name="P52"><text:span text:style-name="T119">с</text:span>omponent.questionComponentId</text:p>
          </table:table-cell>
          <table:table-cell table:style-name="Table8.A2" office:value-type="string">
            <text:p text:style-name="P176">String <text:span text:style-name="T124">(опционально)</text:span></text:p>
          </table:table-cell>
          <table:table-cell table:style-name="Table8.C2" office:value-type="string">
            <text:p text:style-name="P176">ИД компонента <text:span text:style-name="T162">(части)</text:span> <text:span text:style-name="T119">вопроса</text:span> на который <text:span text:style-name="T119">отвечает данный компонент ответа.</text:span></text:p>
            <text:p text:style-name="P177">Может быть null или отсутствовать <text:span text:style-name="T120">для статических вопросов или вопросов с единственным компонентом.</text:span></text:p>
            <text:p text:style-name="P178">Необходимы для сопоставления вопросов и ответов.</text:p>
          </table:table-cell>
        </table:table-row>
        <table:table-row>
          <table:table-cell table:style-name="Table8.A2" office:value-type="string">
            <text:p text:style-name="P19"><text:span text:style-name="T84">component.i</text:span>ntValue</text:p>
          </table:table-cell>
          <table:table-cell table:style-name="Table8.A2" office:value-type="string">
            <text:p text:style-name="P131">Integer <text:span text:style-name="T43">(опционально)</text:span></text:p>
          </table:table-cell>
          <table:table-cell table:style-name="Table8.C2" office:value-type="string">
            <text:p text:style-name="P175">Ответ-целое число (если тип ответа соответствующий)</text:p>
            <text:p text:style-name="P175"/>
            <text:p text:style-name="P183"><text:span text:style-name="T131">Д</text:span>ля ответа на вопрос BLOOD_PRESSURE.</text:p>
          </table:table-cell>
        </table:table-row>
        <table:table-row>
          <table:table-cell table:style-name="Table8.A2" office:value-type="string">
            <text:p text:style-name="P20"><text:span text:style-name="T116">component</text:span>.<text:span text:style-name="T85">s</text:span>tringValue</text:p>
          </table:table-cell>
          <table:table-cell table:style-name="Table8.A2" office:value-type="string">
            <text:p text:style-name="P132">String (опционально)</text:p>
          </table:table-cell>
          <table:table-cell table:style-name="Table8.C2" office:value-type="string">
            <text:p text:style-name="P132">Ответ-строка (если тип ответа <text:span text:style-name="T43">соответствующий </text:span>или разрешен вариант ответа "иное")</text:p>
            <text:p text:style-name="P184"/>
            <text:p text:style-name="P179">для ответа на вопрос SEX</text:p>
            <text:p text:style-name="P179">допустимые значения:</text:p>
            <text:p text:style-name="P215">"MALE", "FEMALE".</text:p>
            <text:p text:style-name="P114"/>
            <text:p text:style-name="P215">для ответа на вопрос DATE_OF_BIRTH</text:p>
            <text:p text:style-name="P216">допустимые значения – дата в формате "<text:span text:style-name="T114">yyyy-MM-dd</text:span><text:span text:style-name="T128">"</text:span></text:p>
            <text:p text:style-name="P217">не ранее 1900 года</text:p>
            <text:p text:style-name="P217">не позднее текущей серверной даты</text:p>
          </table:table-cell>
        </table:table-row>
        <table:table-row>
          <table:table-cell table:style-name="Table8.A2" office:value-type="string">
            <text:p text:style-name="P21"><text:span text:style-name="T86">component</text:span>.<text:span text:style-name="T86">d</text:span>oubleValue</text:p>
          </table:table-cell>
          <table:table-cell table:style-name="Table8.A2" office:value-type="string">
            <text:p text:style-name="P133">Double <text:span text:style-name="T44">(опционально)</text:span></text:p>
          </table:table-cell>
          <table:table-cell table:style-name="Table8.C2" office:value-type="string">
            <text:p text:style-name="P180">Ответ-дробное число <text:span text:style-name="T43">(если тип ответа соответствующий)</text:span></text:p>
            <text:p text:style-name="P180"/>
            <text:p text:style-name="P181">Для ответа на вопрос <text:span text:style-name="T129">HEIGHT:</text:span></text:p>
            <text:p text:style-name="P182">дробное <text:span text:style-name="T130">число</text:span> не больше <text:span text:style-name="T113">3.00</text:span></text:p>
          </table:table-cell>
        </table:table-row>
        <table:table-row>
          <table:table-cell table:style-name="Table8.A2" office:value-type="string">
            <text:p text:style-name="P22"><text:span text:style-name="T87">component</text:span>.<text:span text:style-name="T87">e</text:span>numValueId</text:p>
          </table:table-cell>
          <table:table-cell table:style-name="Table8.A2" office:value-type="string">
            <text:p text:style-name="P134">String (опционально)</text:p>
          </table:table-cell>
          <table:table-cell table:style-name="Table8.C2" office:value-type="string">
            <text:p text:style-name="P135">ИД <text:span text:style-name="T45">выбранного</text:span> варианта ответа</text:p>
          </table:table-cell>
        </table:table-row>
        <table:table-row>
          <table:table-cell table:style-name="Table8.A2" office:value-type="string">
            <text:p text:style-name="P23"><text:span text:style-name="T88">component.e</text:span>numMultiValueIds</text:p>
          </table:table-cell>
          <table:table-cell table:style-name="Table8.A2" office:value-type="string">
            <text:p text:style-name="P136">Array[String<text:span text:style-name="T50">]</text:span></text:p>
          </table:table-cell>
          <table:table-cell table:style-name="Table8.C2" office:value-type="string">
            <text:p text:style-name="P137">Список <text:span text:style-name="T51">ИД выбранных вариантов ответов.</text:span></text:p>
          </table:table-cell>
        </table:table-row>
      </table:table>
      <text:p text:style-name="P81"/>
      <text:h text:style-name="P289" text:outline-level="2"><text:bookmark-start text:name="__RefHeading___Toc13744_683981765"/><text:soft-page-break/>Тело ответа <text:span text:style-name="T13">(JSON)</text:span><text:bookmark-end text:name="__RefHeading___Toc13744_683981765"/></text:h>
      <text:p text:style-name="P74">{</text:p>
      <text:p text:style-name="P74"><text:s text:c="4"/>"status": {</text:p>
      <text:p text:style-name="P74"><text:s text:c="8"/>"code": 0,</text:p>
      <text:p text:style-name="P74"><text:s text:c="8"/>"message": "Обработан успешно"</text:p>
      <text:p text:style-name="P74"><text:s text:c="4"/>},</text:p>
      <text:p text:style-name="P74"><text:s text:c="4"/>"result": {}</text:p>
      <text:p text:style-name="P74">}</text:p>
      <text:p text:style-name="P74"/>
      <text:p text:style-name="P261">Пример с ошибкой:</text:p>
      <text:p text:style-name="P75">{</text:p>
      <text:p text:style-name="P75"><text:s text:c="4"/>"status": {</text:p>
      <text:p text:style-name="P76"><text:s text:c="8"/>"code": 102,</text:p>
      <text:p text:style-name="P77"><text:s text:c="8"/>"message": "Ошибка данных объекта <text:span text:style-name="T61">(ошибка формата данных)</text:span>"</text:p>
      <text:p text:style-name="P75"><text:s text:c="4"/>}</text:p>
      <text:p text:style-name="P92">}</text:p>
      <text:p text:style-name="P78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6">Параметр</text:p>
          </table:table-cell>
          <table:table-cell table:style-name="Table9.A1" office:value-type="string">
            <text:p text:style-name="P106">Тип</text:p>
          </table:table-cell>
          <table:table-cell table:style-name="Table9.C1" office:value-type="string">
            <text:p text:style-name="P106">Описание</text:p>
          </table:table-cell>
        </table:table-row>
        <table:table-row>
          <table:table-cell table:style-name="Table9.A2" office:value-type="string">
            <text:p text:style-name="Inside_20_Table">status.code</text:p>
          </table:table-cell>
          <table:table-cell table:style-name="Table9.A2" office:value-type="string">
            <text:p text:style-name="P118">Int</text:p>
          </table:table-cell>
          <table:table-cell table:style-name="Table9.C2" office:value-type="string">
            <text:p text:style-name="P118">Код ошибки</text:p>
          </table:table-cell>
        </table:table-row>
        <table:table-row>
          <table:table-cell table:style-name="Table9.A2" office:value-type="string">
            <text:p text:style-name="P12">status.message</text:p>
          </table:table-cell>
          <table:table-cell table:style-name="Table9.A2" office:value-type="string">
            <text:p text:style-name="P122">String</text:p>
          </table:table-cell>
          <table:table-cell table:style-name="Table9.C2" office:value-type="string">
            <text:p text:style-name="P118">Описание ошибки</text:p>
          </table:table-cell>
        </table:table-row>
        <table:table-row>
          <table:table-cell table:style-name="Table9.A2" office:value-type="string">
            <text:p text:style-name="P36">result</text:p>
          </table:table-cell>
          <table:table-cell table:style-name="Table9.A2" office:value-type="string">
            <text:p text:style-name="P153">String</text:p>
          </table:table-cell>
          <table:table-cell table:style-name="Table9.C2" office:value-type="string">
            <text:p text:style-name="P150">Объект результата.</text:p>
            <text:p text:style-name="P150">При возникновении ошибки допустимы <text:span text:style-name="T70">также</text:span> значения {}, null или отсутствие <text:span text:style-name="T69">ключа.</text:span></text:p>
          </table:table-cell>
        </table:table-row>
      </table:table>
      <text:p text:style-name="P86"/>
      <text:h text:style-name="P280" text:outline-level="1"><text:bookmark-start text:name="__RefHeading___Toc20217_683981765"/>Типы ошибок<text:bookmark-end text:name="__RefHeading___Toc20217_683981765"/></text:h>
      <text:h text:style-name="Heading_20_2" text:outline-level="2"><text:bookmark-start text:name="__RefHeading___Toc20219_683981765"/>Системные ошибки (0-9)<text:bookmark-end text:name="__RefHeading___Toc20219_683981765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45">Код</text:p>
          </table:table-cell>
          <table:table-cell table:style-name="Table10.B1" office:value-type="string">
            <text:p text:style-name="P245">Описание</text:p>
          </table:table-cell>
        </table:table-row>
        <table:table-row>
          <table:table-cell table:style-name="Table10.A2" office:value-type="string">
            <text:p text:style-name="Inside_20_Table">0</text:p>
          </table:table-cell>
          <table:table-cell table:style-name="Table10.B2" office:value-type="string">
            <text:p text:style-name="Inside_20_Table">Обработан успешно</text:p>
          </table:table-cell>
        </table:table-row>
        <table:table-row>
          <table:table-cell table:style-name="Table10.A2" office:value-type="string">
            <text:p text:style-name="Inside_20_Table">1</text:p>
          </table:table-cell>
          <table:table-cell table:style-name="Table10.B2" office:value-type="string">
            <text:p text:style-name="Inside_20_Table">Другая ошибка</text:p>
          </table:table-cell>
        </table:table-row>
      </table:table>
      <text:h text:style-name="P293" text:outline-level="2"><text:bookmark-start text:name="__RefHeading___Toc20221_683981765"/>Ошибки обращения (10-99)<text:bookmark-end text:name="__RefHeading___Toc20221_683981765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45">Код</text:p>
          </table:table-cell>
          <table:table-cell table:style-name="Table11.B1" office:value-type="string">
            <text:p text:style-name="P245">Описание</text:p>
          </table:table-cell>
        </table:table-row>
        <table:table-row>
          <table:table-cell table:style-name="Table11.A2" office:value-type="string">
            <text:p text:style-name="Inside_20_Table">10</text:p>
          </table:table-cell>
          <table:table-cell table:style-name="Table11.B2" office:value-type="string">
            <text:p text:style-name="Inside_20_Table">По указанному TOKEN отказано в доступе</text:p>
          </table:table-cell>
        </table:table-row>
        <table:table-row>
          <table:table-cell table:style-name="Table11.A2" office:value-type="string">
            <text:p text:style-name="Inside_20_Table"><text:bookmark-start text:name="__DdeLink__2921_1543350464"/>11<text:bookmark-end text:name="__DdeLink__2921_1543350464"/></text:p>
          </table:table-cell>
          <table:table-cell table:style-name="Table11.B2" office:value-type="string">
            <text:p text:style-name="Inside_20_Table"><text:bookmark-start text:name="__DdeLink__2924_1543350464"/>Неверная комбинация логина и пароля<text:bookmark-end text:name="__DdeLink__2924_1543350464"/></text:p>
          </table:table-cell>
        </table:table-row>
      </table:table>
      <text:h text:style-name="P294" text:outline-level="2"><text:bookmark-start text:name="__RefHeading___Toc20223_683981765"/>Ошибки вызова методов (100-9999)<text:bookmark-end text:name="__RefHeading___Toc20223_683981765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45">Код</text:p>
          </table:table-cell>
          <table:table-cell table:style-name="Table12.A1" office:value-type="string">
            <text:p text:style-name="P246">Описание <text:span text:style-name="T62">(текст ошибки)</text:span></text:p>
          </table:table-cell>
          <table:table-cell table:style-name="Table12.C1" office:value-type="string">
            <text:p text:style-name="P247">Условия</text:p>
          </table:table-cell>
        </table:table-row>
        <table:table-row>
          <table:table-cell table:style-name="Table12.A2" office:value-type="string">
            <text:p text:style-name="Inside_20_Table"><text:bookmark-start text:name="__DdeLink__4067_1359357938"/>101<text:bookmark-end text:name="__DdeLink__4067_1359357938"/></text:p>
          </table:table-cell>
          <table:table-cell table:style-name="Table12.A2" office:value-type="string">
            <text:p text:style-name="Inside_20_Table"><text:bookmark-start text:name="__DdeLink__4071_1359357938"/>Ошибка сохранения объекта <text:span text:style-name="T60">(проблема доступа к бд)</text:span><text:bookmark-end text:name="__DdeLink__4071_1359357938"/></text:p>
          </table:table-cell>
          <table:table-cell table:style-name="Table12.C2" office:value-type="string">
            <text:p text:style-name="P259">Проблема доступа к бд, <text:span text:style-name="T163">сервис недоступен</text:span></text:p>
          </table:table-cell>
        </table:table-row>
        <table:table-row>
          <table:table-cell table:style-name="Table12.A2" office:value-type="string">
            <text:p text:style-name="Inside_20_Table"><text:bookmark-start text:name="__DdeLink__5130_1543350464"/>102<text:bookmark-end text:name="__DdeLink__5130_1543350464"/></text:p>
          </table:table-cell>
          <table:table-cell table:style-name="Table12.A2" office:value-type="string">
            <text:p text:style-name="Inside_20_Table"><text:bookmark-start text:name="__DdeLink__5128_1543350464"/>Ошибка данных объекта <text:span text:style-name="T61">(ошибка формата данных)</text:span><text:bookmark-end text:name="__DdeLink__5128_1543350464"/></text:p>
          </table:table-cell>
          <table:table-cell table:style-name="Table12.C2" office:value-type="string">
            <text:p text:style-name="P252">Некорректная структура данных JSON</text:p>
            <text:p text:style-name="P252">Не хватает обязательных полей <text:span text:style-name="T66">либо передан плохо сформированный JSON.</text:span></text:p>
          </table:table-cell>
        </table:table-row>
        <table:table-row>
          <table:table-cell table:style-name="Table12.A2" office:value-type="string">
            <text:p text:style-name="Inside_20_Table">200</text:p>
          </table:table-cell>
          <table:table-cell table:style-name="Table12.A2" office:value-type="string">
            <text:p text:style-name="Inside_20_Table"><text:bookmark-start text:name="__DdeLink__4063_1359357938"/>Объект не найден<text:bookmark-end text:name="__DdeLink__4063_1359357938"/></text:p>
          </table:table-cell>
          <table:table-cell table:style-name="Table12.C2" office:value-type="string">
            <text:p text:style-name="P248">Не найдено заявления или контракта <text:span text:style-name="T63">по указанным параметрам</text:span></text:p>
            <text:p text:style-name="P249">Не <text:span text:style-name="T64">найдена анкета для версии продукта соответсвующего контракту</text:span></text:p>
            <text:p text:style-name="P256">(Детализация скрыта, для уменьшения возможности перебора номеров заявлений)</text:p>
            <text:p text:style-name="P257">Не найдено анкеты для продукт<text:span text:style-name="T179">а</text:span></text:p>
          </table:table-cell>
        </table:table-row>
        <table:table-row>
          <table:table-cell table:style-name="Table12.A2" office:value-type="string">
            <text:p text:style-name="Inside_20_Table">201</text:p>
          </table:table-cell>
          <table:table-cell table:style-name="Table12.A2" office:value-type="string">
            <text:p text:style-name="Inside_20_Table">Ошибка данных объекта (переданы несогласованные с бд данные)</text:p>
          </table:table-cell>
          <table:table-cell table:style-name="Table12.C2" office:value-type="string">
            <text:p text:style-name="P250">Переданы ответы к несуществующему опроснику</text:p>
            <text:p text:style-name="P250">Переданы ответы к несуществующим вопросам или вопросам не входящим <text:span text:style-name="T65">в опросник</text:span></text:p>
            <text:p text:style-name="P251">Переданы варианты ответов несогласованные с вопросами</text:p>
            <text:p text:style-name="P255">Не на все обязательные вопросы (не уточняющие) <text:span text:style-name="T67">были даны ответы</text:span></text:p>
          </table:table-cell>
        </table:table-row>
        <table:table-row>
          <table:table-cell table:style-name="Table12.A2" office:value-type="string">
            <text:p text:style-name="P260">409</text:p>
          </table:table-cell>
          <table:table-cell table:style-name="Table12.A2" office:value-type="string">
            <text:p text:style-name="P253">Операция запрещена</text:p>
          </table:table-cell>
          <table:table-cell table:style-name="Table12.C2" office:value-type="string">
            <text:p text:style-name="P254"><text:bookmark-start text:name="__DdeLink__4078_1359357938"/>Попытка повторного заполнения анкеты<text:bookmark-end text:name="__DdeLink__4078_1359357938"/></text:p>
          </table:table-cell>
        </table:table-row>
      </table:table>
      <text:p text:style-name="P8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00%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00%" fo:text-indent="0cm" style:auto-text-indent="false"/>
      <style:text-properties fo:font-size="13pt" fo:font-weight="bold" officeooo:rsid="013e8fbe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side_20_Table" style:display-name="Inside Table" style:family="paragraph" style:parent-style-name="Standard">
      <style:paragraph-properties fo:line-height="100%"/>
      <style:text-properties style:font-name="Courier New" fo:font-family="'Courier New'" style:font-family-generic="modern" style:font-pitch="fixed" fo:font-size="8pt" fo:language="zxx" fo:country="none" officeooo:rsid="0010055c" style:font-size-asian="8pt" style:language-asian="zxx" style:country-asian="none" style:font-size-complex="8pt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4:25:37.805489658</meta:creation-date>
    <dc:date>2017-12-12T15:52:19.574358449</dc:date>
    <meta:editing-duration>P9DT23H46M17S</meta:editing-duration>
    <meta:editing-cycles>912</meta:editing-cycles>
    <meta:generator>LibreOffice/5.1.6.2$Linux_X86_64 LibreOffice_project/10m0$Build-2</meta:generator>
    <meta:document-statistic meta:table-count="14" meta:image-count="0" meta:object-count="0" meta:page-count="16" meta:paragraph-count="795" meta:word-count="2337" meta:character-count="21727" meta:non-whitespace-character-count="16161"/>
  </office:meta>
</office:document-meta>
</file>